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6.6868in" fo:margin-left="-0.075in" fo:margin-top="0in" fo:margin-bottom="0in" table:align="left" style:writing-mode="lr-tb"/>
    </style:style>
    <style:style style:name="Table1.A" style:family="table-column">
      <style:table-column-properties style:column-width="0.5125in"/>
    </style:style>
    <style:style style:name="Table1.B" style:family="table-column">
      <style:table-column-properties style:column-width="1.1257in"/>
    </style:style>
    <style:style style:name="Table1.C" style:family="table-column">
      <style:table-column-properties style:column-width="0.4625in"/>
    </style:style>
    <style:style style:name="Table1.D" style:family="table-column">
      <style:table-column-properties style:column-width="0.4757in"/>
    </style:style>
    <style:style style:name="Table1.E" style:family="table-column">
      <style:table-column-properties style:column-width="0.5in"/>
    </style:style>
    <style:style style:name="Table1.F" style:family="table-column">
      <style:table-column-properties style:column-width="1.9368in"/>
    </style:style>
    <style:style style:name="Table1.G" style:family="table-column">
      <style:table-column-properties style:column-width="0.3903in"/>
    </style:style>
    <style:style style:name="Table1.H" style:family="table-column">
      <style:table-column-properties style:column-width="0.4438in"/>
    </style:style>
    <style:style style:name="Table1.I" style:family="table-column">
      <style:table-column-properties style:column-width="0.4278in"/>
    </style:style>
    <style:style style:name="Table1.J" style:family="table-column">
      <style:table-column-properties style:column-width="0.411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3"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A23" style:family="table-cell">
      <style:table-cell-properties style:vertical-align="bottom" fo:padding-left="0.075in" fo:padding-right="0.075in" fo:padding-top="0in" fo:padding-bottom="0in" fo:border-left="none" fo:border-right="none" fo:border-top="0.5pt solid #000000" fo:border-bottom="none"/>
    </style:style>
    <style:style style:name="Table2" style:family="table">
      <style:table-properties style:width="5.3875in" fo:margin-left="-0.075in" fo:margin-top="0in" fo:margin-bottom="0in" table:align="left" style:writing-mode="lr-tb"/>
    </style:style>
    <style:style style:name="Table2.A" style:family="table-column">
      <style:table-column-properties style:column-width="0.8014in"/>
    </style:style>
    <style:style style:name="Table2.B" style:family="table-column">
      <style:table-column-properties style:column-width="0.6479in"/>
    </style:style>
    <style:style style:name="Table2.C" style:family="table-column">
      <style:table-column-properties style:column-width="1.0639in"/>
    </style:style>
    <style:style style:name="Table2.D" style:family="table-column">
      <style:table-column-properties style:column-width="0.4361in"/>
    </style:style>
    <style:style style:name="Table2.E" style:family="table-column">
      <style:table-column-properties style:column-width="0.375in"/>
    </style:style>
    <style:style style:name="Table2.F" style:family="table-column">
      <style:table-column-properties style:column-width="2.0625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5pt solid #000000"/>
    </style:style>
    <style:style style:name="Table2.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A5" style:family="table-cell">
      <style:table-cell-properties style:vertical-align="bottom" fo:padding-left="0.075in" fo:padding-right="0.075in" fo:padding-top="0in" fo:padding-bottom="0in" fo:border-left="none" fo:border-right="none" fo:border-top="0.5pt solid #000000" fo:border-bottom="none"/>
    </style:style>
    <style:style style:name="Table3" style:family="table">
      <style:table-properties style:width="6.1722in" fo:margin-left="-0.075in" fo:margin-top="0in" fo:margin-bottom="0in" table:align="left" style:writing-mode="lr-tb"/>
    </style:style>
    <style:style style:name="Table3.A" style:family="table-column">
      <style:table-column-properties style:column-width="0.5125in"/>
    </style:style>
    <style:style style:name="Table3.B" style:family="table-column">
      <style:table-column-properties style:column-width="1.125in"/>
    </style:style>
    <style:style style:name="Table3.C" style:family="table-column">
      <style:table-column-properties style:column-width="0.459in"/>
    </style:style>
    <style:style style:name="Table3.D" style:family="table-column">
      <style:table-column-properties style:column-width="0.4785in"/>
    </style:style>
    <style:style style:name="Table3.E" style:family="table-column">
      <style:table-column-properties style:column-width="0.4382in"/>
    </style:style>
    <style:style style:name="Table3.F" style:family="table-column">
      <style:table-column-properties style:column-width="1.4993in"/>
    </style:style>
    <style:style style:name="Table3.G" style:family="table-column">
      <style:table-column-properties style:column-width="0.375in"/>
    </style:style>
    <style:style style:name="Table3.H" style:family="table-column">
      <style:table-column-properties style:column-width="0.4438in"/>
    </style:style>
    <style:style style:name="Table3.I" style:family="table-column">
      <style:table-column-properties style:column-width="0.4278in"/>
    </style:style>
    <style:style style:name="Table3.J" style:family="table-column">
      <style:table-column-properties style:column-width="0.4125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G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3.A23" style:family="table-cell">
      <style:table-cell-properties style:vertical-align="" fo:padding-left="0.075in" fo:padding-right="0.075in" fo:padding-top="0in" fo:padding-bottom="0in" fo:border-left="none" fo:border-right="none" fo:border-top="0.5pt solid #000000" fo:border-bottom="none"/>
    </style:style>
    <style:style style:name="Table3.G23" style:family="table-cell">
      <style:table-cell-properties style:vertical-align="bottom" fo:padding-left="0.075in" fo:padding-right="0.075in" fo:padding-top="0in" fo:padding-bottom="0in" fo:border-left="none" fo:border-right="none" fo:border-top="0.5pt solid #000000" fo:border-bottom="none"/>
    </style:style>
    <style:style style:name="Table4" style:family="table">
      <style:table-properties style:width="2.7313in" fo:margin-left="-0.075in" fo:margin-top="0in" fo:margin-bottom="0in" table:align="left" style:writing-mode="lr-tb"/>
    </style:style>
    <style:style style:name="Table4.A" style:family="table-column">
      <style:table-column-properties style:column-width="1.3958in"/>
    </style:style>
    <style:style style:name="Table4.B" style:family="table-column">
      <style:table-column-properties style:column-width="1.3347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18"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5.1451in" fo:margin-left="-0.075in" fo:margin-top="0in" fo:margin-bottom="0in" table:align="left" style:writing-mode="lr-tb"/>
    </style:style>
    <style:style style:name="Table5.A" style:family="table-column">
      <style:table-column-properties style:column-width="0.5438in"/>
    </style:style>
    <style:style style:name="Table5.B" style:family="table-column">
      <style:table-column-properties style:column-width="0.9063in"/>
    </style:style>
    <style:style style:name="Table5.C" style:family="table-column">
      <style:table-column-properties style:column-width="0.5222in"/>
    </style:style>
    <style:style style:name="Table5.D" style:family="table-column">
      <style:table-column-properties style:column-width="0.4972in"/>
    </style:style>
    <style:style style:name="Table5.E" style:family="table-column">
      <style:table-column-properties style:column-width="0.5146in"/>
    </style:style>
    <style:style style:name="Table5.F" style:family="table-column">
      <style:table-column-properties style:column-width="2.1604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2"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7.4792in" fo:margin-left="-0.075in" fo:margin-top="0in" fo:margin-bottom="0in" table:align="left" style:writing-mode="lr-tb"/>
    </style:style>
    <style:style style:name="Table6.A" style:family="table-column">
      <style:table-column-properties style:column-width="0.5431in"/>
    </style:style>
    <style:style style:name="Table6.B" style:family="table-column">
      <style:table-column-properties style:column-width="0.9743in"/>
    </style:style>
    <style:style style:name="Table6.C" style:family="table-column">
      <style:table-column-properties style:column-width="0.5215in"/>
    </style:style>
    <style:style style:name="Table6.D" style:family="table-column">
      <style:table-column-properties style:column-width="0.4979in"/>
    </style:style>
    <style:style style:name="Table6.E" style:family="table-column">
      <style:table-column-properties style:column-width="0.5146in"/>
    </style:style>
    <style:style style:name="Table6.F" style:family="table-column">
      <style:table-column-properties style:column-width="0.7493in"/>
    </style:style>
    <style:style style:name="Table6.G" style:family="table-column">
      <style:table-column-properties style:column-width="0.2889in"/>
    </style:style>
    <style:style style:name="Table6.H" style:family="table-column">
      <style:table-column-properties style:column-width="0.3896in"/>
    </style:style>
    <style:style style:name="Table6.I" style:family="table-column">
      <style:table-column-properties style:column-width="0.375in"/>
    </style:style>
    <style:style style:name="Table6.J" style:family="table-column">
      <style:table-column-properties style:column-width="0.3757in"/>
    </style:style>
    <style:style style:name="Table6.P" style:family="table-column">
      <style:table-column-properties style:column-width="0.3701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G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6.3" style:family="table-row">
      <style:table-row-properties fo:keep-together="auto"/>
    </style:style>
    <style:style style:name="Table6.A23"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6.1493in" fo:margin-left="-0.075in" fo:margin-top="0in" fo:margin-bottom="0in" table:align="left" style:writing-mode="lr-tb"/>
    </style:style>
    <style:style style:name="Table7.A" style:family="table-column">
      <style:table-column-properties style:column-width="0.5583in"/>
    </style:style>
    <style:style style:name="Table7.B" style:family="table-column">
      <style:table-column-properties style:column-width="0.559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3" style:family="table-row">
      <style:table-row-properties fo:keep-together="auto"/>
    </style:style>
    <style:style style:name="Table7.A23"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7.5188in" fo:margin-left="-0.075in" fo:margin-top="0in" fo:margin-bottom="0in" table:align="left" style:writing-mode="lr-tb"/>
    </style:style>
    <style:style style:name="Table8.A" style:family="table-column">
      <style:table-column-properties style:column-width="0.5431in"/>
    </style:style>
    <style:style style:name="Table8.B" style:family="table-column">
      <style:table-column-properties style:column-width="0.9736in"/>
    </style:style>
    <style:style style:name="Table8.C" style:family="table-column">
      <style:table-column-properties style:column-width="0.5222in"/>
    </style:style>
    <style:style style:name="Table8.D" style:family="table-column">
      <style:table-column-properties style:column-width="0.4965in"/>
    </style:style>
    <style:style style:name="Table8.E" style:family="table-column">
      <style:table-column-properties style:column-width="0.5146in"/>
    </style:style>
    <style:style style:name="Table8.F" style:family="table-column">
      <style:table-column-properties style:column-width="0.7889in"/>
    </style:style>
    <style:style style:name="Table8.G" style:family="table-column">
      <style:table-column-properties style:column-width="0.2889in"/>
    </style:style>
    <style:style style:name="Table8.H" style:family="table-column">
      <style:table-column-properties style:column-width="0.3889in"/>
    </style:style>
    <style:style style:name="Table8.I" style:family="table-column">
      <style:table-column-properties style:column-width="0.3757in"/>
    </style:style>
    <style:style style:name="Table8.J" style:family="table-column">
      <style:table-column-properties style:column-width="0.375in"/>
    </style:style>
    <style:style style:name="Table8.P" style:family="table-column">
      <style:table-column-properties style:column-width="0.3736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3" style:family="table-row">
      <style:table-row-properties fo:keep-together="auto"/>
    </style:style>
    <style:style style:name="Table8.A3"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8.A23" style:family="table-cell">
      <style:table-cell-properties style:vertical-align="bottom" fo:padding-left="0.075in" fo:padding-right="0.075in" fo:padding-top="0in" fo:padding-bottom="0in" fo:border-left="none" fo:border-right="none" fo:border-top="0.5pt solid #000000" fo:border-bottom="none"/>
    </style:style>
    <style:style style:name="Table9" style:family="table">
      <style:table-properties style:width="5.1083in" fo:margin-left="-0.075in" fo:margin-top="0in" fo:margin-bottom="0in" table:align="left" style:writing-mode="lr-tb"/>
    </style:style>
    <style:style style:name="Table9.A" style:family="table-column">
      <style:table-column-properties style:column-width="0.8847in"/>
    </style:style>
    <style:style style:name="Table9.B" style:family="table-column">
      <style:table-column-properties style:column-width="4.2229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13"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6.6222in" fo:margin-left="-0.075in" fo:margin-top="0in" fo:margin-bottom="0in" table:align="left" style:writing-mode="lr-tb"/>
    </style:style>
    <style:style style:name="Table10.A" style:family="table-column">
      <style:table-column-properties style:column-width="1.3875in"/>
    </style:style>
    <style:style style:name="Table10.B" style:family="table-column">
      <style:table-column-properties style:column-width="1.4542in"/>
    </style:style>
    <style:style style:name="Table10.C" style:family="table-column">
      <style:table-column-properties style:column-width="0.4319in"/>
    </style:style>
    <style:style style:name="Table10.D" style:family="table-column">
      <style:table-column-properties style:column-width="3.3479in"/>
    </style:style>
    <style:style style:name="Table10.1" style:family="table-row">
      <style:table-row-properties fo:keep-together="auto"/>
    </style:style>
    <style:style style:name="Table10.A1" style:family="table-cell">
      <style:table-cell-properties style:vertical-align="bottom" fo:padding-left="0.075in" fo:padding-right="0.075in" fo:padding-top="0in" fo:padding-bottom="0in" fo:border-left="none" fo:border-right="none" fo:border-top="none" fo:border-bottom="0.5pt solid #000000"/>
    </style:style>
    <style:style style:name="Table10.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0.A3" style:family="table-cell">
      <style:table-cell-properties style:vertical-align="" fo:padding-left="0.075in" fo:padding-right="0.075in" fo:padding-top="0in" fo:padding-bottom="0in" fo:border-left="none" fo:border-right="none" fo:border-top="0.5pt solid #000000" fo:border-bottom="0.5pt solid #000000"/>
    </style:style>
    <style:style style:name="Table10.A11"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use-window-font-color="true" style:font-name="Times New Roman" fo:font-size="18pt" style:font-size-asian="18pt"/>
    </style:style>
    <style:style style:name="P3"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4" style:family="paragraph" style:parent-style-name="Standard">
      <style:paragraph-properties fo:margin-left="0in" fo:margin-right="0in" fo:text-indent="0in" style:auto-text-indent="false">
        <style:tab-stops/>
      </style:paragraph-properties>
      <style:text-properties style:use-window-font-color="true" style:font-name="Times New Roman" fo:font-size="10pt" style:font-size-asian="10pt"/>
    </style:style>
    <style:style style:name="P5"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6" style:family="paragraph" style:parent-style-name="Standard">
      <style:paragraph-properties fo:margin-left="0in" fo:margin-right="0in" fo:text-indent="0in" style:auto-text-indent="false">
        <style:tab-stops/>
      </style:paragraph-properties>
      <style:text-properties style:use-window-font-color="true" style:font-name="Times New Roman" fo:font-size="10pt" fo:font-weight="bold" style:font-size-asian="10pt" style:font-weight-asian="bold"/>
    </style:style>
    <style:style style:name="P7" style:family="paragraph" style:parent-style-name="Standard">
      <style:paragraph-properties fo:margin-left="0in" fo:margin-right="0in" fo:text-indent="0in" style:auto-text-indent="false"/>
      <style:text-properties style:use-window-font-color="true" style:font-name="Times New Roman"/>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center" style:justify-single-word="false" fo:text-indent="0in" style:auto-text-indent="false">
        <style:tab-stops/>
      </style:paragraph-properties>
    </style:style>
    <style:style style:name="P11" style:family="paragraph" style:parent-style-name="Preformatted" style:master-page-name="Standard">
      <style:paragraph-properties fo:margin-left="0in" fo:margin-right="0in" fo:orphans="2" fo:widows="2" fo:text-indent="0in" style:auto-text-indent="false" style:page-number="auto"/>
    </style:style>
    <style:style style:name="P12" style:family="paragraph" style:parent-style-name="Body_20_Text_20_2">
      <style:paragraph-properties fo:margin-left="0in" fo:margin-right="0in" fo:text-indent="0in" style:auto-text-indent="false"/>
    </style:style>
    <style:style style:name="P13" style:family="paragraph" style:parent-style-name="Heading_20_3">
      <style:paragraph-properties fo:margin-left="0in" fo:margin-right="0in" fo:text-indent="0in" style:auto-text-indent="false"/>
    </style:style>
    <style:style style:name="P14" style:family="paragraph" style:parent-style-name="Heading_20_3">
      <style:paragraph-properties fo:margin-left="0in" fo:margin-right="0in" fo:text-indent="0in" style:auto-text-indent="false"/>
      <style:text-properties style:font-name="Times New Roman"/>
    </style:style>
    <style:style style:name="P15" style:family="paragraph" style:parent-style-name="Heading_20_2">
      <style:paragraph-properties fo:margin-left="0in" fo:margin-right="0in" fo:text-indent="0in" style:auto-text-indent="false">
        <style:tab-stops/>
      </style:paragraph-properties>
    </style:style>
    <style:style style:name="P16" style:family="paragraph" style:parent-style-name="Heading_20_2">
      <style:paragraph-properties fo:margin-left="0in" fo:margin-right="0in" fo:text-align="center" style:justify-single-word="false" fo:text-indent="0in" style:auto-text-indent="false">
        <style:tab-stops/>
      </style:paragraph-properties>
    </style:style>
    <style:style style:name="P17" style:family="paragraph" style:parent-style-name="Body_20_Text_20_3">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0pt" fo:font-weight="bold" style:font-size-asian="10pt" style:font-weight-asian="bold"/>
    </style:style>
    <style:style style:name="T4" style:family="text">
      <style:text-properties style:use-window-font-color="true" style:font-name="Times New Roman" fo:font-size="18pt" style:font-size-asian="18pt"/>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fo:font-size="10pt" style:font-size-asian="10pt"/>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style:use-window-font-color="true" style:font-name="Times New Roman" fo:font-size="10pt" fo:font-style="italic" fo:font-weight="bold" style:font-size-asian="10pt" style:font-style-asian="italic" style:font-weight-asian="bold"/>
    </style:style>
    <style:style style:name="T9" style:family="text">
      <style:text-properties style:use-window-font-color="true" style:font-name="Times New Roman"/>
    </style:style>
    <style:style style:name="T10" style:family="text">
      <style:text-properties style:use-window-font-color="true" style:font-name="Times New Roman" fo:font-size="9pt" style:font-size-asian="9pt"/>
    </style:style>
    <style:style style:name="T11" style:family="text">
      <style:text-properties style:use-window-font-color="true" style:text-position="super 58%" style:font-name="Times New Roman" fo:font-size="10pt" style:font-size-asian="10pt"/>
    </style:style>
    <style:style style:name="T12"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This material is Open Game Content, and is licensed for public use under the terms of the Open Game License v1.0a.</text:span></text:p>
      <text:p text:style-name="P1"><text:span text:style-name="T4">CLASSES II</text:span></text:p>
      <text:p text:style-name="P2"/>
      <text:p text:style-name="P1"><text:span text:style-name="T4">PALADIN</text:span></text:p>
      <text:p text:style-name="P1"><text:span text:style-name="T5">Alignment: </text:span><text:span text:style-name="T6">Lawful good.</text:span></text:p>
      <text:p text:style-name="P1"><text:span text:style-name="T5">Hit Die:</text:span><text:span text:style-name="T6"> d10.</text:span></text:p>
      <text:h text:style-name="P14" text:outline-level="3"/>
      <text:h text:style-name="P13" text:outline-level="3"><text:span text:style-name="T1">Class Skills</text:span></text:h>
      <text:p text:style-name="P1"><text:span text:style-name="T6">The paladin’s class skills (and the key ability for each skill) are Concentration (Con), Craft (Int), Diplomacy (Cha), Handle Animal (Cha), Heal (Wis), Knowledge (nobility and royalty) (Int), Knowledge (religion) (Int), Profession (Wis), Ride (Dex), and Sense Motive (Wis).</text:span></text:p>
      <text:p text:style-name="P1"><text:span text:style-name="T5">Skill Points at 1st Level:</text:span><text:span text:style-name="T6"> (2 + Int modifier) x4.</text:span></text:p>
      <text:p text:style-name="P1"><text:span text:style-name="T5">Skill Points at Each Additional Level:</text:span><text:span text:style-name="T6"> 2 + Int modifier.</text:spa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ext:soft-page-break/>
        <table:table-row table:style-name="Table1.1">
          <table:table-cell table:style-name="Table1.A1" table:number-columns-spanned="10" office:value-type="string">
            <text:p text:style-name="P8"><text:span text:style-name="T5">Table: The Paladi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table:number-columns-spanned="4" office:value-type="string">
            <text:p text:style-name="P10"><text:span text:style-name="T5">— Spells per Day —</text:span></text:p>
          </table:table-cell>
          <table:covered-table-cell/>
          <table:covered-table-cell/>
          <table:covered-table-cell/>
        </table:table-row>
        <table:table-row table:style-name="Table1.1">
          <table:table-cell table:style-name="Table1.A3" office:value-type="string">
            <text:p text:style-name="P8"><text:span text:style-name="T6">Level</text:span></text:p>
          </table:table-cell>
          <table:table-cell table:style-name="Table1.A3" office:value-type="string">
            <text:p text:style-name="P8"><text:span text:style-name="T6">Base Attack Bonus</text:span></text:p>
          </table:table-cell>
          <table:table-cell table:style-name="Table1.A3" office:value-type="string">
            <text:p text:style-name="P8"><text:span text:style-name="T6">Fort Save</text:span></text:p>
          </table:table-cell>
          <table:table-cell table:style-name="Table1.A3" office:value-type="string">
            <text:p text:style-name="P8"><text:span text:style-name="T6">Ref Save</text:span></text:p>
          </table:table-cell>
          <table:table-cell table:style-name="Table1.A3" office:value-type="string">
            <text:p text:style-name="P8"><text:span text:style-name="T6">Will Save</text:span></text:p>
          </table:table-cell>
          <table:table-cell table:style-name="Table1.A3" office:value-type="string">
            <text:h text:style-name="P15" text:outline-level="2"><text:span text:style-name="T2">Special</text:span></text:h>
          </table:table-cell>
          <table:table-cell table:style-name="Table1.A3" office:value-type="string">
            <text:h text:style-name="P16" text:outline-level="2"><text:span text:style-name="T6">1st</text:span></text:h>
          </table:table-cell>
          <table:table-cell table:style-name="Table1.A3" office:value-type="string">
            <text:h text:style-name="P16" text:outline-level="2"><text:span text:style-name="T6">2nd</text:span></text:h>
          </table:table-cell>
          <table:table-cell table:style-name="Table1.A3" office:value-type="string">
            <text:h text:style-name="P16" text:outline-level="2"><text:span text:style-name="T6">3rd</text:span></text:h>
          </table:table-cell>
          <table:table-cell table:style-name="Table1.A3" office:value-type="string">
            <text:h text:style-name="P16" text:outline-level="2"><text:span text:style-name="T6">4th</text:span></text:h>
          </table:table-cell>
        </table:table-row>
        <table:table-row table:style-name="Table1.1">
          <table:table-cell table:style-name="Table1.A3" office:value-type="string">
            <text:p text:style-name="P1"><text:span text:style-name="T6">1st</text:span></text:p>
          </table:table-cell>
          <table:table-cell table:style-name="Table1.A3" office:value-type="string">
            <text:p text:style-name="P1"><text:span text:style-name="T6">+1</text:span></text:p>
          </table:table-cell>
          <table:table-cell table:style-name="Table1.A3" office:value-type="string">
            <text:p text:style-name="P1"><text:span text:style-name="T6">+2</text:span></text:p>
          </table:table-cell>
          <table:table-cell table:style-name="Table1.A3" office:value-type="string">
            <text:p text:style-name="P1"><text:span text:style-name="T6">+0</text:span></text:p>
          </table:table-cell>
          <table:table-cell table:style-name="Table1.A3" office:value-type="string">
            <text:p text:style-name="P1"><text:span text:style-name="T6">+0</text:span></text:p>
          </table:table-cell>
          <table:table-cell table:style-name="Table1.A3" office:value-type="string">
            <text:p text:style-name="P1"><text:span text:style-name="T6">Aura of good</text:span><text:span text:style-name="T7">, detect evil</text:span><text:span text:style-name="T6">, </text:span></text:p>
            <text:p text:style-name="P1"><text:span text:style-name="T6">smite evil 1/day</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row>
        <table:table-row table:style-name="Table1.1">
          <table:table-cell table:style-name="Table1.A2" office:value-type="string">
            <text:p text:style-name="P8"><text:span text:style-name="T6">2nd</text:span></text:p>
          </table:table-cell>
          <table:table-cell table:style-name="Table1.A2" office:value-type="string">
            <text:p text:style-name="P8"><text:span text:style-name="T6">+2</text:span></text:p>
          </table:table-cell>
          <table:table-cell table:style-name="Table1.A2" office:value-type="string">
            <text:p text:style-name="P8"><text:span text:style-name="T6">+3</text:span></text:p>
          </table:table-cell>
          <table:table-cell table:style-name="Table1.A2" office:value-type="string">
            <text:p text:style-name="P8"><text:span text:style-name="T6">+0</text:span></text:p>
          </table:table-cell>
          <table:table-cell table:style-name="Table1.A2" office:value-type="string">
            <text:p text:style-name="P8"><text:span text:style-name="T6">+0</text:span></text:p>
          </table:table-cell>
          <table:table-cell table:style-name="Table1.A2" office:value-type="string">
            <text:p text:style-name="P8"><text:span text:style-name="T6">Divine grace, lay on hands</text:span></text:p>
          </table:table-cell>
          <table:table-cell table:style-name="Table1.A3" office:value-type="string">
            <text:p text:style-name="P10"><text:span text:style-name="T6">—</text:span></text:p>
          </table:table-cell>
          <table:table-cell table:style-name="Table1.A3" office:value-type="string">
            <text:p text:style-name="P10"><text:span text:style-name="T6">—</text:span></text:p>
          </table:table-cell>
          <table:table-cell table:style-name="Table1.A3" office:value-type="string">
            <text:p text:style-name="P10"><text:span text:style-name="T6">—</text:span></text:p>
          </table:table-cell>
          <table:table-cell table:style-name="Table1.A3" office:value-type="string">
            <text:p text:style-name="P10"><text:span text:style-name="T6">—</text:span></text:p>
          </table:table-cell>
        </table:table-row>
        <table:table-row table:style-name="Table1.1">
          <table:table-cell table:style-name="Table1.A3" office:value-type="string">
            <text:p text:style-name="P8"><text:span text:style-name="T6">3rd</text:span></text:p>
          </table:table-cell>
          <table:table-cell table:style-name="Table1.A3" office:value-type="string">
            <text:p text:style-name="P8"><text:span text:style-name="T6">+3</text:span></text:p>
          </table:table-cell>
          <table:table-cell table:style-name="Table1.A3" office:value-type="string">
            <text:p text:style-name="P8"><text:span text:style-name="T6">+3</text:span></text:p>
          </table:table-cell>
          <table:table-cell table:style-name="Table1.A3" office:value-type="string">
            <text:p text:style-name="P8"><text:span text:style-name="T6">+1</text:span></text:p>
          </table:table-cell>
          <table:table-cell table:style-name="Table1.A3" office:value-type="string">
            <text:p text:style-name="P8"><text:span text:style-name="T6">+1</text:span></text:p>
          </table:table-cell>
          <table:table-cell table:style-name="Table1.A3" office:value-type="string">
            <text:p text:style-name="P8"><text:span text:style-name="T6">Aura of courage, divine health</text:span></text:p>
          </table:table-cell>
          <table:table-cell table:style-name="Table1.A3" office:value-type="string">
            <text:p text:style-name="P10"><text:span text:style-name="T6">—</text:span></text:p>
          </table:table-cell>
          <table:table-cell table:style-name="Table1.A3" office:value-type="string">
            <text:p text:style-name="P10"><text:span text:style-name="T6">—</text:span></text:p>
          </table:table-cell>
          <table:table-cell table:style-name="Table1.A3" office:value-type="string">
            <text:p text:style-name="P10"><text:span text:style-name="T6">—</text:span></text:p>
          </table:table-cell>
          <table:table-cell table:style-name="Table1.A3" office:value-type="string">
            <text:p text:style-name="P10"><text:span text:style-name="T6">—</text:span></text:p>
          </table:table-cell>
        </table:table-row>
        <table:table-row table:style-name="Table1.1">
          <table:table-cell table:style-name="Table1.A3" office:value-type="string">
            <text:p text:style-name="P1"><text:span text:style-name="T6">4th</text:span></text:p>
          </table:table-cell>
          <table:table-cell table:style-name="Table1.A3" office:value-type="string">
            <text:p text:style-name="P1"><text:span text:style-name="T6">+4</text:span></text:p>
          </table:table-cell>
          <table:table-cell table:style-name="Table1.A3" office:value-type="string">
            <text:p text:style-name="P1"><text:span text:style-name="T6">+4</text:span></text:p>
          </table:table-cell>
          <table:table-cell table:style-name="Table1.A3" office:value-type="string">
            <text:p text:style-name="P1"><text:span text:style-name="T6">+1</text:span></text:p>
          </table:table-cell>
          <table:table-cell table:style-name="Table1.A3" office:value-type="string">
            <text:p text:style-name="P1"><text:span text:style-name="T6">+1</text:span></text:p>
          </table:table-cell>
          <table:table-cell table:style-name="Table1.A3" office:value-type="string">
            <text:p text:style-name="P1"><text:span text:style-name="T6">Turn undead</text:span></text:p>
          </table:table-cell>
          <table:table-cell table:style-name="Table1.A3" office:value-type="string">
            <text:p text:style-name="P9"><text:span text:style-name="T6">0</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row>
        <table:table-row table:style-name="Table1.1">
          <table:table-cell table:style-name="Table1.A3" office:value-type="string">
            <text:p text:style-name="P1"><text:span text:style-name="T6">5th</text:span></text:p>
          </table:table-cell>
          <table:table-cell table:style-name="Table1.A3" office:value-type="string">
            <text:p text:style-name="P1"><text:span text:style-name="T6">+5</text:span></text:p>
          </table:table-cell>
          <table:table-cell table:style-name="Table1.A3" office:value-type="string">
            <text:p text:style-name="P1"><text:span text:style-name="T6">+4</text:span></text:p>
          </table:table-cell>
          <table:table-cell table:style-name="Table1.A3" office:value-type="string">
            <text:p text:style-name="P1"><text:span text:style-name="T6">+1</text:span></text:p>
          </table:table-cell>
          <table:table-cell table:style-name="Table1.A3" office:value-type="string">
            <text:p text:style-name="P1"><text:span text:style-name="T6">+1</text:span></text:p>
          </table:table-cell>
          <table:table-cell table:style-name="Table1.A3" office:value-type="string">
            <text:p text:style-name="P1"><text:span text:style-name="T6">Smite evil 2/day, special mount</text:span></text:p>
          </table:table-cell>
          <table:table-cell table:style-name="Table1.A3" office:value-type="string">
            <text:p text:style-name="P9"><text:span text:style-name="T6">0</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row>
        <table:table-row table:style-name="Table1.1">
          <table:table-cell table:style-name="Table1.A3" office:value-type="string">
            <text:p text:style-name="P1"><text:span text:style-name="T6">6th</text:span></text:p>
          </table:table-cell>
          <table:table-cell table:style-name="Table1.A3" office:value-type="string">
            <text:p text:style-name="P1"><text:span text:style-name="T6">+6/+1</text:span></text:p>
          </table:table-cell>
          <table:table-cell table:style-name="Table1.A3" office:value-type="string">
            <text:p text:style-name="P1"><text:span text:style-name="T6">+5</text:span></text:p>
          </table:table-cell>
          <table:table-cell table:style-name="Table1.A3" office:value-type="string">
            <text:p text:style-name="P1"><text:span text:style-name="T6">+2</text:span></text:p>
          </table:table-cell>
          <table:table-cell table:style-name="Table1.A3" office:value-type="string">
            <text:p text:style-name="P1"><text:span text:style-name="T6">+2</text:span></text:p>
          </table:table-cell>
          <table:table-cell table:style-name="Table1.A3" office:value-type="string">
            <text:p text:style-name="P1"><text:span text:style-name="T7">Remove disease </text:span><text:span text:style-name="T6">1/week</text:span></text:p>
          </table:table-cell>
          <table:table-cell table:style-name="Table1.A3" office:value-type="string">
            <text:p text:style-name="P9"><text:span text:style-name="T6">1</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row>
        <table:table-row table:style-name="Table1.1">
          <table:table-cell table:style-name="Table1.A3" office:value-type="string">
            <text:p text:style-name="P1"><text:span text:style-name="T6">7th</text:span></text:p>
          </table:table-cell>
          <table:table-cell table:style-name="Table1.A3" office:value-type="string">
            <text:p text:style-name="P1"><text:span text:style-name="T6">+7/+2</text:span></text:p>
          </table:table-cell>
          <table:table-cell table:style-name="Table1.A3" office:value-type="string">
            <text:p text:style-name="P1"><text:span text:style-name="T6">+5</text:span></text:p>
          </table:table-cell>
          <table:table-cell table:style-name="Table1.A3" office:value-type="string">
            <text:p text:style-name="P1"><text:span text:style-name="T6">+2</text:span></text:p>
          </table:table-cell>
          <table:table-cell table:style-name="Table1.A3" office:value-type="string">
            <text:p text:style-name="P1"><text:span text:style-name="T6">+2</text:span></text:p>
          </table:table-cell>
          <table:table-cell table:style-name="Table1.A3" office:value-type="string">
            <text:p text:style-name="P3"/>
          </table:table-cell>
          <table:table-cell table:style-name="Table1.A3" office:value-type="string">
            <text:p text:style-name="P9"><text:span text:style-name="T6">1</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row>
        <table:table-row table:style-name="Table1.1">
          <table:table-cell table:style-name="Table1.A3" office:value-type="string">
            <text:p text:style-name="P1"><text:span text:style-name="T6">8th</text:span></text:p>
          </table:table-cell>
          <table:table-cell table:style-name="Table1.A3" office:value-type="string">
            <text:p text:style-name="P1"><text:span text:style-name="T6">+8/+3</text:span></text:p>
          </table:table-cell>
          <table:table-cell table:style-name="Table1.A3" office:value-type="string">
            <text:p text:style-name="P1"><text:span text:style-name="T6">+6</text:span></text:p>
          </table:table-cell>
          <table:table-cell table:style-name="Table1.A3" office:value-type="string">
            <text:p text:style-name="P1"><text:span text:style-name="T6">+2</text:span></text:p>
          </table:table-cell>
          <table:table-cell table:style-name="Table1.A3" office:value-type="string">
            <text:p text:style-name="P1"><text:span text:style-name="T6">+2</text:span></text:p>
          </table:table-cell>
          <table:table-cell table:style-name="Table1.A3" office:value-type="string">
            <text:p text:style-name="P3"/>
          </table:table-cell>
          <table:table-cell table:style-name="Table1.A3" office:value-type="string">
            <text:p text:style-name="P9"><text:span text:style-name="T6">1</text:span></text:p>
          </table:table-cell>
          <table:table-cell table:style-name="Table1.A3" office:value-type="string">
            <text:p text:style-name="P9"><text:span text:style-name="T6">0</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row>
        <table:table-row table:style-name="Table1.1">
          <table:table-cell table:style-name="Table1.A3" office:value-type="string">
            <text:p text:style-name="P1"><text:span text:style-name="T6">9th</text:span></text:p>
          </table:table-cell>
          <table:table-cell table:style-name="Table1.A3" office:value-type="string">
            <text:p text:style-name="P1"><text:span text:style-name="T6">+9/+4</text:span></text:p>
          </table:table-cell>
          <table:table-cell table:style-name="Table1.A3" office:value-type="string">
            <text:p text:style-name="P1"><text:span text:style-name="T6">+6</text:span></text:p>
          </table:table-cell>
          <table:table-cell table:style-name="Table1.A3" office:value-type="string">
            <text:p text:style-name="P1"><text:span text:style-name="T6">+3</text:span></text:p>
          </table:table-cell>
          <table:table-cell table:style-name="Table1.A3" office:value-type="string">
            <text:p text:style-name="P1"><text:span text:style-name="T6">+3</text:span></text:p>
          </table:table-cell>
          <table:table-cell table:style-name="Table1.A3" office:value-type="string">
            <text:p text:style-name="P1"><text:span text:style-name="T7">Remove disease </text:span><text:span text:style-name="T6">2/week</text:span></text:p>
          </table:table-cell>
          <table:table-cell table:style-name="Table1.A3" office:value-type="string">
            <text:p text:style-name="P9"><text:span text:style-name="T6">1</text:span></text:p>
          </table:table-cell>
          <table:table-cell table:style-name="Table1.A3" office:value-type="string">
            <text:p text:style-name="P9"><text:span text:style-name="T6">0</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row>
        <table:table-row table:style-name="Table1.1">
          <table:table-cell table:style-name="Table1.A3" office:value-type="string">
            <text:p text:style-name="P1"><text:span text:style-name="T6">10th</text:span></text:p>
          </table:table-cell>
          <table:table-cell table:style-name="Table1.A3" office:value-type="string">
            <text:p text:style-name="P1"><text:span text:style-name="T6">+10/+5</text:span></text:p>
          </table:table-cell>
          <table:table-cell table:style-name="Table1.A3" office:value-type="string">
            <text:p text:style-name="P1"><text:span text:style-name="T6">+7</text:span></text:p>
          </table:table-cell>
          <table:table-cell table:style-name="Table1.A3" office:value-type="string">
            <text:p text:style-name="P1"><text:span text:style-name="T6">+3</text:span></text:p>
          </table:table-cell>
          <table:table-cell table:style-name="Table1.A3" office:value-type="string">
            <text:p text:style-name="P1"><text:span text:style-name="T6">+3</text:span></text:p>
          </table:table-cell>
          <table:table-cell table:style-name="Table1.A3" office:value-type="string">
            <text:p text:style-name="P1"><text:span text:style-name="T6">Smite evil 3/day</text:span></text:p>
          </table:table-cell>
          <table:table-cell table:style-name="Table1.A3" office:value-type="string">
            <text:p text:style-name="P9"><text:span text:style-name="T6">1</text:span></text:p>
          </table:table-cell>
          <table:table-cell table:style-name="Table1.A3" office:value-type="string">
            <text:p text:style-name="P9"><text:span text:style-name="T6">1</text:span></text:p>
          </table:table-cell>
          <table:table-cell table:style-name="Table1.A3" office:value-type="string">
            <text:p text:style-name="P9"><text:span text:style-name="T6">—</text:span></text:p>
          </table:table-cell>
          <table:table-cell table:style-name="Table1.A3" office:value-type="string">
            <text:p text:style-name="P9"><text:span text:style-name="T6">—</text:span></text:p>
          </table:table-cell>
        </table:table-row>
        <table:table-row table:style-name="Table1.1">
          <table:table-cell table:style-name="Table1.A3" office:value-type="string">
            <text:p text:style-name="P1"><text:span text:style-name="T6">11th</text:span></text:p>
          </table:table-cell>
          <table:table-cell table:style-name="Table1.A3" office:value-type="string">
            <text:p text:style-name="P1"><text:span text:style-name="T6">+11/+6/+1</text:span></text:p>
          </table:table-cell>
          <table:table-cell table:style-name="Table1.A3" office:value-type="string">
            <text:p text:style-name="P1"><text:span text:style-name="T6">+7</text:span></text:p>
          </table:table-cell>
          <table:table-cell table:style-name="Table1.A3" office:value-type="string">
            <text:p text:style-name="P1"><text:span text:style-name="T6">+3</text:span></text:p>
          </table:table-cell>
          <table:table-cell table:style-name="Table1.A3" office:value-type="string">
            <text:p text:style-name="P1"><text:span text:style-name="T6">+3</text:span></text:p>
          </table:table-cell>
          <table:table-cell table:style-name="Table1.A3" office:value-type="string">
            <text:p text:style-name="P3"/>
          </table:table-cell>
          <table:table-cell table:style-name="Table1.A3" office:value-type="string">
            <text:p text:style-name="P9"><text:span text:style-name="T6">1</text:span></text:p>
          </table:table-cell>
          <table:table-cell table:style-name="Table1.A3" office:value-type="string">
            <text:p text:style-name="P9"><text:span text:style-name="T6">1</text:span></text:p>
          </table:table-cell>
          <table:table-cell table:style-name="Table1.A3" office:value-type="string">
            <text:p text:style-name="P9"><text:span text:style-name="T6">0</text:span></text:p>
          </table:table-cell>
          <table:table-cell table:style-name="Table1.A3" office:value-type="string">
            <text:p text:style-name="P9"><text:span text:style-name="T6">—</text:span></text:p>
          </table:table-cell>
        </table:table-row>
        <table:table-row table:style-name="Table1.1">
          <table:table-cell table:style-name="Table1.A3" office:value-type="string">
            <text:p text:style-name="P1"><text:span text:style-name="T6">12th</text:span></text:p>
          </table:table-cell>
          <table:table-cell table:style-name="Table1.A3" office:value-type="string">
            <text:p text:style-name="P1"><text:span text:style-name="T6">+12/+7/+2</text:span></text:p>
          </table:table-cell>
          <table:table-cell table:style-name="Table1.A3" office:value-type="string">
            <text:p text:style-name="P1"><text:span text:style-name="T6">+8</text:span></text:p>
          </table:table-cell>
          <table:table-cell table:style-name="Table1.A3" office:value-type="string">
            <text:p text:style-name="P1"><text:span text:style-name="T6">+4</text:span></text:p>
          </table:table-cell>
          <table:table-cell table:style-name="Table1.A3" office:value-type="string">
            <text:p text:style-name="P1"><text:span text:style-name="T6">+4</text:span></text:p>
          </table:table-cell>
          <table:table-cell table:style-name="Table1.A3" office:value-type="string">
            <text:p text:style-name="P1"><text:span text:style-name="T7">Remove disease </text:span><text:span text:style-name="T6">3/week</text:span></text:p>
          </table:table-cell>
          <table:table-cell table:style-name="Table1.A3" office:value-type="string">
            <text:p text:style-name="P9"><text:span text:style-name="T6">1</text:span></text:p>
          </table:table-cell>
          <table:table-cell table:style-name="Table1.A3" office:value-type="string">
            <text:p text:style-name="P9"><text:span text:style-name="T6">1</text:span></text:p>
          </table:table-cell>
          <table:table-cell table:style-name="Table1.A3" office:value-type="string">
            <text:p text:style-name="P9"><text:span text:style-name="T6">1</text:span></text:p>
          </table:table-cell>
          <table:table-cell table:style-name="Table1.A3" office:value-type="string">
            <text:p text:style-name="P9"><text:span text:style-name="T6">—</text:span></text:p>
          </table:table-cell>
        </table:table-row>
        <table:table-row table:style-name="Table1.1">
          <table:table-cell table:style-name="Table1.A3" office:value-type="string">
            <text:p text:style-name="P1"><text:span text:style-name="T6">13th</text:span></text:p>
          </table:table-cell>
          <table:table-cell table:style-name="Table1.A3" office:value-type="string">
            <text:p text:style-name="P1"><text:span text:style-name="T6">+13/+8/+3</text:span></text:p>
          </table:table-cell>
          <table:table-cell table:style-name="Table1.A3" office:value-type="string">
            <text:p text:style-name="P1"><text:span text:style-name="T6">+8</text:span></text:p>
          </table:table-cell>
          <table:table-cell table:style-name="Table1.A3" office:value-type="string">
            <text:p text:style-name="P1"><text:span text:style-name="T6">+4</text:span></text:p>
          </table:table-cell>
          <table:table-cell table:style-name="Table1.A3" office:value-type="string">
            <text:p text:style-name="P1"><text:span text:style-name="T6">+4</text:span></text:p>
          </table:table-cell>
          <table:table-cell table:style-name="Table1.A3" office:value-type="string">
            <text:p text:style-name="P3"/>
          </table:table-cell>
          <table:table-cell table:style-name="Table1.A3" office:value-type="string">
            <text:p text:style-name="P9"><text:span text:style-name="T6">1</text:span></text:p>
          </table:table-cell>
          <table:table-cell table:style-name="Table1.A3" office:value-type="string">
            <text:p text:style-name="P9"><text:span text:style-name="T6">1</text:span></text:p>
          </table:table-cell>
          <table:table-cell table:style-name="Table1.A3" office:value-type="string">
            <text:p text:style-name="P9"><text:span text:style-name="T6">1</text:span></text:p>
          </table:table-cell>
          <table:table-cell table:style-name="Table1.A3" office:value-type="string">
            <text:p text:style-name="P9"><text:span text:style-name="T6">—</text:span></text:p>
          </table:table-cell>
        </table:table-row>
        <table:table-row table:style-name="Table1.1">
          <table:table-cell table:style-name="Table1.A3" office:value-type="string">
            <text:p text:style-name="P1"><text:span text:style-name="T6">14th</text:span></text:p>
          </table:table-cell>
          <table:table-cell table:style-name="Table1.A3" office:value-type="string">
            <text:p text:style-name="P1"><text:span text:style-name="T6">+14/+9/+4</text:span></text:p>
          </table:table-cell>
          <table:table-cell table:style-name="Table1.A3" office:value-type="string">
            <text:p text:style-name="P1"><text:span text:style-name="T6">+9</text:span></text:p>
          </table:table-cell>
          <table:table-cell table:style-name="Table1.A3" office:value-type="string">
            <text:p text:style-name="P1"><text:span text:style-name="T6">+4</text:span></text:p>
          </table:table-cell>
          <table:table-cell table:style-name="Table1.A3" office:value-type="string">
            <text:p text:style-name="P1"><text:span text:style-name="T6">+4</text:span></text:p>
          </table:table-cell>
          <table:table-cell table:style-name="Table1.A3" office:value-type="string">
            <text:p text:style-name="P3"/>
          </table:table-cell>
          <table:table-cell table:style-name="Table1.A3" office:value-type="string">
            <text:p text:style-name="P9"><text:span text:style-name="T6">2</text:span></text:p>
          </table:table-cell>
          <table:table-cell table:style-name="Table1.A3" office:value-type="string">
            <text:p text:style-name="P9"><text:span text:style-name="T6">1</text:span></text:p>
          </table:table-cell>
          <table:table-cell table:style-name="Table1.A3" office:value-type="string">
            <text:p text:style-name="P9"><text:span text:style-name="T6">1</text:span></text:p>
          </table:table-cell>
          <table:table-cell table:style-name="Table1.A3" office:value-type="string">
            <text:p text:style-name="P9"><text:span text:style-name="T6">0</text:span></text:p>
          </table:table-cell>
        </table:table-row>
        <table:table-row table:style-name="Table1.1">
          <table:table-cell table:style-name="Table1.A3" office:value-type="string">
            <text:p text:style-name="P1"><text:span text:style-name="T6">15th</text:span></text:p>
          </table:table-cell>
          <table:table-cell table:style-name="Table1.A3" office:value-type="string">
            <text:p text:style-name="P1"><text:span text:style-name="T6">+15/+10/+5</text:span></text:p>
          </table:table-cell>
          <table:table-cell table:style-name="Table1.A3" office:value-type="string">
            <text:p text:style-name="P1"><text:span text:style-name="T6">+9</text:span></text:p>
          </table:table-cell>
          <table:table-cell table:style-name="Table1.A3" office:value-type="string">
            <text:p text:style-name="P1"><text:span text:style-name="T6">+5</text:span></text:p>
          </table:table-cell>
          <table:table-cell table:style-name="Table1.A3" office:value-type="string">
            <text:p text:style-name="P1"><text:span text:style-name="T6">+5</text:span></text:p>
          </table:table-cell>
          <table:table-cell table:style-name="Table1.A3" office:value-type="string">
            <text:p text:style-name="P1"><text:span text:style-name="T7">Remove disease </text:span><text:span text:style-name="T6">4/week, </text:span></text:p>
            <text:p text:style-name="P1"><text:span text:style-name="T6">smite evil 4/day</text:span></text:p>
          </table:table-cell>
          <table:table-cell table:style-name="Table1.A3" office:value-type="string">
            <text:p text:style-name="P9"><text:span text:style-name="T6">2</text:span></text:p>
          </table:table-cell>
          <table:table-cell table:style-name="Table1.A3" office:value-type="string">
            <text:p text:style-name="P9"><text:span text:style-name="T6">1</text:span></text:p>
          </table:table-cell>
          <table:table-cell table:style-name="Table1.A3" office:value-type="string">
            <text:p text:style-name="P9"><text:span text:style-name="T6">1</text:span></text:p>
          </table:table-cell>
          <table:table-cell table:style-name="Table1.A3" office:value-type="string">
            <text:p text:style-name="P9"><text:span text:style-name="T6">1</text:span></text:p>
          </table:table-cell>
        </table:table-row>
        <table:table-row table:style-name="Table1.1">
          <table:table-cell table:style-name="Table1.A3" office:value-type="string">
            <text:p text:style-name="P1"><text:span text:style-name="T6">16th</text:span></text:p>
          </table:table-cell>
          <table:table-cell table:style-name="Table1.A3" office:value-type="string">
            <text:p text:style-name="P1"><text:span text:style-name="T6">+16/+11/+6/+1</text:span></text:p>
          </table:table-cell>
          <table:table-cell table:style-name="Table1.A3" office:value-type="string">
            <text:p text:style-name="P1"><text:span text:style-name="T6">+10</text:span></text:p>
          </table:table-cell>
          <table:table-cell table:style-name="Table1.A3" office:value-type="string">
            <text:p text:style-name="P1"><text:span text:style-name="T6">+5</text:span></text:p>
          </table:table-cell>
          <table:table-cell table:style-name="Table1.A3" office:value-type="string">
            <text:p text:style-name="P1"><text:span text:style-name="T6">+5</text:span></text:p>
          </table:table-cell>
          <table:table-cell table:style-name="Table1.A3" office:value-type="string">
            <text:p text:style-name="P3"/>
          </table:table-cell>
          <table:table-cell table:style-name="Table1.A3" office:value-type="string">
            <text:p text:style-name="P9"><text:span text:style-name="T6">2</text:span></text:p>
          </table:table-cell>
          <table:table-cell table:style-name="Table1.A3" office:value-type="string">
            <text:p text:style-name="P9"><text:span text:style-name="T6">2</text:span></text:p>
          </table:table-cell>
          <table:table-cell table:style-name="Table1.A3" office:value-type="string">
            <text:p text:style-name="P9"><text:span text:style-name="T6">1</text:span></text:p>
          </table:table-cell>
          <table:table-cell table:style-name="Table1.A3" office:value-type="string">
            <text:p text:style-name="P9"><text:span text:style-name="T6">1</text:span></text:p>
          </table:table-cell>
        </table:table-row>
        <table:table-row table:style-name="Table1.1">
          <table:table-cell table:style-name="Table1.A3" office:value-type="string">
            <text:p text:style-name="P1"><text:span text:style-name="T6">17th</text:span></text:p>
          </table:table-cell>
          <table:table-cell table:style-name="Table1.A3" office:value-type="string">
            <text:p text:style-name="P1"><text:span text:style-name="T6">+17/+12/+7/+2</text:span></text:p>
          </table:table-cell>
          <table:table-cell table:style-name="Table1.A3" office:value-type="string">
            <text:p text:style-name="P1"><text:span text:style-name="T6">+10</text:span></text:p>
          </table:table-cell>
          <table:table-cell table:style-name="Table1.A3" office:value-type="string">
            <text:p text:style-name="P1"><text:span text:style-name="T6">+5</text:span></text:p>
          </table:table-cell>
          <table:table-cell table:style-name="Table1.A3" office:value-type="string">
            <text:p text:style-name="P1"><text:span text:style-name="T6">+5</text:span></text:p>
          </table:table-cell>
          <table:table-cell table:style-name="Table1.A3" office:value-type="string">
            <text:p text:style-name="P3"/>
          </table:table-cell>
          <table:table-cell table:style-name="Table1.A3" office:value-type="string">
            <text:p text:style-name="P9"><text:span text:style-name="T6">2</text:span></text:p>
          </table:table-cell>
          <table:table-cell table:style-name="Table1.A3" office:value-type="string">
            <text:p text:style-name="P9"><text:span text:style-name="T6">2</text:span></text:p>
          </table:table-cell>
          <table:table-cell table:style-name="Table1.A3" office:value-type="string">
            <text:p text:style-name="P9"><text:span text:style-name="T6">2</text:span></text:p>
          </table:table-cell>
          <table:table-cell table:style-name="Table1.A3" office:value-type="string">
            <text:p text:style-name="P9"><text:span text:style-name="T6">1</text:span></text:p>
          </table:table-cell>
        </table:table-row>
        <table:table-row table:style-name="Table1.1">
          <table:table-cell table:style-name="Table1.A3" office:value-type="string">
            <text:p text:style-name="P1"><text:span text:style-name="T6">18th</text:span></text:p>
          </table:table-cell>
          <table:table-cell table:style-name="Table1.A3" office:value-type="string">
            <text:p text:style-name="P1"><text:span text:style-name="T6">+18/+13/+8/+3</text:span></text:p>
          </table:table-cell>
          <table:table-cell table:style-name="Table1.A3" office:value-type="string">
            <text:p text:style-name="P1"><text:span text:style-name="T6">+11</text:span></text:p>
          </table:table-cell>
          <table:table-cell table:style-name="Table1.A3" office:value-type="string">
            <text:p text:style-name="P1"><text:span text:style-name="T6">+6</text:span></text:p>
          </table:table-cell>
          <table:table-cell table:style-name="Table1.A3" office:value-type="string">
            <text:p text:style-name="P1"><text:span text:style-name="T6">+6</text:span></text:p>
          </table:table-cell>
          <table:table-cell table:style-name="Table1.A3" office:value-type="string">
            <text:p text:style-name="P1"><text:span text:style-name="T7">Remove disease </text:span><text:span text:style-name="T6">5/week</text:span></text:p>
          </table:table-cell>
          <table:table-cell table:style-name="Table1.A3" office:value-type="string">
            <text:p text:style-name="P9"><text:span text:style-name="T6">3</text:span></text:p>
          </table:table-cell>
          <table:table-cell table:style-name="Table1.A3" office:value-type="string">
            <text:p text:style-name="P9"><text:span text:style-name="T6">2</text:span></text:p>
          </table:table-cell>
          <table:table-cell table:style-name="Table1.A3" office:value-type="string">
            <text:p text:style-name="P9"><text:span text:style-name="T6">2</text:span></text:p>
          </table:table-cell>
          <table:table-cell table:style-name="Table1.A3" office:value-type="string">
            <text:p text:style-name="P9"><text:span text:style-name="T6">1</text:span></text:p>
          </table:table-cell>
        </table:table-row>
        <table:table-row table:style-name="Table1.1">
          <table:table-cell table:style-name="Table1.A3" office:value-type="string">
            <text:p text:style-name="P1"><text:span text:style-name="T6">19th</text:span></text:p>
          </table:table-cell>
          <table:table-cell table:style-name="Table1.A3" office:value-type="string">
            <text:p text:style-name="P1"><text:span text:style-name="T6">+19/+14/+9/+4</text:span></text:p>
          </table:table-cell>
          <table:table-cell table:style-name="Table1.A3" office:value-type="string">
            <text:p text:style-name="P1"><text:span text:style-name="T6">+11</text:span></text:p>
          </table:table-cell>
          <table:table-cell table:style-name="Table1.A3" office:value-type="string">
            <text:p text:style-name="P1"><text:span text:style-name="T6">+6</text:span></text:p>
          </table:table-cell>
          <table:table-cell table:style-name="Table1.A3" office:value-type="string">
            <text:p text:style-name="P1"><text:span text:style-name="T6">+6</text:span></text:p>
          </table:table-cell>
          <table:table-cell table:style-name="Table1.A3" office:value-type="string">
            <text:p text:style-name="P3"/>
          </table:table-cell>
          <table:table-cell table:style-name="Table1.A3" office:value-type="string">
            <text:p text:style-name="P9"><text:span text:style-name="T6">3</text:span></text:p>
          </table:table-cell>
          <table:table-cell table:style-name="Table1.A3" office:value-type="string">
            <text:p text:style-name="P9"><text:span text:style-name="T6">3</text:span></text:p>
          </table:table-cell>
          <table:table-cell table:style-name="Table1.A3" office:value-type="string">
            <text:p text:style-name="P9"><text:span text:style-name="T6">3</text:span></text:p>
          </table:table-cell>
          <table:table-cell table:style-name="Table1.A3" office:value-type="string">
            <text:p text:style-name="P9"><text:span text:style-name="T6">2</text:span></text:p>
          </table:table-cell>
        </table:table-row>
        <table:table-row table:style-name="Table1.1">
          <table:table-cell table:style-name="Table1.A23" office:value-type="string">
            <text:p text:style-name="P8"><text:span text:style-name="T6">20th</text:span></text:p>
          </table:table-cell>
          <table:table-cell table:style-name="Table1.A23" office:value-type="string">
            <text:p text:style-name="P8"><text:span text:style-name="T6">+20/+15/+10/+5</text:span></text:p>
          </table:table-cell>
          <table:table-cell table:style-name="Table1.A23" office:value-type="string">
            <text:p text:style-name="P8"><text:span text:style-name="T6">+12</text:span></text:p>
          </table:table-cell>
          <table:table-cell table:style-name="Table1.A23" office:value-type="string">
            <text:p text:style-name="P8"><text:span text:style-name="T6">+6</text:span></text:p>
          </table:table-cell>
          <table:table-cell table:style-name="Table1.A23" office:value-type="string">
            <text:p text:style-name="P8"><text:span text:style-name="T6">+6</text:span></text:p>
          </table:table-cell>
          <table:table-cell table:style-name="Table1.A23" office:value-type="string">
            <text:p text:style-name="P8"><text:span text:style-name="T6">Smite evil 5/day</text:span></text:p>
          </table:table-cell>
          <table:table-cell table:style-name="Table1.A23" office:value-type="string">
            <text:p text:style-name="P10"><text:span text:style-name="T6">3</text:span></text:p>
          </table:table-cell>
          <table:table-cell table:style-name="Table1.A23" office:value-type="string">
            <text:p text:style-name="P10"><text:span text:style-name="T6">3</text:span></text:p>
          </table:table-cell>
          <table:table-cell table:style-name="Table1.A23" office:value-type="string">
            <text:p text:style-name="P10"><text:span text:style-name="T6">3</text:span></text:p>
          </table:table-cell>
          <table:table-cell table:style-name="Table1.A23" office:value-type="string">
            <text:p text:style-name="P10"><text:span text:style-name="T6">3</text:span></text:p>
          </table:table-cell>
        </table:table-row>
      </table:table>
      <text:p text:style-name="P3"/>
      <text:h text:style-name="P13" text:outline-level="3"><text:span text:style-name="T1">Class Features</text:span></text:h>
      <text:p text:style-name="P1"><text:span text:style-name="T6">All of the following are class features of the paladin.</text:span></text:p>
      <text:p text:style-name="P1"><text:span text:style-name="T5">Weapon and Armor Proficiency:</text:span><text:span text:style-name="T6"> Paladins are proficient with all simple and martial weapons, with all types of armor (heavy, medium, and light), and with shields (except tower shields).</text:span></text:p>
      <text:p text:style-name="P1"><text:span text:style-name="T5">Aura of Good (Ex):</text:span><text:span text:style-name="T6"> The power of a paladin’s aura of good (see the </text:span><text:span text:style-name="T7">detect good </text:span><text:span text:style-name="T6">spell) is equal to her paladin level.</text:span></text:p>
      <text:p text:style-name="P1"><text:span text:style-name="T8">Detect Evil </text:span><text:span text:style-name="T5">(Sp):</text:span><text:span text:style-name="T6"> At will, a paladin can use </text:span><text:span text:style-name="T7">detect evil</text:span><text:span text:style-name="T6">, as the spell.</text:span></text:p>
      <text:p text:style-name="P1"><text:span text:style-name="T5">Smite Evil (Su):</text:span><text:span text:style-name="T6"> Once per day, a paladin may attempt to smite evil with one normal melee attack. She adds her Charisma bonus (if any) to her attack roll and deals 1 extra point of damage per paladin level. If the paladin accidentally smites a creature that is not evil, the smite has no effect, but the ability is still used up for that day.</text:span></text:p>
      <text:p text:style-name="P1"><text:span text:style-name="T6">At 5th level, and at every five levels thereafter, the paladin may smite evil one additional time per day, as indicated on Table: The Paladin, to a maximum of five times per day at 20th level.</text:span></text:p>
      <text:p text:style-name="P1"><text:span text:style-name="T3">Divine Grace (Su):</text:span><text:span text:style-name="T2"> At 2nd level, a paladin gains a bonus equal to her Charisma bonus (if any) on all saving throws.</text:span></text:p>
      <text:p text:style-name="P1"><text:span text:style-name="T5">Lay on Hands (Su):</text:span><text:span text:style-name="T6"> Beginning at 2nd level, a paladin with a Charisma score of 12 or higher can heal wounds (her own or those of others) by touch. Each day she can heal a total number of hit points of damage equal to her paladin level x her Charisma bonus. A paladin may choose to divide her healing among multiple recipients, and she doesn’t have to use it all at once. Using lay on hands is a standard action.</text:span></text:p>
      <text:p text:style-name="P12"><text:span text:style-name="T2">Alternatively, a paladin can use any or all of this healing power to deal damage to undead creatures. Using lay on hands in this way requires a successful melee touch attack and doesn’t provoke an attack of opportunity. The paladin decides how many of her daily allotment of points to use as damage after successfully touching an undead creature.</text:span></text:p>
      <text:p text:style-name="P1"><text:span text:style-name="T5">Aura of Courage (Su):</text:span><text:span text:style-name="T6"> Beginning at 3rd level, a paladin is immune to fear (magical or otherwise). Each ally within 10 feet of her gains a +4 morale bonus on saving throws against fear effects.</text:span></text:p>
      <text:p text:style-name="P1"><text:span text:style-name="T6">This ability functions while the paladin is conscious, but not if she is unconscious or dead.</text:span></text:p>
      <text:p text:style-name="P1"><text:span text:style-name="T5">Divine Health (Ex):</text:span><text:span text:style-name="T6"> At 3rd level, a paladin gains immunity to all diseases, including supernatural and magical diseases.</text:span></text:p>
      <text:p text:style-name="P1"><text:span text:style-name="T5">Turn Undead (Su):</text:span><text:span text:style-name="T6">When a paladin reaches 4th level, she gains the supernatural ability to turn undead. She may use this ability a number of times per day equal to 3 + her Charisma modifier. She turns undead as a cleric of three levels lower would.</text:span></text:p>
      <text:p text:style-name="P1"><text:span text:style-name="T5">Spells:</text:span><text:span text:style-name="T6"> Beginning at 4th level, a paladin gains the ability to cast a small number of divine spells, which are drawn from the paladin spell list. A paladin must choose and prepare her spells in advance.</text:span></text:p>
      <text:p text:style-name="P1"><text:span text:style-name="T6">To prepare or cast a spell, a paladin must have a Wisdom score equal to at least 10 + the spell level. The Difficulty Class for a saving throw against a paladin’s spell is 10 + the spell level + the paladin’s Wisdom modifier.</text:span></text:p>
      <text:p text:style-name="P1"><text:span text:style-name="T6">Like other spellcasters, a paladin can cast only a certain number of spells of each spell level per day. Her base daily spell allotment is given on Table: The Paladin. In addition, she receives bonus spells per day if she has a high Wisdom score. When Table: The Paladin indicates that the paladin gets 0 spells per day of a given spell level, she gains only the bonus spells she would be entitled to based on her Wisdom score for that spell level The paladin does not have access to any domain spells or granted powers, as a cleric does.</text:span></text:p>
      <text:p text:style-name="P1"><text:span text:style-name="T6">A paladin prepares and casts spells the way a cleric does, though she cannot lose a prepared spell to spontaneously cast a </text:span><text:span text:style-name="T7">cure </text:span><text:span text:style-name="T6">spell in its place. A paladin may prepare and cast any spell on the paladin spell list, provided that she can cast spells of that level, but she must choose which spells to prepare during her daily meditation.</text:span></text:p>
      <text:p text:style-name="P1"><text:span text:style-name="T6">Through 3rd level, a paladin has no caster level. At 4th level and higher, her caster level is one-half her paladin level.</text:span></text:p>
      <text:p text:style-name="P1"><text:span text:style-name="T8">Special Mount </text:span><text:span text:style-name="T5">(Sp):</text:span><text:span text:style-name="T6"> Upon reaching 5th level, a paladin gains the service of an unusually intelligent, strong, and loyal steed to serve her in her crusade against evil (see below). This mount is usually a heavy warhorse (for a Medium paladin) or a warpony (for a Small paladin).</text:span></text:p>
      <text:p text:style-name="P1"><text:span text:style-name="T6">Once per day, as a full-round action, a paladin may magically call her mount from the celestial realms in which it resides. This ability is the equivalent of a spell of a level equal to one-third the paladin’s level. The mount immediately appears adjacent to the paladin and remains for 2 hours per paladin level; it may be dismissed at any time as a free action. The mount is the same creature each time it is summoned, though the paladin may release a particular mount from service.</text:span></text:p>
      <text:p text:style-name="P1"><text:span text:style-name="T6">Each time the mount is called, it appears in full health, regardless of any damage it may have taken previously. The mount also appears wearing or carrying any gear it had when it was last dismissed. Calling a mount is a conjuration (calling) effect.</text:span></text:p>
      <text:p text:style-name="P1"><text:span text:style-name="T6">Should the paladin’s mount die, it immediately disappears, leaving behind any equipment it was carrying. The paladin may not summon another mount for thirty days or until she gains a paladin level, whichever comes first, even if the mount is somehow returned from the dead. During this thirty-day period, the paladin takes a –1 penalty on attack and weapon damage rolls.</text:span></text:p>
      <text:p text:style-name="P1"><text:span text:style-name="T8">Remove Disease </text:span><text:span text:style-name="T5">(Sp):</text:span><text:span text:style-name="T6"> At 6th level, a paladin can produce a </text:span><text:span text:style-name="T7">remove disease </text:span><text:span text:style-name="T6">effect, as the spell, once per week. She can use this ability one additional time per week for every three levels after 6th (twice per week at 9th, three times at 12th, and so forth).</text:span></text:p>
      <text:p text:style-name="P1"><text:span text:style-name="T5">Code of Conduct:</text:span><text:span text:style-name="T6"> A paladin must be of lawful good alignment </text:span><text:span text:style-name="T2">and loses all class abilities if she ever willingly commits an evil act.</text:span></text:p>
      <text:p text:style-name="P1"><text:span text:style-name="T6">Additionally, a paladin’s code requires that she respect legitimate authority, act with honor (not lying, not cheating, not using poison, and so forth), help those in need (provided they do not use the help for evil or chaotic ends), and punish those who harm or threaten innocents.</text:span></text:p>
      <text:p text:style-name="P1"><text:span text:style-name="T5">Associates:</text:span><text:span text:style-name="T6"> While she may adventure with characters of any good or neutral alignment, a paladin will never knowingly associate with evil characters, nor will she continue an association with someone who consistently offends her moral code. A paladin may accept only henchmen, followers, or cohorts who are lawful good.</text:span></text:p>
      <text:p text:style-name="P3"/>
      <text:h text:style-name="P13" text:outline-level="3"><text:span text:style-name="T1">Ex-Paladins</text:span></text:h>
      <text:p text:style-name="P1"><text:span text:style-name="T6">A paladin who ceases to be lawful good, who willfully commits an evil act, or who grossly violates the code of conduct loses all paladin spells and abilities (including the service of the paladin’s mount, but not weapon, armor, and shield proficiencies). She may not progress any farther in levels as a paladin. She regains her abilities and advancement potential if she atones for her violations (see the </text:span><text:span text:style-name="T7">atonement </text:span><text:span text:style-name="T6">spell description), as appropriate.</text:span></text:p>
      <text:p text:style-name="P1"><text:span text:style-name="T6">Like a member of any other class, a paladin may be a multiclass character, but multiclass paladins face a special restriction. A paladin who gains a level in any class other than paladin may never again raise her paladin level, though she retains all her paladin abilities.</text:span></text:p>
      <text:p text:style-name="P3"><text:soft-page-break/></text:p>
      <text:p text:style-name="P1"><text:span text:style-name="T6">THE PALADIN’S MOUNT</text:span></text:p>
      <text:p text:style-name="P1"><text:span text:style-name="T6">The paladin’s mount is superior to a normal mount of its kind and has special powers, as described below. The standard mount for a Medium paladin is a heavy warhorse, and the standard mount for a Small paladin is a warpony. Another kind of mount, such as a riding dog (for a halfling paladin) or a Large shark (for a paladin in an aquatic campaign) may be allowed as well.</text:span></text:p>
      <text:p text:style-name="P12"><text:span text:style-name="T2">A paladin’s mount is treated as a magical beast, not an animal, for the purpose of all effects that depend on its type (though it retains an animal’s HD, base attack bonus, saves, skill points, and feats).</text:span></text:p>
      <text:p text:style-name="P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8"><text:span text:style-name="T5">Paladin Level </text:span></text:p>
          </table:table-cell>
          <table:table-cell table:style-name="Table2.A1" office:value-type="string">
            <text:p text:style-name="P8"><text:span text:style-name="T5">Bonus HD </text:span></text:p>
          </table:table-cell>
          <table:table-cell table:style-name="Table2.A1" office:value-type="string">
            <text:p text:style-name="P8"><text:span text:style-name="T5">Natural Armor Adj. </text:span></text:p>
          </table:table-cell>
          <table:table-cell table:style-name="Table2.A1" office:value-type="string">
            <text:p text:style-name="P8"><text:span text:style-name="T5">Str Adj. </text:span></text:p>
          </table:table-cell>
          <table:table-cell table:style-name="Table2.A1" office:value-type="string">
            <text:p text:style-name="P8"><text:span text:style-name="T5">Int </text:span></text:p>
          </table:table-cell>
          <table:table-cell table:style-name="Table2.A1" office:value-type="string">
            <text:p text:style-name="P8"><text:span text:style-name="T5">Special</text:span></text:p>
          </table:table-cell>
        </table:table-row>
        <table:table-row table:style-name="Table2.1">
          <table:table-cell table:style-name="Table2.A2" office:value-type="string">
            <text:p text:style-name="P8"><text:span text:style-name="T6">5th–7th </text:span></text:p>
          </table:table-cell>
          <table:table-cell table:style-name="Table2.A2" office:value-type="string">
            <text:p text:style-name="P8"><text:span text:style-name="T6">+2 </text:span></text:p>
          </table:table-cell>
          <table:table-cell table:style-name="Table2.A2" office:value-type="string">
            <text:p text:style-name="P8"><text:span text:style-name="T6">+4 </text:span></text:p>
          </table:table-cell>
          <table:table-cell table:style-name="Table2.A2" office:value-type="string">
            <text:p text:style-name="P8"><text:span text:style-name="T6">+1 </text:span></text:p>
          </table:table-cell>
          <table:table-cell table:style-name="Table2.A2" office:value-type="string">
            <text:p text:style-name="P8"><text:span text:style-name="T6">6 </text:span></text:p>
          </table:table-cell>
          <table:table-cell table:style-name="Table2.A2" office:value-type="string">
            <text:p text:style-name="P8"><text:span text:style-name="T6">Empathic link, improved evasion, share spells, share saving throws</text:span></text:p>
          </table:table-cell>
        </table:table-row>
        <table:table-row table:style-name="Table2.1">
          <table:table-cell table:style-name="Table2.A2" office:value-type="string">
            <text:p text:style-name="P1"><text:span text:style-name="T6">8th–10th </text:span></text:p>
          </table:table-cell>
          <table:table-cell table:style-name="Table2.A2" office:value-type="string">
            <text:p text:style-name="P1"><text:span text:style-name="T6">+4 </text:span></text:p>
          </table:table-cell>
          <table:table-cell table:style-name="Table2.A2" office:value-type="string">
            <text:p text:style-name="P1"><text:span text:style-name="T6">+6 </text:span></text:p>
          </table:table-cell>
          <table:table-cell table:style-name="Table2.A2" office:value-type="string">
            <text:p text:style-name="P1"><text:span text:style-name="T6">+2 </text:span></text:p>
          </table:table-cell>
          <table:table-cell table:style-name="Table2.A2" office:value-type="string">
            <text:p text:style-name="P1"><text:span text:style-name="T6">7 </text:span></text:p>
          </table:table-cell>
          <table:table-cell table:style-name="Table2.A2" office:value-type="string">
            <text:p text:style-name="P1"><text:span text:style-name="T6">Improved speed</text:span></text:p>
          </table:table-cell>
        </table:table-row>
        <table:table-row table:style-name="Table2.1">
          <table:table-cell table:style-name="Table2.A2" office:value-type="string">
            <text:p text:style-name="P1"><text:span text:style-name="T6">11th–14th </text:span></text:p>
          </table:table-cell>
          <table:table-cell table:style-name="Table2.A2" office:value-type="string">
            <text:p text:style-name="P1"><text:span text:style-name="T6">+6 </text:span></text:p>
          </table:table-cell>
          <table:table-cell table:style-name="Table2.A2" office:value-type="string">
            <text:p text:style-name="P1"><text:span text:style-name="T6">+8 </text:span></text:p>
          </table:table-cell>
          <table:table-cell table:style-name="Table2.A2" office:value-type="string">
            <text:p text:style-name="P1"><text:span text:style-name="T6">+3 </text:span></text:p>
          </table:table-cell>
          <table:table-cell table:style-name="Table2.A2" office:value-type="string">
            <text:p text:style-name="P1"><text:span text:style-name="T6">8 </text:span></text:p>
          </table:table-cell>
          <table:table-cell table:style-name="Table2.A2" office:value-type="string">
            <text:p text:style-name="P1"><text:span text:style-name="T7">Command </text:span><text:span text:style-name="T6">creatures of its kind</text:span></text:p>
          </table:table-cell>
        </table:table-row>
        <table:table-row table:style-name="Table2.1">
          <table:table-cell table:style-name="Table2.A5" office:value-type="string">
            <text:p text:style-name="P8"><text:span text:style-name="T6">15th–20th </text:span></text:p>
          </table:table-cell>
          <table:table-cell table:style-name="Table2.A5" office:value-type="string">
            <text:p text:style-name="P8"><text:span text:style-name="T6">+8 </text:span></text:p>
          </table:table-cell>
          <table:table-cell table:style-name="Table2.A5" office:value-type="string">
            <text:p text:style-name="P8"><text:span text:style-name="T6">+10 </text:span></text:p>
          </table:table-cell>
          <table:table-cell table:style-name="Table2.A5" office:value-type="string">
            <text:p text:style-name="P8"><text:span text:style-name="T6">+4 </text:span></text:p>
          </table:table-cell>
          <table:table-cell table:style-name="Table2.A5" office:value-type="string">
            <text:p text:style-name="P8"><text:span text:style-name="T6">9 </text:span></text:p>
          </table:table-cell>
          <table:table-cell table:style-name="Table2.A5" office:value-type="string">
            <text:p text:style-name="P8"><text:span text:style-name="T6">Spell resistance</text:span></text:p>
          </table:table-cell>
        </table:table-row>
      </table:table>
      <text:p text:style-name="P5"/>
      <text:p text:style-name="P1"><text:span text:style-name="T5">Paladin’s Mount Basics: </text:span><text:span text:style-name="T6">Use the base statistics for a creature of the mount’s kind,</text:span><text:span text:style-name="T7"> </text:span><text:span text:style-name="T6">but make changes to take into account the attributes and characteristics summarized on the table and described below.</text:span></text:p>
      <text:p text:style-name="P1"><text:span text:style-name="T7">Bonus HD: </text:span><text:span text:style-name="T6">Extra eight-sided (d8) Hit Dice, each of which gains a Constitution modifier, as normal. Extra Hit Dice improve the mount’s base attack and base save bonuses. A special mount’s base attack bonus is equal to that of a cleric of a level equal to the mount’s HD. A mount has good Fortitude and Reflex saves (treat it as a character whose level equals the animal’s HD). The mount gains additional skill points or feats for bonus HD as normal for advancing a monster’s Hit Dice.</text:span></text:p>
      <text:p text:style-name="P1"><text:span text:style-name="T7">Natural Armor Adj.: </text:span><text:span text:style-name="T6">The number on the table is an improvement to the mount’s existing natural armor bonus.</text:span></text:p>
      <text:p text:style-name="P1"><text:span text:style-name="T7">Str Adj.: </text:span><text:span text:style-name="T6">Add this figure to the mount’s Strength score.</text:span></text:p>
      <text:p text:style-name="P1"><text:span text:style-name="T7">Int: </text:span><text:span text:style-name="T6">The mount’s Intelligence score.</text:span></text:p>
      <text:p text:style-name="P1"><text:span text:style-name="T7">Empathic Link (Su): </text:span><text:span text:style-name="T6">The paladin has an empathic link with her mount out to a distance of up to 1 mile. The paladin cannot see through the mount’s eyes, but they can communicate empathically.</text:span></text:p>
      <text:p text:style-name="P1"><text:span text:style-name="T6">Note that even intelligent mounts see the world differently from humans, so misunderstandings are always possible.</text:span></text:p>
      <text:p text:style-name="P1"><text:span text:style-name="T6">Because of this empathic link, the paladin has the same connection to an item or place that her mount does, just as with a master and his familiar (see Familiars).</text:span></text:p>
      <text:p text:style-name="P1"><text:span text:style-name="T7">Improved Evasion (Ex): </text:span><text:span text:style-name="T6">When subjected to an attack that normally allows a Reflex saving throw for half damage, a mount takes no damage if it makes a successful saving throw and half damage if the saving throw fails.</text:span></text:p>
      <text:p text:style-name="P1"><text:span text:style-name="T7">Share Spells: </text:span><text:span text:style-name="T6">At the paladin’s option, she may have any spell (but not any spell-like ability) she casts on herself also affect her mount. </text:span></text:p>
      <text:p text:style-name="P1"><text:span text:style-name="T6">The mount must be within 5 feet at the time of casting to receive the benefit. If the spell or effect has a duration other than instantaneous, it stops affecting the mount if it moves farther than 5 feet away and will not affect the mount again even if it returns to the paladin before the duration expires. Additionally, the paladin may cast a spell with a target of “You” on her mount (as a touch range spell) instead of on herself. A paladin and her mount can share spells even if the spells normally do not affect creatures of the mount’s type (magical beast).</text:span></text:p>
      <text:p text:style-name="P1"><text:span text:style-name="T7">Share Saving Throws: </text:span><text:span text:style-name="T6">For each of its saving throws, the mount uses its own base save bonus or the paladin’s, whichever is higher. The mount applies its own ability modifiers to saves, and it doesn’t share any other bonuses on saves that the master might have.</text:span></text:p>
      <text:p text:style-name="P1"><text:span text:style-name="T7">Improved Speed (Ex): </text:span><text:span text:style-name="T6">The mount’s speed increases by 10 feet.</text:span></text:p>
      <text:p text:style-name="P1"><text:span text:style-name="T7">Command (Sp): </text:span><text:span text:style-name="T6">Once per day per two paladin levels of its master, a mount can use this ability to command other any normal animal of approximately the same kind as itself (for warhorses and warponies, this category includes donkeys, mules, and ponies), as long as the target creature has fewer Hit Dice than the mount. This ability functions like the </text:span><text:span text:style-name="T7">command </text:span><text:span text:style-name="T6">spell, but the mount must make a DC 21 Concentration check to succeed if it’s being ridden at the time. If the check fails, the ability does not work that time, but it still counts against the mount’s daily uses. Each target may attempt a Will save (DC 10 + 1/2 paladin’s level + paladin’s Cha modifier) to negate the effect.</text:span></text:p>
      <text:p text:style-name="P1"><text:span text:style-name="T7">Spell Resistance (Ex): </text:span><text:span text:style-name="T6">A mount’s spell resistance equals its master’s paladin level + 5. To affect the mount with a spell, a spellcaster must get a result on a caster level check (1d20 + caster level) that equals or exceeds the mount’s spell resistance.</text:span></text:p>
      <text:p text:style-name="P2"/>
      <text:p text:style-name="P1"><text:span text:style-name="T4">RANGER</text:span></text:p>
      <text:p text:style-name="P1"><text:span text:style-name="T5">Alignment:</text:span><text:span text:style-name="T6"> Any.</text:span></text:p>
      <text:p text:style-name="P12"><text:span text:style-name="T3">Hit Die:</text:span><text:span text:style-name="T2"> d8.</text:span></text:p>
      <text:h text:style-name="P14" text:outline-level="3"/>
      <text:h text:style-name="P13" text:outline-level="3"><text:span text:style-name="T1">Class Skills</text:span></text:h>
      <text:p text:style-name="P1"><text:span text:style-name="T6">The ranger’s class skills (and the key ability for each skill) are Climb (Str), Concentration (Con), Craft (Int), Handle Animal (Cha), Heal (Wis), Hide (Dex), Jump (Str), Knowledge (dungeoneering) (Int), Knowledge (geography) (Int), Knowledge (nature) (Int), Listen (Wis), Move Silently (Dex), Profession (Wis), Ride (Dex), Search (Int), Spot (Wis), Survival (Wis), Swim (Str), and Use Rope (Dex).</text:span></text:p>
      <text:p text:style-name="P1"><text:soft-page-break/><text:span text:style-name="T5">Skill Points at 1st Level:</text:span><text:span text:style-name="T6"> (6 + Int modifier) x4.</text:span></text:p>
      <text:p text:style-name="P1"><text:span text:style-name="T5">Skill Points at Each Additional Level:</text:span><text:span text:style-name="T6"> 6 + Int modifier.</text:span></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P8"><text:span text:style-name="T5">Table: The Rang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G2" table:number-columns-spanned="4" office:value-type="string">
            <text:p text:style-name="P10"><text:span text:style-name="T5">—Spells per Day—</text:span></text:p>
          </table:table-cell>
          <table:covered-table-cell/>
          <table:covered-table-cell/>
          <table:covered-table-cell/>
        </table:table-row>
        <table:table-row table:style-name="Table3.1">
          <table:table-cell table:style-name="Table3.G2" office:value-type="string">
            <text:p text:style-name="P8"><text:span text:style-name="T5">Level</text:span></text:p>
          </table:table-cell>
          <table:table-cell table:style-name="Table3.G2" office:value-type="string">
            <text:p text:style-name="P8"><text:span text:style-name="T5">Base Attack Bonus</text:span></text:p>
          </table:table-cell>
          <table:table-cell table:style-name="Table3.G2" office:value-type="string">
            <text:p text:style-name="P8"><text:span text:style-name="T5">Fort Save</text:span></text:p>
          </table:table-cell>
          <table:table-cell table:style-name="Table3.G2" office:value-type="string">
            <text:p text:style-name="P8"><text:span text:style-name="T5">Ref Save</text:span></text:p>
          </table:table-cell>
          <table:table-cell table:style-name="Table3.G2" office:value-type="string">
            <text:p text:style-name="P8"><text:span text:style-name="T5">Will Save</text:span></text:p>
          </table:table-cell>
          <table:table-cell table:style-name="Table3.G2" office:value-type="string">
            <text:p text:style-name="P8"><text:span text:style-name="T5">Special</text:span></text:p>
          </table:table-cell>
          <table:table-cell table:style-name="Table3.G2" office:value-type="string">
            <text:p text:style-name="P10"><text:span text:style-name="T5">1st</text:span></text:p>
          </table:table-cell>
          <table:table-cell table:style-name="Table3.G2" office:value-type="string">
            <text:p text:style-name="P10"><text:span text:style-name="T5">2nd</text:span></text:p>
          </table:table-cell>
          <table:table-cell table:style-name="Table3.G2" office:value-type="string">
            <text:p text:style-name="P10"><text:span text:style-name="T5">3rd</text:span></text:p>
          </table:table-cell>
          <table:table-cell table:style-name="Table3.G2" office:value-type="string">
            <text:p text:style-name="P10"><text:span text:style-name="T5">4th</text:span></text:p>
          </table:table-cell>
        </table:table-row>
        <table:table-row table:style-name="Table3.1">
          <table:table-cell table:style-name="Table3.G2" office:value-type="string">
            <text:p text:style-name="P8"><text:span text:style-name="T6">1st</text:span></text:p>
          </table:table-cell>
          <table:table-cell table:style-name="Table3.G2" office:value-type="string">
            <text:p text:style-name="P8"><text:span text:style-name="T6">+1</text:span></text:p>
          </table:table-cell>
          <table:table-cell table:style-name="Table3.G2" office:value-type="string">
            <text:p text:style-name="P8"><text:span text:style-name="T6">+2</text:span></text:p>
          </table:table-cell>
          <table:table-cell table:style-name="Table3.G2" office:value-type="string">
            <text:p text:style-name="P8"><text:span text:style-name="T6">+2</text:span></text:p>
          </table:table-cell>
          <table:table-cell table:style-name="Table3.G2" office:value-type="string">
            <text:p text:style-name="P8"><text:span text:style-name="T6">+0</text:span></text:p>
          </table:table-cell>
          <table:table-cell table:style-name="Table3.A2" office:value-type="string">
            <text:p text:style-name="P8"><text:span text:style-name="T6">1st favored enemy, Track, wild empathy</text:span></text:p>
          </table:table-cell>
          <table:table-cell table:style-name="Table3.G2" office:value-type="string">
            <text:p text:style-name="P10"><text:span text:style-name="T6">—</text:span></text:p>
          </table:table-cell>
          <table:table-cell table:style-name="Table3.G2" office:value-type="string">
            <text:p text:style-name="P10"><text:span text:style-name="T6">—</text:span></text:p>
          </table:table-cell>
          <table:table-cell table:style-name="Table3.G2" office:value-type="string">
            <text:p text:style-name="P10"><text:span text:style-name="T6">—</text:span></text:p>
          </table:table-cell>
          <table:table-cell table:style-name="Table3.G2" office:value-type="string">
            <text:p text:style-name="P10"><text:span text:style-name="T6">—</text:span></text:p>
          </table:table-cell>
        </table:table-row>
        <table:table-row table:style-name="Table3.1">
          <table:table-cell table:style-name="Table3.A2" office:value-type="string">
            <text:p text:style-name="P8"><text:span text:style-name="T6">2nd</text:span></text:p>
          </table:table-cell>
          <table:table-cell table:style-name="Table3.A2" office:value-type="string">
            <text:p text:style-name="P8"><text:span text:style-name="T6">+2</text:span></text:p>
          </table:table-cell>
          <table:table-cell table:style-name="Table3.A2" office:value-type="string">
            <text:p text:style-name="P8"><text:span text:style-name="T6">+3</text:span></text:p>
          </table:table-cell>
          <table:table-cell table:style-name="Table3.A2" office:value-type="string">
            <text:p text:style-name="P8"><text:span text:style-name="T6">+3</text:span></text:p>
          </table:table-cell>
          <table:table-cell table:style-name="Table3.A2" office:value-type="string">
            <text:p text:style-name="P8"><text:span text:style-name="T6">+0</text:span></text:p>
          </table:table-cell>
          <table:table-cell table:style-name="Table3.A2" office:value-type="string">
            <text:p text:style-name="P8"><text:span text:style-name="T6">Combat style</text:span></text:p>
          </table:table-cell>
          <table:table-cell table:style-name="Table3.G2" office:value-type="string">
            <text:p text:style-name="P10"><text:span text:style-name="T6">—</text:span></text:p>
          </table:table-cell>
          <table:table-cell table:style-name="Table3.G2" office:value-type="string">
            <text:p text:style-name="P10"><text:span text:style-name="T6">—</text:span></text:p>
          </table:table-cell>
          <table:table-cell table:style-name="Table3.G2" office:value-type="string">
            <text:p text:style-name="P10"><text:span text:style-name="T6">—</text:span></text:p>
          </table:table-cell>
          <table:table-cell table:style-name="Table3.G2" office:value-type="string">
            <text:p text:style-name="P10"><text:span text:style-name="T6">—</text:span></text:p>
          </table:table-cell>
        </table:table-row>
        <table:table-row table:style-name="Table3.1">
          <table:table-cell table:style-name="Table3.A2" office:value-type="string">
            <text:p text:style-name="P1"><text:span text:style-name="T6">3rd</text:span></text:p>
          </table:table-cell>
          <table:table-cell table:style-name="Table3.A2" office:value-type="string">
            <text:p text:style-name="P1"><text:span text:style-name="T6">+3</text:span></text:p>
          </table:table-cell>
          <table:table-cell table:style-name="Table3.A2" office:value-type="string">
            <text:p text:style-name="P1"><text:span text:style-name="T6">+3</text:span></text:p>
          </table:table-cell>
          <table:table-cell table:style-name="Table3.A2" office:value-type="string">
            <text:p text:style-name="P1"><text:span text:style-name="T6">+3</text:span></text:p>
          </table:table-cell>
          <table:table-cell table:style-name="Table3.A2" office:value-type="string">
            <text:p text:style-name="P1"><text:span text:style-name="T6">+1</text:span></text:p>
          </table:table-cell>
          <table:table-cell table:style-name="Table3.A2" office:value-type="string">
            <text:p text:style-name="P1"><text:span text:style-name="T6">Endurance</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row>
        <table:table-row table:style-name="Table3.1">
          <table:table-cell table:style-name="Table3.A2" office:value-type="string">
            <text:p text:style-name="P1"><text:span text:style-name="T6">4th</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1</text:span></text:p>
          </table:table-cell>
          <table:table-cell table:style-name="Table3.A2" office:value-type="string">
            <text:p text:style-name="P1"><text:span text:style-name="T6">Animal companion</text:span></text:p>
          </table:table-cell>
          <table:table-cell table:style-name="Table3.G2" office:value-type="string">
            <text:p text:style-name="P9"><text:span text:style-name="T6">0</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row>
        <table:table-row table:style-name="Table3.1">
          <table:table-cell table:style-name="Table3.A2" office:value-type="string">
            <text:p text:style-name="P1"><text:span text:style-name="T6">5th</text:span></text:p>
          </table:table-cell>
          <table:table-cell table:style-name="Table3.A2" office:value-type="string">
            <text:p text:style-name="P1"><text:span text:style-name="T6">+5</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1</text:span></text:p>
          </table:table-cell>
          <table:table-cell table:style-name="Table3.A2" office:value-type="string">
            <text:p text:style-name="P1"><text:span text:style-name="T6">2nd favored enemy</text:span></text:p>
          </table:table-cell>
          <table:table-cell table:style-name="Table3.G2" office:value-type="string">
            <text:p text:style-name="P9"><text:span text:style-name="T6">0</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row>
        <table:table-row table:style-name="Table3.1">
          <table:table-cell table:style-name="Table3.A2" office:value-type="string">
            <text:p text:style-name="P1"><text:span text:style-name="T6">6th</text:span></text:p>
          </table:table-cell>
          <table:table-cell table:style-name="Table3.A2" office:value-type="string">
            <text:p text:style-name="P1"><text:span text:style-name="T6">+6/+1</text:span></text:p>
          </table:table-cell>
          <table:table-cell table:style-name="Table3.A2" office:value-type="string">
            <text:p text:style-name="P1"><text:span text:style-name="T6">+5</text:span></text:p>
          </table:table-cell>
          <table:table-cell table:style-name="Table3.A2" office:value-type="string">
            <text:p text:style-name="P1"><text:span text:style-name="T6">+5</text:span></text:p>
          </table:table-cell>
          <table:table-cell table:style-name="Table3.A2" office:value-type="string">
            <text:p text:style-name="P1"><text:span text:style-name="T6">+2</text:span></text:p>
          </table:table-cell>
          <table:table-cell table:style-name="Table3.A2" office:value-type="string">
            <text:p text:style-name="P1"><text:span text:style-name="T6">Improved combat style</text:span></text:p>
          </table:table-cell>
          <table:table-cell table:style-name="Table3.G2" office:value-type="string">
            <text:p text:style-name="P9"><text:span text:style-name="T6">1</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row>
        <table:table-row table:style-name="Table3.1">
          <table:table-cell table:style-name="Table3.A2" office:value-type="string">
            <text:p text:style-name="P1"><text:span text:style-name="T6">7th</text:span></text:p>
          </table:table-cell>
          <table:table-cell table:style-name="Table3.A2" office:value-type="string">
            <text:p text:style-name="P1"><text:span text:style-name="T6">+7/+2</text:span></text:p>
          </table:table-cell>
          <table:table-cell table:style-name="Table3.A2" office:value-type="string">
            <text:p text:style-name="P1"><text:span text:style-name="T6">+5</text:span></text:p>
          </table:table-cell>
          <table:table-cell table:style-name="Table3.A2" office:value-type="string">
            <text:p text:style-name="P1"><text:span text:style-name="T6">+5</text:span></text:p>
          </table:table-cell>
          <table:table-cell table:style-name="Table3.A2" office:value-type="string">
            <text:p text:style-name="P1"><text:span text:style-name="T6">+2</text:span></text:p>
          </table:table-cell>
          <table:table-cell table:style-name="Table3.A2" office:value-type="string">
            <text:p text:style-name="P1"><text:span text:style-name="T6">Woodland stride</text:span></text:p>
          </table:table-cell>
          <table:table-cell table:style-name="Table3.G2" office:value-type="string">
            <text:p text:style-name="P9"><text:span text:style-name="T6">1</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row>
        <table:table-row table:style-name="Table3.1">
          <table:table-cell table:style-name="Table3.A2" office:value-type="string">
            <text:p text:style-name="P1"><text:span text:style-name="T6">8th</text:span></text:p>
          </table:table-cell>
          <table:table-cell table:style-name="Table3.A2" office:value-type="string">
            <text:p text:style-name="P1"><text:span text:style-name="T6">+8/+3</text:span></text:p>
          </table:table-cell>
          <table:table-cell table:style-name="Table3.A2" office:value-type="string">
            <text:p text:style-name="P1"><text:span text:style-name="T6">+6</text:span></text:p>
          </table:table-cell>
          <table:table-cell table:style-name="Table3.A2" office:value-type="string">
            <text:p text:style-name="P1"><text:span text:style-name="T6">+6</text:span></text:p>
          </table:table-cell>
          <table:table-cell table:style-name="Table3.A2" office:value-type="string">
            <text:p text:style-name="P1"><text:span text:style-name="T6">+2</text:span></text:p>
          </table:table-cell>
          <table:table-cell table:style-name="Table3.A2" office:value-type="string">
            <text:p text:style-name="P1"><text:span text:style-name="T6">Swift tracker</text:span></text:p>
          </table:table-cell>
          <table:table-cell table:style-name="Table3.G2" office:value-type="string">
            <text:p text:style-name="P9"><text:span text:style-name="T6">1</text:span></text:p>
          </table:table-cell>
          <table:table-cell table:style-name="Table3.G2" office:value-type="string">
            <text:p text:style-name="P9"><text:span text:style-name="T6">0</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row>
        <table:table-row table:style-name="Table3.1">
          <table:table-cell table:style-name="Table3.A2" office:value-type="string">
            <text:p text:style-name="P1"><text:span text:style-name="T6">9th</text:span></text:p>
          </table:table-cell>
          <table:table-cell table:style-name="Table3.A2" office:value-type="string">
            <text:p text:style-name="P1"><text:span text:style-name="T6">+9/+4</text:span></text:p>
          </table:table-cell>
          <table:table-cell table:style-name="Table3.A2" office:value-type="string">
            <text:p text:style-name="P1"><text:span text:style-name="T6">+6</text:span></text:p>
          </table:table-cell>
          <table:table-cell table:style-name="Table3.A2" office:value-type="string">
            <text:p text:style-name="P1"><text:span text:style-name="T6">+6</text:span></text:p>
          </table:table-cell>
          <table:table-cell table:style-name="Table3.A2" office:value-type="string">
            <text:p text:style-name="P1"><text:span text:style-name="T6">+3</text:span></text:p>
          </table:table-cell>
          <table:table-cell table:style-name="Table3.A2" office:value-type="string">
            <text:p text:style-name="P1"><text:span text:style-name="T6">Evasion</text:span></text:p>
          </table:table-cell>
          <table:table-cell table:style-name="Table3.G2" office:value-type="string">
            <text:p text:style-name="P9"><text:span text:style-name="T6">1</text:span></text:p>
          </table:table-cell>
          <table:table-cell table:style-name="Table3.G2" office:value-type="string">
            <text:p text:style-name="P9"><text:span text:style-name="T6">0</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row>
        <table:table-row table:style-name="Table3.1">
          <table:table-cell table:style-name="Table3.A2" office:value-type="string">
            <text:p text:style-name="P1"><text:span text:style-name="T6">10th</text:span></text:p>
          </table:table-cell>
          <table:table-cell table:style-name="Table3.A2" office:value-type="string">
            <text:p text:style-name="P1"><text:span text:style-name="T6">+10/+5</text:span></text:p>
          </table:table-cell>
          <table:table-cell table:style-name="Table3.A2" office:value-type="string">
            <text:p text:style-name="P1"><text:span text:style-name="T6">+7</text:span></text:p>
          </table:table-cell>
          <table:table-cell table:style-name="Table3.A2" office:value-type="string">
            <text:p text:style-name="P1"><text:span text:style-name="T6">+7</text:span></text:p>
          </table:table-cell>
          <table:table-cell table:style-name="Table3.A2" office:value-type="string">
            <text:p text:style-name="P1"><text:span text:style-name="T6">+3</text:span></text:p>
          </table:table-cell>
          <table:table-cell table:style-name="Table3.A2" office:value-type="string">
            <text:p text:style-name="P1"><text:span text:style-name="T6">3rd favored enemy</text:span></text:p>
          </table:table-cell>
          <table:table-cell table:style-name="Table3.G2" office:value-type="string">
            <text:p text:style-name="P9"><text:span text:style-name="T6">1</text:span></text:p>
          </table:table-cell>
          <table:table-cell table:style-name="Table3.G2" office:value-type="string">
            <text:p text:style-name="P9"><text:span text:style-name="T6">1</text:span></text:p>
          </table:table-cell>
          <table:table-cell table:style-name="Table3.G2" office:value-type="string">
            <text:p text:style-name="P9"><text:span text:style-name="T6">—</text:span></text:p>
          </table:table-cell>
          <table:table-cell table:style-name="Table3.G2" office:value-type="string">
            <text:p text:style-name="P9"><text:span text:style-name="T6">—</text:span></text:p>
          </table:table-cell>
        </table:table-row>
        <table:table-row table:style-name="Table3.1">
          <table:table-cell table:style-name="Table3.A2" office:value-type="string">
            <text:p text:style-name="P1"><text:span text:style-name="T6">11th</text:span></text:p>
          </table:table-cell>
          <table:table-cell table:style-name="Table3.A2" office:value-type="string">
            <text:p text:style-name="P1"><text:span text:style-name="T6">+11/+6/+1</text:span></text:p>
          </table:table-cell>
          <table:table-cell table:style-name="Table3.A2" office:value-type="string">
            <text:p text:style-name="P1"><text:span text:style-name="T6">+7</text:span></text:p>
          </table:table-cell>
          <table:table-cell table:style-name="Table3.A2" office:value-type="string">
            <text:p text:style-name="P1"><text:span text:style-name="T6">+7</text:span></text:p>
          </table:table-cell>
          <table:table-cell table:style-name="Table3.A2" office:value-type="string">
            <text:p text:style-name="P1"><text:span text:style-name="T6">+3</text:span></text:p>
          </table:table-cell>
          <table:table-cell table:style-name="Table3.A2" office:value-type="string">
            <text:p text:style-name="P1"><text:span text:style-name="T6">Combat style mastery</text:span></text:p>
          </table:table-cell>
          <table:table-cell table:style-name="Table3.G2" office:value-type="string">
            <text:p text:style-name="P9"><text:span text:style-name="T6">1</text:span></text:p>
          </table:table-cell>
          <table:table-cell table:style-name="Table3.G2" office:value-type="string">
            <text:p text:style-name="P9"><text:span text:style-name="T6">1</text:span></text:p>
          </table:table-cell>
          <table:table-cell table:style-name="Table3.G2" office:value-type="string">
            <text:p text:style-name="P9"><text:span text:style-name="T6">0</text:span></text:p>
          </table:table-cell>
          <table:table-cell table:style-name="Table3.G2" office:value-type="string">
            <text:p text:style-name="P9"><text:span text:style-name="T6">—</text:span></text:p>
          </table:table-cell>
        </table:table-row>
        <table:table-row table:style-name="Table3.1">
          <table:table-cell table:style-name="Table3.A2" office:value-type="string">
            <text:p text:style-name="P1"><text:span text:style-name="T6">12th</text:span></text:p>
          </table:table-cell>
          <table:table-cell table:style-name="Table3.A2" office:value-type="string">
            <text:p text:style-name="P1"><text:span text:style-name="T6">+12/+7/+2</text:span></text:p>
          </table:table-cell>
          <table:table-cell table:style-name="Table3.A2" office:value-type="string">
            <text:p text:style-name="P1"><text:span text:style-name="T6">+8</text:span></text:p>
          </table:table-cell>
          <table:table-cell table:style-name="Table3.A2" office:value-type="string">
            <text:p text:style-name="P1"><text:span text:style-name="T6">+8</text:span></text:p>
          </table:table-cell>
          <table:table-cell table:style-name="Table3.A2" office:value-type="string">
            <text:p text:style-name="P1"><text:span text:style-name="T6">+4</text:span></text:p>
          </table:table-cell>
          <table:table-cell table:style-name="Table3.A2" office:value-type="string">
            <text:p text:style-name="P3"/>
          </table:table-cell>
          <table:table-cell table:style-name="Table3.G2" office:value-type="string">
            <text:p text:style-name="P9"><text:span text:style-name="T6">1</text:span></text:p>
          </table:table-cell>
          <table:table-cell table:style-name="Table3.G2" office:value-type="string">
            <text:p text:style-name="P9"><text:span text:style-name="T6">1</text:span></text:p>
          </table:table-cell>
          <table:table-cell table:style-name="Table3.G2" office:value-type="string">
            <text:p text:style-name="P9"><text:span text:style-name="T6">1</text:span></text:p>
          </table:table-cell>
          <table:table-cell table:style-name="Table3.G2" office:value-type="string">
            <text:p text:style-name="P9"><text:span text:style-name="T6">—</text:span></text:p>
          </table:table-cell>
        </table:table-row>
        <table:table-row table:style-name="Table3.1">
          <table:table-cell table:style-name="Table3.A2" office:value-type="string">
            <text:p text:style-name="P1"><text:span text:style-name="T6">13th</text:span></text:p>
          </table:table-cell>
          <table:table-cell table:style-name="Table3.A2" office:value-type="string">
            <text:p text:style-name="P1"><text:span text:style-name="T6">+13/+8/+3</text:span></text:p>
          </table:table-cell>
          <table:table-cell table:style-name="Table3.A2" office:value-type="string">
            <text:p text:style-name="P1"><text:span text:style-name="T6">+8</text:span></text:p>
          </table:table-cell>
          <table:table-cell table:style-name="Table3.A2" office:value-type="string">
            <text:p text:style-name="P1"><text:span text:style-name="T6">+8</text:span></text:p>
          </table:table-cell>
          <table:table-cell table:style-name="Table3.A2" office:value-type="string">
            <text:p text:style-name="P1"><text:span text:style-name="T6">+4</text:span></text:p>
          </table:table-cell>
          <table:table-cell table:style-name="Table3.A2" office:value-type="string">
            <text:p text:style-name="P1"><text:span text:style-name="T6">Camouflage</text:span></text:p>
          </table:table-cell>
          <table:table-cell table:style-name="Table3.G2" office:value-type="string">
            <text:p text:style-name="P9"><text:span text:style-name="T6">1</text:span></text:p>
          </table:table-cell>
          <table:table-cell table:style-name="Table3.G2" office:value-type="string">
            <text:p text:style-name="P9"><text:span text:style-name="T6">1</text:span></text:p>
          </table:table-cell>
          <table:table-cell table:style-name="Table3.G2" office:value-type="string">
            <text:p text:style-name="P9"><text:span text:style-name="T6">1</text:span></text:p>
          </table:table-cell>
          <table:table-cell table:style-name="Table3.G2" office:value-type="string">
            <text:p text:style-name="P9"><text:span text:style-name="T6">—</text:span></text:p>
          </table:table-cell>
        </table:table-row>
        <table:table-row table:style-name="Table3.1">
          <table:table-cell table:style-name="Table3.A2" office:value-type="string">
            <text:p text:style-name="P1"><text:span text:style-name="T6">14th</text:span></text:p>
          </table:table-cell>
          <table:table-cell table:style-name="Table3.A2" office:value-type="string">
            <text:p text:style-name="P1"><text:span text:style-name="T6">+14/+9/+4</text:span></text:p>
          </table:table-cell>
          <table:table-cell table:style-name="Table3.A2" office:value-type="string">
            <text:p text:style-name="P1"><text:span text:style-name="T6">+9</text:span></text:p>
          </table:table-cell>
          <table:table-cell table:style-name="Table3.A2" office:value-type="string">
            <text:p text:style-name="P1"><text:span text:style-name="T6">+9</text:span></text:p>
          </table:table-cell>
          <table:table-cell table:style-name="Table3.A2" office:value-type="string">
            <text:p text:style-name="P1"><text:span text:style-name="T6">+4</text:span></text:p>
          </table:table-cell>
          <table:table-cell table:style-name="Table3.A2" office:value-type="string">
            <text:p text:style-name="P3"/>
          </table:table-cell>
          <table:table-cell table:style-name="Table3.G2" office:value-type="string">
            <text:p text:style-name="P9"><text:span text:style-name="T6">2</text:span></text:p>
          </table:table-cell>
          <table:table-cell table:style-name="Table3.G2" office:value-type="string">
            <text:p text:style-name="P9"><text:span text:style-name="T6">1</text:span></text:p>
          </table:table-cell>
          <table:table-cell table:style-name="Table3.G2" office:value-type="string">
            <text:p text:style-name="P9"><text:span text:style-name="T6">1</text:span></text:p>
          </table:table-cell>
          <table:table-cell table:style-name="Table3.G2" office:value-type="string">
            <text:p text:style-name="P9"><text:span text:style-name="T6">0</text:span></text:p>
          </table:table-cell>
        </table:table-row>
        <table:table-row table:style-name="Table3.1">
          <table:table-cell table:style-name="Table3.A2" office:value-type="string">
            <text:p text:style-name="P1"><text:span text:style-name="T6">15th</text:span></text:p>
          </table:table-cell>
          <table:table-cell table:style-name="Table3.A2" office:value-type="string">
            <text:p text:style-name="P1"><text:span text:style-name="T6">+15/+10/+5</text:span></text:p>
          </table:table-cell>
          <table:table-cell table:style-name="Table3.A2" office:value-type="string">
            <text:p text:style-name="P1"><text:span text:style-name="T6">+9</text:span></text:p>
          </table:table-cell>
          <table:table-cell table:style-name="Table3.A2" office:value-type="string">
            <text:p text:style-name="P1"><text:span text:style-name="T6">+9</text:span></text:p>
          </table:table-cell>
          <table:table-cell table:style-name="Table3.A2" office:value-type="string">
            <text:p text:style-name="P1"><text:span text:style-name="T6">+5</text:span></text:p>
          </table:table-cell>
          <table:table-cell table:style-name="Table3.A2" office:value-type="string">
            <text:p text:style-name="P1"><text:span text:style-name="T6">4th favored enemy</text:span></text:p>
          </table:table-cell>
          <table:table-cell table:style-name="Table3.G2" office:value-type="string">
            <text:p text:style-name="P9"><text:span text:style-name="T6">2</text:span></text:p>
          </table:table-cell>
          <table:table-cell table:style-name="Table3.G2" office:value-type="string">
            <text:p text:style-name="P9"><text:span text:style-name="T6">1</text:span></text:p>
          </table:table-cell>
          <table:table-cell table:style-name="Table3.G2" office:value-type="string">
            <text:p text:style-name="P9"><text:span text:style-name="T6">1</text:span></text:p>
          </table:table-cell>
          <table:table-cell table:style-name="Table3.G2" office:value-type="string">
            <text:p text:style-name="P9"><text:span text:style-name="T6">1</text:span></text:p>
          </table:table-cell>
        </table:table-row>
        <table:table-row table:style-name="Table3.1">
          <table:table-cell table:style-name="Table3.A2" office:value-type="string">
            <text:p text:style-name="P1"><text:span text:style-name="T6">16th</text:span></text:p>
          </table:table-cell>
          <table:table-cell table:style-name="Table3.A2" office:value-type="string">
            <text:p text:style-name="P1"><text:span text:style-name="T6">+16/+11/+6/+1</text:span></text:p>
          </table:table-cell>
          <table:table-cell table:style-name="Table3.A2" office:value-type="string">
            <text:p text:style-name="P1"><text:span text:style-name="T6">+10</text:span></text:p>
          </table:table-cell>
          <table:table-cell table:style-name="Table3.A2" office:value-type="string">
            <text:p text:style-name="P1"><text:span text:style-name="T6">+10</text:span></text:p>
          </table:table-cell>
          <table:table-cell table:style-name="Table3.A2" office:value-type="string">
            <text:p text:style-name="P1"><text:span text:style-name="T6">+5</text:span></text:p>
          </table:table-cell>
          <table:table-cell table:style-name="Table3.A2" office:value-type="string">
            <text:p text:style-name="P3"/>
          </table:table-cell>
          <table:table-cell table:style-name="Table3.G2" office:value-type="string">
            <text:p text:style-name="P9"><text:span text:style-name="T6">2</text:span></text:p>
          </table:table-cell>
          <table:table-cell table:style-name="Table3.G2" office:value-type="string">
            <text:p text:style-name="P9"><text:span text:style-name="T6">2</text:span></text:p>
          </table:table-cell>
          <table:table-cell table:style-name="Table3.G2" office:value-type="string">
            <text:p text:style-name="P9"><text:span text:style-name="T6">1</text:span></text:p>
          </table:table-cell>
          <table:table-cell table:style-name="Table3.G2" office:value-type="string">
            <text:p text:style-name="P9"><text:span text:style-name="T6">1</text:span></text:p>
          </table:table-cell>
        </table:table-row>
        <table:table-row table:style-name="Table3.1">
          <table:table-cell table:style-name="Table3.A2" office:value-type="string">
            <text:p text:style-name="P1"><text:span text:style-name="T6">17th</text:span></text:p>
          </table:table-cell>
          <table:table-cell table:style-name="Table3.A2" office:value-type="string">
            <text:p text:style-name="P1"><text:span text:style-name="T6">+17/+12/+7/+2</text:span></text:p>
          </table:table-cell>
          <table:table-cell table:style-name="Table3.A2" office:value-type="string">
            <text:p text:style-name="P1"><text:span text:style-name="T6">+10</text:span></text:p>
          </table:table-cell>
          <table:table-cell table:style-name="Table3.A2" office:value-type="string">
            <text:p text:style-name="P1"><text:span text:style-name="T6">+10</text:span></text:p>
          </table:table-cell>
          <table:table-cell table:style-name="Table3.A2" office:value-type="string">
            <text:p text:style-name="P1"><text:span text:style-name="T6">+5</text:span></text:p>
          </table:table-cell>
          <table:table-cell table:style-name="Table3.A2" office:value-type="string">
            <text:p text:style-name="P1"><text:span text:style-name="T6">Hide in plain sight</text:span></text:p>
          </table:table-cell>
          <table:table-cell table:style-name="Table3.G2" office:value-type="string">
            <text:p text:style-name="P9"><text:span text:style-name="T6">2</text:span></text:p>
          </table:table-cell>
          <table:table-cell table:style-name="Table3.G2" office:value-type="string">
            <text:p text:style-name="P9"><text:span text:style-name="T6">2</text:span></text:p>
          </table:table-cell>
          <table:table-cell table:style-name="Table3.G2" office:value-type="string">
            <text:p text:style-name="P9"><text:span text:style-name="T6">2</text:span></text:p>
          </table:table-cell>
          <table:table-cell table:style-name="Table3.G2" office:value-type="string">
            <text:p text:style-name="P9"><text:span text:style-name="T6">1</text:span></text:p>
          </table:table-cell>
        </table:table-row>
        <table:table-row table:style-name="Table3.1">
          <table:table-cell table:style-name="Table3.A2" office:value-type="string">
            <text:p text:style-name="P1"><text:span text:style-name="T6">18th</text:span></text:p>
          </table:table-cell>
          <table:table-cell table:style-name="Table3.A2" office:value-type="string">
            <text:p text:style-name="P1"><text:span text:style-name="T6">+18/+13/+8/+3</text:span></text:p>
          </table:table-cell>
          <table:table-cell table:style-name="Table3.A2" office:value-type="string">
            <text:p text:style-name="P1"><text:span text:style-name="T6">+11</text:span></text:p>
          </table:table-cell>
          <table:table-cell table:style-name="Table3.A2" office:value-type="string">
            <text:p text:style-name="P1"><text:span text:style-name="T6">+11</text:span></text:p>
          </table:table-cell>
          <table:table-cell table:style-name="Table3.A2" office:value-type="string">
            <text:p text:style-name="P1"><text:span text:style-name="T6">+6</text:span></text:p>
          </table:table-cell>
          <table:table-cell table:style-name="Table3.A2" office:value-type="string">
            <text:p text:style-name="P3"/>
          </table:table-cell>
          <table:table-cell table:style-name="Table3.G2" office:value-type="string">
            <text:p text:style-name="P9"><text:span text:style-name="T6">3</text:span></text:p>
          </table:table-cell>
          <table:table-cell table:style-name="Table3.G2" office:value-type="string">
            <text:p text:style-name="P9"><text:span text:style-name="T6">2</text:span></text:p>
          </table:table-cell>
          <table:table-cell table:style-name="Table3.G2" office:value-type="string">
            <text:p text:style-name="P9"><text:span text:style-name="T6">2</text:span></text:p>
          </table:table-cell>
          <table:table-cell table:style-name="Table3.G2" office:value-type="string">
            <text:p text:style-name="P9"><text:span text:style-name="T6">1</text:span></text:p>
          </table:table-cell>
        </table:table-row>
        <table:table-row table:style-name="Table3.1">
          <table:table-cell table:style-name="Table3.A2" office:value-type="string">
            <text:p text:style-name="P1"><text:span text:style-name="T6">19th</text:span></text:p>
          </table:table-cell>
          <table:table-cell table:style-name="Table3.A2" office:value-type="string">
            <text:p text:style-name="P1"><text:span text:style-name="T6">+19/+14/+9/+4</text:span></text:p>
          </table:table-cell>
          <table:table-cell table:style-name="Table3.A2" office:value-type="string">
            <text:p text:style-name="P1"><text:span text:style-name="T6">+11</text:span></text:p>
          </table:table-cell>
          <table:table-cell table:style-name="Table3.A2" office:value-type="string">
            <text:p text:style-name="P1"><text:span text:style-name="T6">+11</text:span></text:p>
          </table:table-cell>
          <table:table-cell table:style-name="Table3.A2" office:value-type="string">
            <text:p text:style-name="P1"><text:span text:style-name="T6">+6</text:span></text:p>
          </table:table-cell>
          <table:table-cell table:style-name="Table3.A2" office:value-type="string">
            <text:p text:style-name="P3"/>
          </table:table-cell>
          <table:table-cell table:style-name="Table3.G2" office:value-type="string">
            <text:p text:style-name="P9"><text:span text:style-name="T6">3</text:span></text:p>
          </table:table-cell>
          <table:table-cell table:style-name="Table3.G2" office:value-type="string">
            <text:p text:style-name="P9"><text:span text:style-name="T6">3</text:span></text:p>
          </table:table-cell>
          <table:table-cell table:style-name="Table3.G2" office:value-type="string">
            <text:p text:style-name="P9"><text:span text:style-name="T6">3</text:span></text:p>
          </table:table-cell>
          <table:table-cell table:style-name="Table3.G2" office:value-type="string">
            <text:p text:style-name="P9"><text:span text:style-name="T6">2</text:span></text:p>
          </table:table-cell>
        </table:table-row>
        <table:table-row table:style-name="Table3.1">
          <table:table-cell table:style-name="Table3.A23" office:value-type="string">
            <text:p text:style-name="P8"><text:span text:style-name="T6">20th</text:span></text:p>
          </table:table-cell>
          <table:table-cell table:style-name="Table3.A23" office:value-type="string">
            <text:p text:style-name="P8"><text:span text:style-name="T6">+20/+15/+10/+5</text:span></text:p>
          </table:table-cell>
          <table:table-cell table:style-name="Table3.A23" office:value-type="string">
            <text:p text:style-name="P8"><text:span text:style-name="T6">+12</text:span></text:p>
          </table:table-cell>
          <table:table-cell table:style-name="Table3.A23" office:value-type="string">
            <text:p text:style-name="P8"><text:span text:style-name="T6">+12</text:span></text:p>
          </table:table-cell>
          <table:table-cell table:style-name="Table3.A23" office:value-type="string">
            <text:p text:style-name="P8"><text:span text:style-name="T6">+6</text:span></text:p>
          </table:table-cell>
          <table:table-cell table:style-name="Table3.A23" office:value-type="string">
            <text:p text:style-name="P8"><text:span text:style-name="T6">5th favored enemy</text:span></text:p>
          </table:table-cell>
          <table:table-cell table:style-name="Table3.G23" office:value-type="string">
            <text:p text:style-name="P10"><text:span text:style-name="T6">3</text:span></text:p>
          </table:table-cell>
          <table:table-cell table:style-name="Table3.G23" office:value-type="string">
            <text:p text:style-name="P10"><text:span text:style-name="T6">3</text:span></text:p>
          </table:table-cell>
          <table:table-cell table:style-name="Table3.G23" office:value-type="string">
            <text:p text:style-name="P10"><text:span text:style-name="T6">3</text:span></text:p>
          </table:table-cell>
          <table:table-cell table:style-name="Table3.G23" office:value-type="string">
            <text:p text:style-name="P10"><text:span text:style-name="T6">3</text:span></text:p>
          </table:table-cell>
        </table:table-row>
      </table:table>
      <text:p text:style-name="P3"/>
      <text:h text:style-name="P13" text:outline-level="3"><text:span text:style-name="T1">Class Features</text:span></text:h>
      <text:p text:style-name="P1"><text:span text:style-name="T6">All of the following are class features of the ranger.</text:span></text:p>
      <text:p text:style-name="P1"><text:span text:style-name="T5">Weapon and Armor Proficiency:</text:span><text:span text:style-name="T6"> A ranger is proficient with all simple and martial weapons, and with light armor and shields (except tower shields).</text:span></text:p>
      <text:p text:style-name="P1"><text:span text:style-name="T5">Favored Enemy (Ex):</text:span><text:span text:style-name="T6"> At 1st level, a ranger may select a type of creature from among those given on Table: Ranger Favored Enemies. The ranger gains a +2 bonus on Bluff, Listen, Sense Motive, Spot, and Survival checks when using these skills against creatures of this type. Likewise, he gets a +2 bonus on weapon damage rolls against such creatures.</text:span></text:p>
      <text:p text:style-name="P1"><text:span text:style-name="T6">At 5th level and every five levels thereafter (10th, 15th, and 20th level), the ranger may select an additional favored enemy from those given on the table. In addition, at each such interval, the bonus against any one favored enemy (including the one just selected, if so desired) increases by 2. </text:span></text:p>
      <text:p text:style-name="P1"><text:span text:style-name="T6">If the ranger chooses humanoids or outsiders as a favored enemy, he must also choose an associated subtype, as indicated on the table. If a specific creature falls into more than one category of favored enemy, the ranger’s bonuses do not stack; he simply uses whichever bonus is higher.</text:span></text:p>
      <text:p text:style-name="P5"><text:soft-page-break/></text:p>
      <table:table table:name="Table4" table:style-name="Table4">
        <table:table-column table:style-name="Table4.A"/>
        <table:table-column table:style-name="Table4.B"/>
        <table:table-row table:style-name="Table4.1">
          <table:table-cell table:style-name="Table4.A1" table:number-columns-spanned="2" office:value-type="string">
            <text:p text:style-name="P8"><text:span text:style-name="T5">Table: Ranger Favored Enemies</text:span></text:p>
          </table:table-cell>
          <table:covered-table-cell/>
        </table:table-row>
        <table:table-row table:style-name="Table4.1">
          <table:table-cell table:style-name="Table4.A2" office:value-type="string">
            <text:p text:style-name="P8"><text:span text:style-name="T5">Type (Subtype)</text:span></text:p>
          </table:table-cell>
          <table:table-cell table:style-name="Table4.A2" office:value-type="string">
            <text:p text:style-name="P8"><text:span text:style-name="T5">Type (Subtype)</text:span></text:p>
          </table:table-cell>
        </table:table-row>
        <table:table-row table:style-name="Table4.1">
          <table:table-cell table:style-name="Table4.A2" office:value-type="string">
            <text:p text:style-name="P1"><text:span text:style-name="T6">Aberration</text:span></text:p>
          </table:table-cell>
          <table:table-cell table:style-name="Table4.A2" office:value-type="string">
            <text:p text:style-name="P1"><text:span text:style-name="T6">Humanoid (reptilian) </text:span></text:p>
          </table:table-cell>
        </table:table-row>
        <table:table-row table:style-name="Table4.1">
          <table:table-cell table:style-name="Table4.A2" office:value-type="string">
            <text:p text:style-name="P1"><text:span text:style-name="T6">Animal</text:span></text:p>
          </table:table-cell>
          <table:table-cell table:style-name="Table4.A2" office:value-type="string">
            <text:p text:style-name="P1"><text:span text:style-name="T6">Magical beast </text:span></text:p>
          </table:table-cell>
        </table:table-row>
        <table:table-row table:style-name="Table4.1">
          <table:table-cell table:style-name="Table4.A2" office:value-type="string">
            <text:p text:style-name="P1"><text:span text:style-name="T6">Construct</text:span></text:p>
          </table:table-cell>
          <table:table-cell table:style-name="Table4.A2" office:value-type="string">
            <text:p text:style-name="P1"><text:span text:style-name="T6">Monstrous humanoid </text:span></text:p>
          </table:table-cell>
        </table:table-row>
        <table:table-row table:style-name="Table4.1">
          <table:table-cell table:style-name="Table4.A2" office:value-type="string">
            <text:p text:style-name="P1"><text:span text:style-name="T6">Dragon </text:span></text:p>
          </table:table-cell>
          <table:table-cell table:style-name="Table4.A2" office:value-type="string">
            <text:p text:style-name="P1"><text:span text:style-name="T6">Ooze </text:span></text:p>
          </table:table-cell>
        </table:table-row>
        <table:table-row table:style-name="Table4.1">
          <table:table-cell table:style-name="Table4.A2" office:value-type="string">
            <text:p text:style-name="P1"><text:span text:style-name="T6">Elemental</text:span></text:p>
          </table:table-cell>
          <table:table-cell table:style-name="Table4.A2" office:value-type="string">
            <text:p text:style-name="P1"><text:span text:style-name="T6">Outsider (air) </text:span></text:p>
          </table:table-cell>
        </table:table-row>
        <table:table-row table:style-name="Table4.1">
          <table:table-cell table:style-name="Table4.A2" office:value-type="string">
            <text:p text:style-name="P1"><text:span text:style-name="T6">Fey</text:span></text:p>
          </table:table-cell>
          <table:table-cell table:style-name="Table4.A2" office:value-type="string">
            <text:p text:style-name="P1"><text:span text:style-name="T6">Outsider (chaotic) </text:span></text:p>
          </table:table-cell>
        </table:table-row>
        <table:table-row table:style-name="Table4.1">
          <table:table-cell table:style-name="Table4.A2" office:value-type="string">
            <text:p text:style-name="P1"><text:span text:style-name="T6">Giant</text:span></text:p>
          </table:table-cell>
          <table:table-cell table:style-name="Table4.A2" office:value-type="string">
            <text:p text:style-name="P1"><text:span text:style-name="T6">Outsider (earth) </text:span></text:p>
          </table:table-cell>
        </table:table-row>
        <table:table-row table:style-name="Table4.1">
          <table:table-cell table:style-name="Table4.A2" office:value-type="string">
            <text:p text:style-name="P1"><text:span text:style-name="T6">Humanoid (aquatic)</text:span></text:p>
          </table:table-cell>
          <table:table-cell table:style-name="Table4.A2" office:value-type="string">
            <text:p text:style-name="P1"><text:span text:style-name="T6">Outsider (evil) </text:span></text:p>
          </table:table-cell>
        </table:table-row>
        <table:table-row table:style-name="Table4.1">
          <table:table-cell table:style-name="Table4.A2" office:value-type="string">
            <text:p text:style-name="P1"><text:span text:style-name="T6">Humanoid (dwarf) </text:span></text:p>
          </table:table-cell>
          <table:table-cell table:style-name="Table4.A2" office:value-type="string">
            <text:p text:style-name="P1"><text:span text:style-name="T6">Outsider (fire) </text:span></text:p>
          </table:table-cell>
        </table:table-row>
        <table:table-row table:style-name="Table4.1">
          <table:table-cell table:style-name="Table4.A2" office:value-type="string">
            <text:p text:style-name="P1"><text:span text:style-name="T6">Humanoid (elf) </text:span></text:p>
          </table:table-cell>
          <table:table-cell table:style-name="Table4.A2" office:value-type="string">
            <text:p text:style-name="P1"><text:span text:style-name="T6">Outsider (good)</text:span></text:p>
          </table:table-cell>
        </table:table-row>
        <table:table-row table:style-name="Table4.1">
          <table:table-cell table:style-name="Table4.A2" office:value-type="string">
            <text:p text:style-name="P1"><text:span text:style-name="T6">Humanoid (goblinoid) </text:span></text:p>
          </table:table-cell>
          <table:table-cell table:style-name="Table4.A2" office:value-type="string">
            <text:p text:style-name="P1"><text:span text:style-name="T6">Outsider (lawful)</text:span></text:p>
          </table:table-cell>
        </table:table-row>
        <table:table-row table:style-name="Table4.1">
          <table:table-cell table:style-name="Table4.A2" office:value-type="string">
            <text:p text:style-name="P1"><text:span text:style-name="T6">Humanoid (gnoll) </text:span></text:p>
          </table:table-cell>
          <table:table-cell table:style-name="Table4.A2" office:value-type="string">
            <text:p text:style-name="P1"><text:span text:style-name="T6">Outsider (native)</text:span></text:p>
          </table:table-cell>
        </table:table-row>
        <table:table-row table:style-name="Table4.1">
          <table:table-cell table:style-name="Table4.A2" office:value-type="string">
            <text:p text:style-name="P1"><text:span text:style-name="T6">Humanoid (gnome)</text:span></text:p>
          </table:table-cell>
          <table:table-cell table:style-name="Table4.A2" office:value-type="string">
            <text:p text:style-name="P1"><text:span text:style-name="T6">Outsider (water) </text:span></text:p>
          </table:table-cell>
        </table:table-row>
        <table:table-row table:style-name="Table4.1">
          <table:table-cell table:style-name="Table4.A2" office:value-type="string">
            <text:p text:style-name="P1"><text:span text:style-name="T6">Humanoid (halfling) </text:span></text:p>
          </table:table-cell>
          <table:table-cell table:style-name="Table4.A2" office:value-type="string">
            <text:p text:style-name="P1"><text:span text:style-name="T6">Plant </text:span></text:p>
          </table:table-cell>
        </table:table-row>
        <table:table-row table:style-name="Table4.1">
          <table:table-cell table:style-name="Table4.A2" office:value-type="string">
            <text:p text:style-name="P1"><text:span text:style-name="T6">Humanoid (human) </text:span></text:p>
          </table:table-cell>
          <table:table-cell table:style-name="Table4.A2" office:value-type="string">
            <text:p text:style-name="P1"><text:span text:style-name="T6">Undead </text:span></text:p>
          </table:table-cell>
        </table:table-row>
        <table:table-row table:style-name="Table4.1">
          <table:table-cell table:style-name="Table4.A18" office:value-type="string">
            <text:p text:style-name="P8"><text:span text:style-name="T6">Humanoid (orc) </text:span></text:p>
          </table:table-cell>
          <table:table-cell table:style-name="Table4.A18" office:value-type="string">
            <text:p text:style-name="P8"><text:span text:style-name="T6">Vermin </text:span></text:p>
          </table:table-cell>
        </table:table-row>
      </table:table>
      <text:p text:style-name="P3"/>
      <text:p text:style-name="P1"><text:span text:style-name="T5">Track:</text:span><text:span text:style-name="T6"> A ranger gains Track as a bonus feat.</text:span></text:p>
      <text:p text:style-name="P1"><text:span text:style-name="T5">Wild Empathy (Ex): </text:span><text:span text:style-name="T6">A ranger can improve the attitude of an animal. This ability functions just like a Diplomacy check to improve the attitude of a person. The ranger rolls 1d20 and adds his ranger level and his Charisma bonus to determine the wild empathy check result. The typical domestic animal has a starting attitude of indifferent, while wild animals are usually unfriendly.</text:span></text:p>
      <text:p text:style-name="P1"><text:span text:style-name="T6">To use wild empathy, the ranger and the animal must be able to study each other, which means that they must be within 30 feet of one another under normal visibility conditions. Generally, influencing an animal in this way takes 1 minute, but, as with influencing people, it might take more or less time.</text:span></text:p>
      <text:p text:style-name="P1"><text:span text:style-name="T6">The ranger can also use this ability to influence a magical beast with an Intelligence score of 1 or 2, but he takes a –4 penalty on the check.</text:span></text:p>
      <text:p text:style-name="P1"><text:span text:style-name="T5">Combat Style (Ex):</text:span><text:span text:style-name="T6"> At 2nd level, a ranger must select one of two combat styles to pursue: archery or two-weapon combat. This choice affects the character’s class features but does not restrict his selection of feats or special abilities in any way.</text:span></text:p>
      <text:p text:style-name="P1"><text:span text:style-name="T6">If the ranger selects archery, he is treated as having the Rapid Shot feat, even if he does not have the normal prerequisites for that feat.</text:span></text:p>
      <text:p text:style-name="P1"><text:span text:style-name="T6">If the ranger selects two-weapon combat, he is treated as having the Two-Weapon Fighting feat, even if he does not have the normal prerequisites for that feat.</text:span></text:p>
      <text:p text:style-name="P1"><text:span text:style-name="T6">The benefits of the ranger’s chosen style apply only when he wears light or no armor. He loses all benefits of his combat style when wearing medium or heavy armor.</text:span></text:p>
      <text:p text:style-name="P1"><text:span text:style-name="T5">Endurance:</text:span><text:span text:style-name="T6"> A ranger gains Endurance as a bonus feat at 3rd level.</text:span></text:p>
      <text:p text:style-name="P1"><text:span text:style-name="T5">Animal Companion (Ex):</text:span><text:span text:style-name="T6"> At 4th level, a ranger gains an animal companion selected from the following list: badger, camel, dire rat, dog, riding dog, eagle, hawk, horse (light or heavy), owl, pony, snake (Small or Medium viper), or wolf. If the campaign takes place wholly or partly in an aquatic environment, the following creatures may be added to the ranger’s list of options: crocodile, porpoise, Medium shark, and squid. This animal is a loyal companion that accompanies the ranger on his adventures as appropriate for its kind.</text:span></text:p>
      <text:p text:style-name="P1"><text:span text:style-name="T6">This ability functions like the druid ability of the same name, except that the ranger’s effective druid level is one-half his ranger level. A ranger may select from the alternative lists of animal companions just as a druid can, though again his effective druid level is half his ranger level. Like a druid, a ranger cannot select an alternative animal if the choice would reduce his effective druid level below 1st.</text:span></text:p>
      <text:p text:style-name="P1"><text:span text:style-name="T5">Spells:</text:span><text:span text:style-name="T6"> Beginning at 4th level, a ranger gains the ability to cast a small number of divine spells, which are drawn from the ranger spell list. A ranger must choose and prepare his spells in advance (see below).</text:span></text:p>
      <text:p text:style-name="P1"><text:span text:style-name="T6">To prepare or cast a spell, a ranger must have a Wisdom score equal to at least 10 + the spell level. The Difficulty Class for a saving throw against a ranger’s spell is 10 + the spell level + the ranger’s Wisdom modifier.</text:span></text:p>
      <text:p text:style-name="P1"><text:soft-page-break/><text:span text:style-name="T6">Like other spellcasters, a ranger can cast only a certain number of spells of each spell level per day. His base daily spell allotment is given on Table: The Ranger. In addition, he receives bonus spells per day if he has a high Wisdom score. When Table: The Ranger indicates that the ranger gets 0 spells per day of a given spell level, he gains only the bonus spells he would be entitled to based on his Wisdom score for that spell level. The ranger does not have access to any domain spells or granted powers, as a cleric does.</text:span></text:p>
      <text:p text:style-name="P1"><text:span text:style-name="T6">A ranger prepares and casts spells the way a cleric does, though he cannot lose a prepared spell to cast a </text:span><text:span text:style-name="T7">cure </text:span><text:span text:style-name="T6">spell in its place. A ranger may prepare and cast any spell on the ranger spell list, provided that he can cast spells of that level, but he must choose which spells to prepare during his daily meditation.</text:span></text:p>
      <text:p text:style-name="P1"><text:span text:style-name="T6">Through 3rd level, a ranger has no caster level. At 4th level and higher, his caster level is one-half his ranger level.</text:span></text:p>
      <text:p text:style-name="P1"><text:span text:style-name="T5">Improved Combat Style (Ex):</text:span><text:span text:style-name="T6"> At 6th level, a ranger’s aptitude in his chosen combat style (archery or two-weapon combat) improves. If he selected archery at 2nd level, he is treated as having the Manyshot feat, even if he does not have the normal prerequisites for that feat.</text:span></text:p>
      <text:p text:style-name="P1"><text:span text:style-name="T6">If the ranger selected two-weapon combat at 2nd level, he is treated as having the Improved Two-Weapon Fighting feat, even if he does not have the normal prerequisites for that feat.</text:span></text:p>
      <text:p text:style-name="P1"><text:span text:style-name="T6">As before, the benefits of the ranger’s chosen style apply only when he wears light or no armor. He loses all benefits of his combat style when wearing medium or heavy armor.</text:span></text:p>
      <text:p text:style-name="P1"><text:span text:style-name="T5">Woodland Stride (Ex):</text:span><text:span text:style-name="T6"> Starting at 7th level, a ranger may move through any sort of undergrowth (such as natural thorns, briars, overgrown areas, and similar terrain) at his normal speed and without taking damage or suffering any other impairment.</text:span></text:p>
      <text:p text:style-name="P1"><text:span text:style-name="T6">However, thorns, briars, and overgrown areas that are enchanted or magically manipulated to impede motion still affect him.</text:span></text:p>
      <text:p text:style-name="P1"><text:span text:style-name="T5">Swift Tracker (Ex):</text:span><text:span text:style-name="T6"> Beginning at 8th level, a ranger can move at his normal speed while following tracks without taking the normal –5 penalty. He takes only a –10 penalty (instead of the normal –20) when moving at up to twice normal speed while tracking.</text:span></text:p>
      <text:p text:style-name="P1"><text:span text:style-name="T5">Evasion (Ex):</text:span><text:span text:style-name="T6"> At 9th level, a ranger can avoid even magical and unusual attacks with great agility. If he makes a successful Reflex saving throw against an attack that normally deals half damage on a successful save, he instead takes no damage. Evasion can be used only if the ranger is wearing light armor or no armor. A helpless ranger does not gain the benefit of evasion.</text:span></text:p>
      <text:p text:style-name="P1"><text:span text:style-name="T5">Combat Style Mastery (Ex):</text:span><text:span text:style-name="T6"> At 11th level, a ranger’s aptitude in his chosen combat style (archery or two-weapon combat) improves again. If he selected archery at 2nd level, he is treated as having the Improved Precise Shot feat, even if he does not have the normal prerequisites for that feat.</text:span></text:p>
      <text:p text:style-name="P1"><text:span text:style-name="T6">If the ranger selected two-weapon combat at 2nd level, he is treated as having the Greater Two-Weapon Fighting feat, even if he does not have the normal prerequisites for that feat.</text:span></text:p>
      <text:p text:style-name="P1"><text:span text:style-name="T6">As before, the benefits of the ranger’s chosen style apply only when he wears light or no armor. He loses all benefits of his combat style when wearing medium or heavy armor.</text:span></text:p>
      <text:p text:style-name="P1"><text:span text:style-name="T5">Camouflage (Ex):</text:span><text:span text:style-name="T6"> A ranger of 13th level or higher can use the Hide skill in any sort of natural terrain, even if the terrain doesn’t grant cover or concealment.</text:span></text:p>
      <text:p text:style-name="P1"><text:span text:style-name="T5">Hide in Plain Sight (Ex):</text:span><text:span text:style-name="T6"> While in any sort of natural terrain, a ranger of 17th level or higher can use the Hide skill even while being observed.</text:span></text:p>
      <text:p text:style-name="P2"/>
      <text:p text:style-name="P1"><text:span text:style-name="T4">ROGUE</text:span></text:p>
      <text:p text:style-name="P12"><text:span text:style-name="T3">Alignment:</text:span><text:span text:style-name="T2"> Any.</text:span></text:p>
      <text:p text:style-name="P1"><text:span text:style-name="T5">Hit Die:</text:span><text:span text:style-name="T6"> d6.</text:span></text:p>
      <text:h text:style-name="P14" text:outline-level="3"/>
      <text:h text:style-name="P13" text:outline-level="3"><text:span text:style-name="T1">Class Skills</text:span></text:h>
      <text:p text:style-name="P1"><text:span text:style-name="T6">The rogue’s class skills (and the key ability for each skill) are Appraise (Int), Balance (Dex), Bluff (Cha), Climb (Str), Craft (Int), Decipher Script (Int), Diplomacy (Cha), Disable Device (Int), Disguise (Cha), Escape Artist (Dex), Forgery (Int), Gather Information (Cha), Hide (Dex), Intimidate (Cha), Jump (Str), Knowledge (local) (Int), Listen (Wis), Move Silently (Dex), Open Lock (Dex), Perform (Cha), Profession (Wis), Search (Int), Sense Motive (Wis), Sleight of Hand (Dex), Spot (Wis), Swim (Str), Tumble (Dex), Use Magic Device (Cha), and Use Rope (Dex).</text:span></text:p>
      <text:p text:style-name="P1"><text:span text:style-name="T5">Skill Points at 1st Level:</text:span><text:span text:style-name="T6"> (8 + Int modifier) x4.</text:span></text:p>
      <text:p text:style-name="P1"><text:span text:style-name="T5">Skill Points at Each Additional Level:</text:span><text:span text:style-name="T6"> 8 + Int modifier.</text:span></text:p>
      <text:p text:style-name="P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6" office:value-type="string">
            <text:p text:style-name="P8"><text:span text:style-name="T5">Table: The Rogue</text:span></text:p>
          </table:table-cell>
          <table:covered-table-cell/>
          <table:covered-table-cell/>
          <table:covered-table-cell/>
          <table:covered-table-cell/>
          <table:covered-table-cell/>
        </table:table-row>
        <table:table-row table:style-name="Table5.1">
          <table:table-cell table:style-name="Table5.A2" office:value-type="string">
            <text:p text:style-name="P8"><text:span text:style-name="T5">Level</text:span></text:p>
          </table:table-cell>
          <table:table-cell table:style-name="Table5.A2" office:value-type="string">
            <text:p text:style-name="P8"><text:span text:style-name="T5">Base Attack Bonus</text:span></text:p>
          </table:table-cell>
          <table:table-cell table:style-name="Table5.A2" office:value-type="string">
            <text:p text:style-name="P8"><text:span text:style-name="T5">Fort </text:span></text:p>
            <text:p text:style-name="P8"><text:span text:style-name="T5">Save</text:span></text:p>
          </table:table-cell>
          <table:table-cell table:style-name="Table5.A2" office:value-type="string">
            <text:p text:style-name="P8"><text:span text:style-name="T5">Ref </text:span></text:p>
            <text:p text:style-name="P8"><text:span text:style-name="T5">Save</text:span></text:p>
          </table:table-cell>
          <table:table-cell table:style-name="Table5.A2" office:value-type="string">
            <text:p text:style-name="P8"><text:span text:style-name="T5">Will </text:span></text:p>
            <text:p text:style-name="P8"><text:span text:style-name="T5">Save</text:span></text:p>
          </table:table-cell>
          <table:table-cell table:style-name="Table5.A2" office:value-type="string">
            <text:p text:style-name="P8"><text:span text:style-name="T5">Special</text:span></text:p>
          </table:table-cell>
        </table:table-row>
        <table:table-row table:style-name="Table5.1">
          <table:table-cell table:style-name="Table5.A2" office:value-type="string">
            <text:p text:style-name="P1"><text:span text:style-name="T6">1st</text:span></text:p>
          </table:table-cell>
          <table:table-cell table:style-name="Table5.A2" office:value-type="string">
            <text:p text:style-name="P1"><text:span text:style-name="T6">+0</text:span></text:p>
          </table:table-cell>
          <table:table-cell table:style-name="Table5.A2" office:value-type="string">
            <text:p text:style-name="P1"><text:span text:style-name="T6">+0</text:span></text:p>
          </table:table-cell>
          <table:table-cell table:style-name="Table5.A2" office:value-type="string">
            <text:p text:style-name="P1"><text:span text:style-name="T6">+2</text:span></text:p>
          </table:table-cell>
          <table:table-cell table:style-name="Table5.A2" office:value-type="string">
            <text:p text:style-name="P1"><text:span text:style-name="T6">+0</text:span></text:p>
          </table:table-cell>
          <table:table-cell table:style-name="Table5.A2" office:value-type="string">
            <text:p text:style-name="P1"><text:span text:style-name="T6">Sneak attack +1d6, trapfinding</text:span></text:p>
          </table:table-cell>
        </table:table-row>
        <table:table-row table:style-name="Table5.1">
          <table:table-cell table:style-name="Table5.A2" office:value-type="string">
            <text:p text:style-name="P1"><text:span text:style-name="T6">2nd</text:span></text:p>
          </table:table-cell>
          <table:table-cell table:style-name="Table5.A2" office:value-type="string">
            <text:p text:style-name="P1"><text:span text:style-name="T6">+1</text:span></text:p>
          </table:table-cell>
          <table:table-cell table:style-name="Table5.A2" office:value-type="string">
            <text:p text:style-name="P1"><text:span text:style-name="T6">+0</text:span></text:p>
          </table:table-cell>
          <table:table-cell table:style-name="Table5.A2" office:value-type="string">
            <text:p text:style-name="P1"><text:span text:style-name="T6">+3</text:span></text:p>
          </table:table-cell>
          <table:table-cell table:style-name="Table5.A2" office:value-type="string">
            <text:p text:style-name="P1"><text:span text:style-name="T6">+0</text:span></text:p>
          </table:table-cell>
          <table:table-cell table:style-name="Table5.A2" office:value-type="string">
            <text:p text:style-name="P1"><text:span text:style-name="T6">Evasion</text:span></text:p>
          </table:table-cell>
        </table:table-row>
        <table:table-row table:style-name="Table5.1">
          <table:table-cell table:style-name="Table5.A2" office:value-type="string">
            <text:p text:style-name="P1"><text:span text:style-name="T6">3rd</text:span></text:p>
          </table:table-cell>
          <table:table-cell table:style-name="Table5.A2" office:value-type="string">
            <text:p text:style-name="P1"><text:span text:style-name="T6">+2</text:span></text:p>
          </table:table-cell>
          <table:table-cell table:style-name="Table5.A2" office:value-type="string">
            <text:p text:style-name="P1"><text:span text:style-name="T6">+1</text:span></text:p>
          </table:table-cell>
          <table:table-cell table:style-name="Table5.A2" office:value-type="string">
            <text:p text:style-name="P1"><text:span text:style-name="T6">+3</text:span></text:p>
          </table:table-cell>
          <table:table-cell table:style-name="Table5.A2" office:value-type="string">
            <text:p text:style-name="P1"><text:span text:style-name="T6">+1</text:span></text:p>
          </table:table-cell>
          <table:table-cell table:style-name="Table5.A2" office:value-type="string">
            <text:p text:style-name="P1"><text:span text:style-name="T6">Sneak attack +2d6, trap sense +1</text:span></text:p>
          </table:table-cell>
        </table:table-row>
        <text:soft-page-break/>
        <table:table-row table:style-name="Table5.1">
          <table:table-cell table:style-name="Table5.A2" office:value-type="string">
            <text:p text:style-name="P1"><text:span text:style-name="T6">4th</text:span></text:p>
          </table:table-cell>
          <table:table-cell table:style-name="Table5.A2" office:value-type="string">
            <text:p text:style-name="P1"><text:span text:style-name="T6">+3</text:span></text:p>
          </table:table-cell>
          <table:table-cell table:style-name="Table5.A2" office:value-type="string">
            <text:p text:style-name="P1"><text:span text:style-name="T6">+1</text:span></text:p>
          </table:table-cell>
          <table:table-cell table:style-name="Table5.A2" office:value-type="string">
            <text:p text:style-name="P1"><text:span text:style-name="T6">+4</text:span></text:p>
          </table:table-cell>
          <table:table-cell table:style-name="Table5.A2" office:value-type="string">
            <text:p text:style-name="P1"><text:span text:style-name="T6">+1</text:span></text:p>
          </table:table-cell>
          <table:table-cell table:style-name="Table5.A2" office:value-type="string">
            <text:p text:style-name="P1"><text:span text:style-name="T6">Uncanny dodge</text:span></text:p>
          </table:table-cell>
        </table:table-row>
        <table:table-row table:style-name="Table5.1">
          <table:table-cell table:style-name="Table5.A2" office:value-type="string">
            <text:p text:style-name="P1"><text:span text:style-name="T6">5th</text:span></text:p>
          </table:table-cell>
          <table:table-cell table:style-name="Table5.A2" office:value-type="string">
            <text:p text:style-name="P1"><text:span text:style-name="T6">+3</text:span></text:p>
          </table:table-cell>
          <table:table-cell table:style-name="Table5.A2" office:value-type="string">
            <text:p text:style-name="P1"><text:span text:style-name="T6">+1</text:span></text:p>
          </table:table-cell>
          <table:table-cell table:style-name="Table5.A2" office:value-type="string">
            <text:p text:style-name="P1"><text:span text:style-name="T6">+4</text:span></text:p>
          </table:table-cell>
          <table:table-cell table:style-name="Table5.A2" office:value-type="string">
            <text:p text:style-name="P1"><text:span text:style-name="T6">+1</text:span></text:p>
          </table:table-cell>
          <table:table-cell table:style-name="Table5.A2" office:value-type="string">
            <text:p text:style-name="P1"><text:span text:style-name="T6">Sneak attack +3d6</text:span></text:p>
          </table:table-cell>
        </table:table-row>
        <table:table-row table:style-name="Table5.1">
          <table:table-cell table:style-name="Table5.A2" office:value-type="string">
            <text:p text:style-name="P1"><text:span text:style-name="T6">6th</text:span></text:p>
          </table:table-cell>
          <table:table-cell table:style-name="Table5.A2" office:value-type="string">
            <text:p text:style-name="P1"><text:span text:style-name="T6">+4</text:span></text:p>
          </table:table-cell>
          <table:table-cell table:style-name="Table5.A2" office:value-type="string">
            <text:p text:style-name="P1"><text:span text:style-name="T6">+2</text:span></text:p>
          </table:table-cell>
          <table:table-cell table:style-name="Table5.A2" office:value-type="string">
            <text:p text:style-name="P1"><text:span text:style-name="T6">+5</text:span></text:p>
          </table:table-cell>
          <table:table-cell table:style-name="Table5.A2" office:value-type="string">
            <text:p text:style-name="P1"><text:span text:style-name="T6">+2</text:span></text:p>
          </table:table-cell>
          <table:table-cell table:style-name="Table5.A2" office:value-type="string">
            <text:p text:style-name="P1"><text:span text:style-name="T6">Trap sense +2</text:span></text:p>
          </table:table-cell>
        </table:table-row>
        <table:table-row table:style-name="Table5.1">
          <table:table-cell table:style-name="Table5.A2" office:value-type="string">
            <text:p text:style-name="P1"><text:span text:style-name="T6">7th</text:span></text:p>
          </table:table-cell>
          <table:table-cell table:style-name="Table5.A2" office:value-type="string">
            <text:p text:style-name="P1"><text:span text:style-name="T6">+5</text:span></text:p>
          </table:table-cell>
          <table:table-cell table:style-name="Table5.A2" office:value-type="string">
            <text:p text:style-name="P1"><text:span text:style-name="T6">+2</text:span></text:p>
          </table:table-cell>
          <table:table-cell table:style-name="Table5.A2" office:value-type="string">
            <text:p text:style-name="P1"><text:span text:style-name="T6">+5</text:span></text:p>
          </table:table-cell>
          <table:table-cell table:style-name="Table5.A2" office:value-type="string">
            <text:p text:style-name="P1"><text:span text:style-name="T6">+2</text:span></text:p>
          </table:table-cell>
          <table:table-cell table:style-name="Table5.A2" office:value-type="string">
            <text:p text:style-name="P1"><text:span text:style-name="T6">Sneak attack +4d6</text:span></text:p>
          </table:table-cell>
        </table:table-row>
        <table:table-row table:style-name="Table5.1">
          <table:table-cell table:style-name="Table5.A2" office:value-type="string">
            <text:p text:style-name="P1"><text:span text:style-name="T6">8th</text:span></text:p>
          </table:table-cell>
          <table:table-cell table:style-name="Table5.A2" office:value-type="string">
            <text:p text:style-name="P1"><text:span text:style-name="T6">+6/+1</text:span></text:p>
          </table:table-cell>
          <table:table-cell table:style-name="Table5.A2" office:value-type="string">
            <text:p text:style-name="P1"><text:span text:style-name="T6">+2</text:span></text:p>
          </table:table-cell>
          <table:table-cell table:style-name="Table5.A2" office:value-type="string">
            <text:p text:style-name="P1"><text:span text:style-name="T6">+6</text:span></text:p>
          </table:table-cell>
          <table:table-cell table:style-name="Table5.A2" office:value-type="string">
            <text:p text:style-name="P1"><text:span text:style-name="T6">+2</text:span></text:p>
          </table:table-cell>
          <table:table-cell table:style-name="Table5.A2" office:value-type="string">
            <text:p text:style-name="P1"><text:span text:style-name="T6">Improved uncanny dodge</text:span></text:p>
          </table:table-cell>
        </table:table-row>
        <text:soft-page-break/>
        <table:table-row table:style-name="Table5.1">
          <table:table-cell table:style-name="Table5.A2" office:value-type="string">
            <text:p text:style-name="P1"><text:span text:style-name="T6">9th</text:span></text:p>
          </table:table-cell>
          <table:table-cell table:style-name="Table5.A2" office:value-type="string">
            <text:p text:style-name="P1"><text:span text:style-name="T6">+6/+1</text:span></text:p>
          </table:table-cell>
          <table:table-cell table:style-name="Table5.A2" office:value-type="string">
            <text:p text:style-name="P1"><text:span text:style-name="T6">+3</text:span></text:p>
          </table:table-cell>
          <table:table-cell table:style-name="Table5.A2" office:value-type="string">
            <text:p text:style-name="P1"><text:span text:style-name="T6">+6</text:span></text:p>
          </table:table-cell>
          <table:table-cell table:style-name="Table5.A2" office:value-type="string">
            <text:p text:style-name="P1"><text:span text:style-name="T6">+3</text:span></text:p>
          </table:table-cell>
          <table:table-cell table:style-name="Table5.A2" office:value-type="string">
            <text:p text:style-name="P1"><text:span text:style-name="T6">Sneak attack +5d6, trap sense +3</text:span></text:p>
          </table:table-cell>
        </table:table-row>
        <table:table-row table:style-name="Table5.1">
          <table:table-cell table:style-name="Table5.A2" office:value-type="string">
            <text:p text:style-name="P1"><text:span text:style-name="T6">10th</text:span></text:p>
          </table:table-cell>
          <table:table-cell table:style-name="Table5.A2" office:value-type="string">
            <text:p text:style-name="P1"><text:span text:style-name="T6">+7/+2</text:span></text:p>
          </table:table-cell>
          <table:table-cell table:style-name="Table5.A2" office:value-type="string">
            <text:p text:style-name="P1"><text:span text:style-name="T6">+3</text:span></text:p>
          </table:table-cell>
          <table:table-cell table:style-name="Table5.A2" office:value-type="string">
            <text:p text:style-name="P1"><text:span text:style-name="T6">+7</text:span></text:p>
          </table:table-cell>
          <table:table-cell table:style-name="Table5.A2" office:value-type="string">
            <text:p text:style-name="P1"><text:span text:style-name="T6">+3</text:span></text:p>
          </table:table-cell>
          <table:table-cell table:style-name="Table5.A2" office:value-type="string">
            <text:p text:style-name="P1"><text:span text:style-name="T6">Special ability</text:span></text:p>
          </table:table-cell>
        </table:table-row>
        <table:table-row table:style-name="Table5.1">
          <table:table-cell table:style-name="Table5.A2" office:value-type="string">
            <text:p text:style-name="P1"><text:span text:style-name="T6">11th</text:span></text:p>
          </table:table-cell>
          <table:table-cell table:style-name="Table5.A2" office:value-type="string">
            <text:p text:style-name="P1"><text:span text:style-name="T6">+8/+3</text:span></text:p>
          </table:table-cell>
          <table:table-cell table:style-name="Table5.A2" office:value-type="string">
            <text:p text:style-name="P1"><text:span text:style-name="T6">+3</text:span></text:p>
          </table:table-cell>
          <table:table-cell table:style-name="Table5.A2" office:value-type="string">
            <text:p text:style-name="P1"><text:span text:style-name="T6">+7</text:span></text:p>
          </table:table-cell>
          <table:table-cell table:style-name="Table5.A2" office:value-type="string">
            <text:p text:style-name="P1"><text:span text:style-name="T6">+3</text:span></text:p>
          </table:table-cell>
          <table:table-cell table:style-name="Table5.A2" office:value-type="string">
            <text:p text:style-name="P1"><text:span text:style-name="T6">Sneak attack +6d6</text:span></text:p>
          </table:table-cell>
        </table:table-row>
        <table:table-row table:style-name="Table5.1">
          <table:table-cell table:style-name="Table5.A2" office:value-type="string">
            <text:p text:style-name="P1"><text:span text:style-name="T6">12th</text:span></text:p>
          </table:table-cell>
          <table:table-cell table:style-name="Table5.A2" office:value-type="string">
            <text:p text:style-name="P1"><text:span text:style-name="T6">+9/+4</text:span></text:p>
          </table:table-cell>
          <table:table-cell table:style-name="Table5.A2" office:value-type="string">
            <text:p text:style-name="P1"><text:span text:style-name="T6">+4</text:span></text:p>
          </table:table-cell>
          <table:table-cell table:style-name="Table5.A2" office:value-type="string">
            <text:p text:style-name="P1"><text:span text:style-name="T6">+8</text:span></text:p>
          </table:table-cell>
          <table:table-cell table:style-name="Table5.A2" office:value-type="string">
            <text:p text:style-name="P1"><text:span text:style-name="T6">+4</text:span></text:p>
          </table:table-cell>
          <table:table-cell table:style-name="Table5.A2" office:value-type="string">
            <text:p text:style-name="P1"><text:span text:style-name="T6">Trap sense +4</text:span></text:p>
          </table:table-cell>
        </table:table-row>
        <table:table-row table:style-name="Table5.1">
          <table:table-cell table:style-name="Table5.A2" office:value-type="string">
            <text:p text:style-name="P1"><text:span text:style-name="T6">13th</text:span></text:p>
          </table:table-cell>
          <table:table-cell table:style-name="Table5.A2" office:value-type="string">
            <text:p text:style-name="P1"><text:span text:style-name="T6">+9/+4</text:span></text:p>
          </table:table-cell>
          <table:table-cell table:style-name="Table5.A2" office:value-type="string">
            <text:p text:style-name="P1"><text:span text:style-name="T6">+4</text:span></text:p>
          </table:table-cell>
          <table:table-cell table:style-name="Table5.A2" office:value-type="string">
            <text:p text:style-name="P1"><text:span text:style-name="T6">+8</text:span></text:p>
          </table:table-cell>
          <table:table-cell table:style-name="Table5.A2" office:value-type="string">
            <text:p text:style-name="P1"><text:span text:style-name="T6">+4</text:span></text:p>
          </table:table-cell>
          <table:table-cell table:style-name="Table5.A2" office:value-type="string">
            <text:p text:style-name="P1"><text:span text:style-name="T6">Sneak attack +7d6, special ability</text:span></text:p>
          </table:table-cell>
        </table:table-row>
        <text:soft-page-break/>
        <table:table-row table:style-name="Table5.1">
          <table:table-cell table:style-name="Table5.A2" office:value-type="string">
            <text:p text:style-name="P1"><text:span text:style-name="T6">14th</text:span></text:p>
          </table:table-cell>
          <table:table-cell table:style-name="Table5.A2" office:value-type="string">
            <text:p text:style-name="P1"><text:span text:style-name="T6">+10/+5</text:span></text:p>
          </table:table-cell>
          <table:table-cell table:style-name="Table5.A2" office:value-type="string">
            <text:p text:style-name="P1"><text:span text:style-name="T6">+4</text:span></text:p>
          </table:table-cell>
          <table:table-cell table:style-name="Table5.A2" office:value-type="string">
            <text:p text:style-name="P1"><text:span text:style-name="T6">+9</text:span></text:p>
          </table:table-cell>
          <table:table-cell table:style-name="Table5.A2" office:value-type="string">
            <text:p text:style-name="P1"><text:span text:style-name="T6">+4</text:span></text:p>
          </table:table-cell>
          <table:table-cell table:style-name="Table5.A2" office:value-type="string">
            <text:p text:style-name="P1"><text:span text:style-name="T6">—</text:span></text:p>
          </table:table-cell>
        </table:table-row>
        <table:table-row table:style-name="Table5.1">
          <table:table-cell table:style-name="Table5.A2" office:value-type="string">
            <text:p text:style-name="P1"><text:span text:style-name="T6">15th</text:span></text:p>
          </table:table-cell>
          <table:table-cell table:style-name="Table5.A2" office:value-type="string">
            <text:p text:style-name="P1"><text:span text:style-name="T6">+11/+6/+1</text:span></text:p>
          </table:table-cell>
          <table:table-cell table:style-name="Table5.A2" office:value-type="string">
            <text:p text:style-name="P1"><text:span text:style-name="T6">+5</text:span></text:p>
          </table:table-cell>
          <table:table-cell table:style-name="Table5.A2" office:value-type="string">
            <text:p text:style-name="P1"><text:span text:style-name="T6">+9</text:span></text:p>
          </table:table-cell>
          <table:table-cell table:style-name="Table5.A2" office:value-type="string">
            <text:p text:style-name="P1"><text:span text:style-name="T6">+5</text:span></text:p>
          </table:table-cell>
          <table:table-cell table:style-name="Table5.A2" office:value-type="string">
            <text:p text:style-name="P1"><text:span text:style-name="T6">Sneak attack +8d6, trap sense +5</text:span></text:p>
          </table:table-cell>
        </table:table-row>
        <table:table-row table:style-name="Table5.1">
          <table:table-cell table:style-name="Table5.A2" office:value-type="string">
            <text:p text:style-name="P1"><text:span text:style-name="T6">16th</text:span></text:p>
          </table:table-cell>
          <table:table-cell table:style-name="Table5.A2" office:value-type="string">
            <text:p text:style-name="P1"><text:span text:style-name="T6">+12/+7/+2</text:span></text:p>
          </table:table-cell>
          <table:table-cell table:style-name="Table5.A2" office:value-type="string">
            <text:p text:style-name="P1"><text:span text:style-name="T6">+5</text:span></text:p>
          </table:table-cell>
          <table:table-cell table:style-name="Table5.A2" office:value-type="string">
            <text:p text:style-name="P1"><text:span text:style-name="T6">+10</text:span></text:p>
          </table:table-cell>
          <table:table-cell table:style-name="Table5.A2" office:value-type="string">
            <text:p text:style-name="P1"><text:span text:style-name="T6">+5</text:span></text:p>
          </table:table-cell>
          <table:table-cell table:style-name="Table5.A2" office:value-type="string">
            <text:p text:style-name="P1"><text:span text:style-name="T6">Special ability</text:span></text:p>
          </table:table-cell>
        </table:table-row>
        <table:table-row table:style-name="Table5.1">
          <table:table-cell table:style-name="Table5.A2" office:value-type="string">
            <text:p text:style-name="P1"><text:span text:style-name="T6">17th</text:span></text:p>
          </table:table-cell>
          <table:table-cell table:style-name="Table5.A2" office:value-type="string">
            <text:p text:style-name="P1"><text:span text:style-name="T6">+12/+7/+2</text:span></text:p>
          </table:table-cell>
          <table:table-cell table:style-name="Table5.A2" office:value-type="string">
            <text:p text:style-name="P1"><text:span text:style-name="T6">+5</text:span></text:p>
          </table:table-cell>
          <table:table-cell table:style-name="Table5.A2" office:value-type="string">
            <text:p text:style-name="P1"><text:span text:style-name="T6">+10</text:span></text:p>
          </table:table-cell>
          <table:table-cell table:style-name="Table5.A2" office:value-type="string">
            <text:p text:style-name="P1"><text:span text:style-name="T6">+5</text:span></text:p>
          </table:table-cell>
          <table:table-cell table:style-name="Table5.A2" office:value-type="string">
            <text:p text:style-name="P1"><text:span text:style-name="T6">Sneak attack +9d6</text:span></text:p>
          </table:table-cell>
        </table:table-row>
        <table:table-row table:style-name="Table5.1">
          <table:table-cell table:style-name="Table5.A2" office:value-type="string">
            <text:p text:style-name="P1"><text:span text:style-name="T6">18th</text:span></text:p>
          </table:table-cell>
          <table:table-cell table:style-name="Table5.A2" office:value-type="string">
            <text:p text:style-name="P1"><text:span text:style-name="T6">+13/+8/+3</text:span></text:p>
          </table:table-cell>
          <table:table-cell table:style-name="Table5.A2" office:value-type="string">
            <text:p text:style-name="P1"><text:span text:style-name="T6">+6</text:span></text:p>
          </table:table-cell>
          <table:table-cell table:style-name="Table5.A2" office:value-type="string">
            <text:p text:style-name="P1"><text:span text:style-name="T6">+11</text:span></text:p>
          </table:table-cell>
          <table:table-cell table:style-name="Table5.A2" office:value-type="string">
            <text:p text:style-name="P1"><text:span text:style-name="T6">+6</text:span></text:p>
          </table:table-cell>
          <table:table-cell table:style-name="Table5.A2" office:value-type="string">
            <text:p text:style-name="P1"><text:span text:style-name="T6">Trap sense +6</text:span></text:p>
          </table:table-cell>
        </table:table-row>
        <text:soft-page-break/>
        <table:table-row table:style-name="Table5.1">
          <table:table-cell table:style-name="Table5.A2" office:value-type="string">
            <text:p text:style-name="P1"><text:span text:style-name="T6">19th</text:span></text:p>
          </table:table-cell>
          <table:table-cell table:style-name="Table5.A2" office:value-type="string">
            <text:p text:style-name="P1"><text:span text:style-name="T6">+14/+9/+4</text:span></text:p>
          </table:table-cell>
          <table:table-cell table:style-name="Table5.A2" office:value-type="string">
            <text:p text:style-name="P1"><text:span text:style-name="T6">+6</text:span></text:p>
          </table:table-cell>
          <table:table-cell table:style-name="Table5.A2" office:value-type="string">
            <text:p text:style-name="P1"><text:span text:style-name="T6">+11</text:span></text:p>
          </table:table-cell>
          <table:table-cell table:style-name="Table5.A2" office:value-type="string">
            <text:p text:style-name="P1"><text:span text:style-name="T6">+6</text:span></text:p>
          </table:table-cell>
          <table:table-cell table:style-name="Table5.A2" office:value-type="string">
            <text:p text:style-name="P1"><text:span text:style-name="T6">Sneak attack +10d6, special ability</text:span></text:p>
          </table:table-cell>
        </table:table-row>
        <table:table-row table:style-name="Table5.1">
          <table:table-cell table:style-name="Table5.A22" office:value-type="string">
            <text:p text:style-name="P8"><text:span text:style-name="T6">20th</text:span></text:p>
          </table:table-cell>
          <table:table-cell table:style-name="Table5.A22" office:value-type="string">
            <text:p text:style-name="P8"><text:span text:style-name="T6">+15/+10/+5</text:span></text:p>
          </table:table-cell>
          <table:table-cell table:style-name="Table5.A22" office:value-type="string">
            <text:p text:style-name="P8"><text:span text:style-name="T6">+6</text:span></text:p>
          </table:table-cell>
          <table:table-cell table:style-name="Table5.A22" office:value-type="string">
            <text:p text:style-name="P8"><text:span text:style-name="T6">+12</text:span></text:p>
          </table:table-cell>
          <table:table-cell table:style-name="Table5.A22" office:value-type="string">
            <text:p text:style-name="P8"><text:span text:style-name="T6">+6</text:span></text:p>
          </table:table-cell>
          <table:table-cell table:style-name="Table5.A22" office:value-type="string">
            <text:p text:style-name="P8"><text:span text:style-name="T6">—</text:span></text:p>
          </table:table-cell>
        </table:table-row>
      </table:table>
      <text:p text:style-name="P3"/>
      <text:h text:style-name="P13" text:outline-level="3"><text:span text:style-name="T1">Class Features</text:span></text:h>
      <text:p text:style-name="P1"><text:span text:style-name="T6">All of the following are class features of the rogue.</text:span></text:p>
      <text:p text:style-name="P1"><text:span text:style-name="T5">Weapon and Armor Proficiency: </text:span><text:span text:style-name="T6">Rogues are proficient with all simple weapons, plus the hand crossbow, rapier, sap, shortbow, and short sword. Rogues are proficient with light armor, but not with shields.</text:span></text:p>
      <text:p text:style-name="P1"><text:span text:style-name="T5">Sneak Attack:</text:span><text:span text:style-name="T6"> If a rogue can catch an opponent when he is unable to defend himself effectively from her attack, she can strike a vital spot for extra damage.</text:span></text:p>
      <text:p text:style-name="P1"><text:span text:style-name="T6">The rogue’s attack deals extra damage any time her target would be denied a Dexterity bonus to AC (whether the target actually has a Dexterity bonus or not), or when the rogue flanks her target. This extra damage is 1d6 at 1st level, and it increases by 1d6 every two rogue levels thereafter. Should the rogue score a critical hit with a sneak attack, this extra damage is not multiplied.</text:span></text:p>
      <text:p text:style-name="P1"><text:span text:style-name="T6">Ranged attacks can count as sneak attacks only if the target is within 30 feet.</text:span></text:p>
      <text:p text:style-name="P1"><text:span text:style-name="T6">With a sap (blackjack) or an unarmed strike, a rogue can make a sneak attack that deals nonlethal damage instead of lethal damage. She cannot use a weapon that deals lethal damage to deal nonlethal damage in a sneak attack, not even with the usual –4 penalty.</text:span></text:p>
      <text:p text:style-name="P1"><text:span text:style-name="T6">A rogue can sneak attack only living creatures with discernible anatomies—undead, constructs, oozes, plants, and incorporeal creatures lack vital areas to attack. Any creature that is immune to critical hits is not vulnerable to sneak attacks. The rogue must be able to see the target well enough to pick out a vital spot and must be able to reach such a spot. A rogue cannot sneak attack while striking a creature with concealment or striking the limbs of a creature whose vitals are beyond reach.</text:span></text:p>
      <text:p text:style-name="P1"><text:span text:style-name="T5">Trapfinding:</text:span><text:span text:style-name="T6"> Rogues (and only rogues) can use the Search skill to locate traps when the task has a Difficulty Class higher than 20. </text:span></text:p>
      <text:p text:style-name="P1"><text:span text:style-name="T6">Finding a nonmagical trap has a DC of at least 20, or higher if it is well hidden. Finding a magic trap has a DC of 25 + the level of the spell used to create it.</text:span></text:p>
      <text:p text:style-name="P1"><text:span text:style-name="T6">Rogues (and only rogues) can use the Disable Device skill to disarm magic traps. A magic trap generally has a DC of 25 + the level of the spell used to create it.</text:span></text:p>
      <text:p text:style-name="P1"><text:span text:style-name="T6">A rogue who beats a trap’s DC by 10 or more with a Disable Device check can study a trap, figure out how it works, and bypass it (with her party) without disarming it.</text:span></text:p>
      <text:p text:style-name="P1"><text:span text:style-name="T5">Evasion (Ex): </text:span><text:span text:style-name="T6">At 2nd level and higher, a rogue can avoid even magical and unusual attacks with great agility. If she makes a successful Reflex saving throw against an attack that normally deals half damage on a successful save, she instead takes no damage. Evasion can be used only if the rogue is wearing light armor or no armor. A helpless rogue does not gain the benefit of evasion.</text:span></text:p>
      <text:p text:style-name="P1"><text:span text:style-name="T5">Trap Sense (Ex):</text:span><text:span text:style-name="T6"> At 3rd level, a rogue gains an intuitive sense that alerts her to danger from traps, giving her a +1 bonus on Reflex saves made to avoid traps and a +1 dodge bonus to AC against attacks made by traps. These bonuses rise to +2 when the rogue reaches 6th level, to +3 when she reaches 9th level, to +4 when she reaches 12th level, to +5 at 15th, and to +6 at 18th level.</text:span></text:p>
      <text:p text:style-name="P1"><text:span text:style-name="T6">Trap sense bonuses gained from multiple classes stack.</text:span></text:p>
      <text:p text:style-name="P1"><text:span text:style-name="T5">Uncanny Dodge (Ex):</text:span><text:span text:style-name="T6"> Starting at 4th level, a rogue can react to danger before her senses would normally allow her to do so. She retains her Dexterity bonus to AC (if any) even if she is caught flat-footed or struck by an invisible attacker. However, she still loses her Dexterity bonus to AC if immobilized.</text:span></text:p>
      <text:p text:style-name="P1"><text:span text:style-name="T6">If a rogue already has uncanny dodge from a different class she automatically gains improved uncanny dodge (see below) instead.</text:span></text:p>
      <text:p text:style-name="P1"><text:span text:style-name="T5">Improved Uncanny Dodge (Ex):</text:span><text:span text:style-name="T6"> A rogue of 8th level or higher can no longer be flanked.</text:span></text:p>
      <text:p text:style-name="P1"><text:span text:style-name="T6">This defense denies another rogue the ability to sneak attack the character by flanking her, unless the attacker has at least four more rogue levels than the target does.</text:span></text:p>
      <text:p text:style-name="P1"><text:span text:style-name="T6">If a character already has uncanny dodge (see above) from a second class, the character automatically gains improved uncanny dodge instead, and the levels from the classes that grant uncanny dodge stack to determine the minimum rogue level required to flank the character.</text:span></text:p>
      <text:p text:style-name="P1"><text:span text:style-name="T5">Special Abilities:</text:span><text:span text:style-name="T6"> On attaining 10th level, and at every three levels thereafter (13th, 16th, and 19th), a rogue gains a special ability of her choice from among the following options.</text:span></text:p>
      <text:p text:style-name="P1"><text:span text:style-name="T7">Crippling Strike (Ex): </text:span><text:span text:style-name="T6">A rogue with this ability can sneak attack opponents with such precision that her blows weaken and hamper them. An opponent damaged by one of her sneak attacks also takes 2 points of Strength damage. Ability points lost to damage return on their own at the rate of 1 point per day for each damaged ability.</text:span></text:p>
      <text:p text:style-name="P1"><text:span text:style-name="T7">Defensive Roll (Ex): </text:span><text:span text:style-name="T6">The rogue can roll with a potentially lethal blow to take less damage from it than she otherwise would. Once per day, when she would be reduced to 0 or fewer hit points by damage in combat (from a weapon or other blow, not a spell or special ability), the rogue can attempt to roll with the damage. To use this ability, the rogue must attempt a Reflex saving throw (DC = damage dealt). If the save succeeds, she takes only half damage from the blow; if it fails, she takes full damage. She must be aware of the attack and able to react to it in order to execute her defensive roll—if she is denied her Dexterity bonus to AC, she can’t use this ability. Since this effect would not normally allow a character to make a Reflex save for half damage, the rogue’s evasion ability does not apply to the defensive roll.</text:span></text:p>
      <text:p text:style-name="P1"><text:span text:style-name="T7">Improved Evasion (Ex): </text:span><text:span text:style-name="T6">This ability works like evasion, except that while the rogue still takes no damage on a successful Reflex saving throw against attacks henceforth she henceforth takes only half damage on a failed save. A helpless rogue does not gain the benefit of improved evasion.</text:span></text:p>
      <text:p text:style-name="P1"><text:span text:style-name="T7">Opportunist (Ex): </text:span><text:span text:style-name="T6">Once per round, the rogue can make an attack of opportunity against an opponent who has just been struck for damage in melee by another character. This attack counts as the rogue’s attack of opportunity for that round. Even a rogue with the Combat Reflexes feat can’t use the opportunist ability more than once per round.</text:span></text:p>
      <text:p text:style-name="P1"><text:span text:style-name="T7">Skill Mastery: </text:span><text:span text:style-name="T6">The rogue becomes so certain in the use of certain skills that she can use them reliably even under adverse conditions.</text:span></text:p>
      <text:p text:style-name="P1"><text:span text:style-name="T6">Upon gaining this ability, she selects a number of skills equal to 3 + her Intelligence modifier. When making a skill check with one of these skills, she may take 10 even if stress and distractions would normally prevent her from doing so. A rogue may gain this special ability multiple times, selecting additional skills for it to apply to each time.</text:span></text:p>
      <text:p text:style-name="P1"><text:span text:style-name="T7">Slippery Mind (Ex): </text:span><text:span text:style-name="T6">This ability represents the rogue’s ability to wriggle free from magical effects that would otherwise control or compel her. If a rogue with slippery mind is affected by an enchantment spell or effect and fails her saving throw, she can attempt it again 1 round later at the same DC. She gets only this one extra chance to succeed on</text:span></text:p>
      <text:p text:style-name="P1"><text:span text:style-name="T6">her saving throw.</text:span></text:p>
      <text:p text:style-name="P1"><text:span text:style-name="T7">Feat: </text:span><text:span text:style-name="T6">A rogue may gain a bonus feat in place of a special ability.</text:span></text:p>
      <text:p text:style-name="P2"/>
      <text:p text:style-name="P1"><text:soft-page-break/><text:span text:style-name="T4">SORCERER</text:span></text:p>
      <text:p text:style-name="P1"><text:span text:style-name="T5">Alignment:</text:span><text:span text:style-name="T6"> Any.</text:span></text:p>
      <text:p text:style-name="P1"><text:span text:style-name="T5">Hit Die:</text:span><text:span text:style-name="T6"> d4.</text:span></text:p>
      <text:h text:style-name="P14" text:outline-level="3"/>
      <text:h text:style-name="P13" text:outline-level="3"><text:span text:style-name="T1">Class Skills</text:span></text:h>
      <text:p text:style-name="P1"><text:span text:style-name="T6">The sorcerer’s class skills (and the key ability for each skill) are Bluff (Cha), Concentration (Con), Craft (Int), Knowledge (arcana) (Int), Profession (Wis), and Spellcraft (Int).</text:span></text:p>
      <text:p text:style-name="P1"><text:span text:style-name="T5">Skill Points at 1st Level:</text:span><text:span text:style-name="T6"> (2 + Int modifier) x 4.</text:span></text:p>
      <text:p text:style-name="P1"><text:span text:style-name="T5">Skill Points at Each Additional Level: </text:span><text:span text:style-name="T6">2 + Int modifier.</text:span></text:p>
      <text:p text:style-name="P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number-columns-repeated="2"/>
        <table:table-column table:style-name="Table6.I"/>
        <table:table-column table:style-name="Table6.J" table:number-columns-repeated="2"/>
        <table:table-column table:style-name="Table6.I"/>
        <table:table-column table:style-name="Table6.P"/>
        <table:table-row table:style-name="Table6.1">
          <table:table-cell table:style-name="Table6.A1" table:number-columns-spanned="16" office:value-type="string">
            <text:p text:style-name="P8"><text:span text:style-name="T5">Table: The Sorcer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G2" table:number-columns-spanned="10" office:value-type="string">
            <text:p text:style-name="P10"><text:span text:style-name="T5">——––———————Spells per Day—————————</text:span></text:p>
          </table:table-cell>
          <table:covered-table-cell/>
          <table:covered-table-cell/>
          <table:covered-table-cell/>
          <table:covered-table-cell/>
          <table:covered-table-cell/>
          <table:covered-table-cell/>
          <table:covered-table-cell/>
          <table:covered-table-cell/>
          <table:covered-table-cell/>
        </table:table-row>
        <table:table-row table:style-name="Table6.3">
          <table:table-cell table:style-name="Table6.G2" office:value-type="string">
            <text:p text:style-name="P8"><text:span text:style-name="T5">Level</text:span></text:p>
          </table:table-cell>
          <table:table-cell table:style-name="Table6.G2" office:value-type="string">
            <text:p text:style-name="P8"><text:span text:style-name="T5">Base Attack </text:span></text:p>
            <text:p text:style-name="P8"><text:span text:style-name="T5">Bonus</text:span></text:p>
          </table:table-cell>
          <table:table-cell table:style-name="Table6.G2" office:value-type="string">
            <text:p text:style-name="P8"><text:span text:style-name="T5">Fort </text:span></text:p>
            <text:p text:style-name="P8"><text:span text:style-name="T5">Save</text:span></text:p>
          </table:table-cell>
          <table:table-cell table:style-name="Table6.G2" office:value-type="string">
            <text:p text:style-name="P8"><text:span text:style-name="T5">Ref </text:span></text:p>
            <text:p text:style-name="P8"><text:span text:style-name="T5">Save</text:span></text:p>
          </table:table-cell>
          <table:table-cell table:style-name="Table6.G2" office:value-type="string">
            <text:p text:style-name="P8"><text:span text:style-name="T5">Will </text:span></text:p>
            <text:p text:style-name="P8"><text:span text:style-name="T5">Save</text:span></text:p>
          </table:table-cell>
          <table:table-cell table:style-name="Table6.G2" office:value-type="string">
            <text:p text:style-name="P8"><text:span text:style-name="T5">Special</text:span></text:p>
          </table:table-cell>
          <table:table-cell table:style-name="Table6.G2" office:value-type="string">
            <text:p text:style-name="P10"><text:span text:style-name="T5">0</text:span></text:p>
          </table:table-cell>
          <table:table-cell table:style-name="Table6.G2" office:value-type="string">
            <text:p text:style-name="P10"><text:span text:style-name="T5">1st</text:span></text:p>
          </table:table-cell>
          <table:table-cell table:style-name="Table6.G2" office:value-type="string">
            <text:p text:style-name="P10"><text:span text:style-name="T5">2nd</text:span></text:p>
          </table:table-cell>
          <table:table-cell table:style-name="Table6.G2" office:value-type="string">
            <text:p text:style-name="P10"><text:span text:style-name="T5">3rd</text:span></text:p>
          </table:table-cell>
          <table:table-cell table:style-name="Table6.G2" office:value-type="string">
            <text:p text:style-name="P10"><text:span text:style-name="T5">4th</text:span></text:p>
          </table:table-cell>
          <table:table-cell table:style-name="Table6.G2" office:value-type="string">
            <text:p text:style-name="P10"><text:span text:style-name="T5">5th</text:span></text:p>
          </table:table-cell>
          <table:table-cell table:style-name="Table6.G2" office:value-type="string">
            <text:p text:style-name="P10"><text:span text:style-name="T5">6th</text:span></text:p>
          </table:table-cell>
          <table:table-cell table:style-name="Table6.G2" office:value-type="string">
            <text:p text:style-name="P10"><text:span text:style-name="T5">7th</text:span></text:p>
          </table:table-cell>
          <table:table-cell table:style-name="Table6.G2" office:value-type="string">
            <text:p text:style-name="P10"><text:span text:style-name="T5">8th</text:span></text:p>
          </table:table-cell>
          <table:table-cell table:style-name="Table6.G2" office:value-type="string">
            <text:p text:style-name="P10"><text:span text:style-name="T5">9th</text:span></text:p>
          </table:table-cell>
        </table:table-row>
        <table:table-row table:style-name="Table6.3">
          <table:table-cell table:style-name="Table6.G2" office:value-type="string">
            <text:p text:style-name="P1"><text:span text:style-name="T6">1st</text:span></text:p>
          </table:table-cell>
          <table:table-cell table:style-name="Table6.G2" office:value-type="string">
            <text:p text:style-name="P1"><text:span text:style-name="T6">+0</text:span></text:p>
          </table:table-cell>
          <table:table-cell table:style-name="Table6.G2" office:value-type="string">
            <text:p text:style-name="P1"><text:span text:style-name="T6">+0</text:span></text:p>
          </table:table-cell>
          <table:table-cell table:style-name="Table6.G2" office:value-type="string">
            <text:p text:style-name="P1"><text:span text:style-name="T6">+0</text:span></text:p>
          </table:table-cell>
          <table:table-cell table:style-name="Table6.G2" office:value-type="string">
            <text:p text:style-name="P1"><text:span text:style-name="T6">+2</text:span></text:p>
          </table:table-cell>
          <table:table-cell table:style-name="Table6.G2" office:value-type="string">
            <text:p text:style-name="P1"><text:span text:style-name="T6">Summon </text:span></text:p>
            <text:p text:style-name="P1"><text:span text:style-name="T6">familiar</text:span></text:p>
          </table:table-cell>
          <table:table-cell table:style-name="Table6.G2" office:value-type="string">
            <text:p text:style-name="P9"><text:span text:style-name="T6">5</text:span></text:p>
          </table:table-cell>
          <table:table-cell table:style-name="Table6.G2" office:value-type="string">
            <text:p text:style-name="P9"><text:span text:style-name="T6">3</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row>
        <table:table-row table:style-name="Table6.3">
          <table:table-cell table:style-name="Table6.A2" office:value-type="string">
            <text:p text:style-name="P8"><text:span text:style-name="T6">2nd</text:span></text:p>
          </table:table-cell>
          <table:table-cell table:style-name="Table6.A2" office:value-type="string">
            <text:p text:style-name="P8"><text:span text:style-name="T6">+1</text:span></text:p>
          </table:table-cell>
          <table:table-cell table:style-name="Table6.A2" office:value-type="string">
            <text:p text:style-name="P8"><text:span text:style-name="T6">+0</text:span></text:p>
          </table:table-cell>
          <table:table-cell table:style-name="Table6.A2" office:value-type="string">
            <text:p text:style-name="P8"><text:span text:style-name="T6">+0</text:span></text:p>
          </table:table-cell>
          <table:table-cell table:style-name="Table6.A2" office:value-type="string">
            <text:p text:style-name="P8"><text:span text:style-name="T6">+3</text:span></text:p>
          </table:table-cell>
          <table:table-cell table:style-name="Table6.A2" office:value-type="string">
            <text:p text:style-name="P4"/>
          </table:table-cell>
          <table:table-cell table:style-name="Table6.G2" office:value-type="string">
            <text:p text:style-name="P10"><text:span text:style-name="T6">6</text:span></text:p>
          </table:table-cell>
          <table:table-cell table:style-name="Table6.G2" office:value-type="string">
            <text:p text:style-name="P10"><text:span text:style-name="T6">4</text:span></text:p>
          </table:table-cell>
          <table:table-cell table:style-name="Table6.G2" office:value-type="string">
            <text:p text:style-name="P10"><text:span text:style-name="T6">—</text:span></text:p>
          </table:table-cell>
          <table:table-cell table:style-name="Table6.G2" office:value-type="string">
            <text:p text:style-name="P10"><text:span text:style-name="T6">—</text:span></text:p>
          </table:table-cell>
          <table:table-cell table:style-name="Table6.G2" office:value-type="string">
            <text:p text:style-name="P10"><text:span text:style-name="T6">—</text:span></text:p>
          </table:table-cell>
          <table:table-cell table:style-name="Table6.G2" office:value-type="string">
            <text:p text:style-name="P10"><text:span text:style-name="T6">—</text:span></text:p>
          </table:table-cell>
          <table:table-cell table:style-name="Table6.G2" office:value-type="string">
            <text:p text:style-name="P10"><text:span text:style-name="T6">—</text:span></text:p>
          </table:table-cell>
          <table:table-cell table:style-name="Table6.G2" office:value-type="string">
            <text:p text:style-name="P10"><text:span text:style-name="T6">—</text:span></text:p>
          </table:table-cell>
          <table:table-cell table:style-name="Table6.G2" office:value-type="string">
            <text:p text:style-name="P10"><text:span text:style-name="T6">—</text:span></text:p>
          </table:table-cell>
          <table:table-cell table:style-name="Table6.G2" office:value-type="string">
            <text:p text:style-name="P10"><text:span text:style-name="T6">—</text:span></text:p>
          </table:table-cell>
        </table:table-row>
        <table:table-row table:style-name="Table6.3">
          <table:table-cell table:style-name="Table6.A2" office:value-type="string">
            <text:p text:style-name="P1"><text:span text:style-name="T6">3rd</text:span></text:p>
          </table:table-cell>
          <table:table-cell table:style-name="Table6.A2" office:value-type="string">
            <text:p text:style-name="P1"><text:span text:style-name="T6">+1</text:span></text:p>
          </table:table-cell>
          <table:table-cell table:style-name="Table6.A2" office:value-type="string">
            <text:p text:style-name="P1"><text:span text:style-name="T6">+1</text:span></text:p>
          </table:table-cell>
          <table:table-cell table:style-name="Table6.A2" office:value-type="string">
            <text:p text:style-name="P1"><text:span text:style-name="T6">+1</text:span></text:p>
          </table:table-cell>
          <table:table-cell table:style-name="Table6.A2" office:value-type="string">
            <text:p text:style-name="P1"><text:span text:style-name="T6">+3</text:span></text:p>
          </table:table-cell>
          <table:table-cell table:style-name="Table6.A2" office:value-type="string">
            <text:p text:style-name="P3"/>
          </table:table-cell>
          <table:table-cell table:style-name="Table6.G2" office:value-type="string">
            <text:p text:style-name="P9"><text:span text:style-name="T6">6</text:span></text:p>
          </table:table-cell>
          <table:table-cell table:style-name="Table6.G2" office:value-type="string">
            <text:p text:style-name="P9"><text:span text:style-name="T6">5</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row>
        <table:table-row table:style-name="Table6.3">
          <table:table-cell table:style-name="Table6.A2" office:value-type="string">
            <text:p text:style-name="P1"><text:span text:style-name="T6">4th</text:span></text:p>
          </table:table-cell>
          <table:table-cell table:style-name="Table6.A2" office:value-type="string">
            <text:p text:style-name="P1"><text:span text:style-name="T6">+2</text:span></text:p>
          </table:table-cell>
          <table:table-cell table:style-name="Table6.A2" office:value-type="string">
            <text:p text:style-name="P1"><text:span text:style-name="T6">+1</text:span></text:p>
          </table:table-cell>
          <table:table-cell table:style-name="Table6.A2" office:value-type="string">
            <text:p text:style-name="P1"><text:span text:style-name="T6">+1</text:span></text:p>
          </table:table-cell>
          <table:table-cell table:style-name="Table6.A2" office:value-type="string">
            <text:p text:style-name="P1"><text:span text:style-name="T6">+4</text:span></text:p>
          </table:table-cell>
          <table:table-cell table:style-name="Table6.A2" office:value-type="string">
            <text:p text:style-name="P3"/>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3</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row>
        <table:table-row table:style-name="Table6.3">
          <table:table-cell table:style-name="Table6.A2" office:value-type="string">
            <text:p text:style-name="P1"><text:span text:style-name="T6">5th</text:span></text:p>
          </table:table-cell>
          <table:table-cell table:style-name="Table6.A2" office:value-type="string">
            <text:p text:style-name="P1"><text:span text:style-name="T6">+2</text:span></text:p>
          </table:table-cell>
          <table:table-cell table:style-name="Table6.A2" office:value-type="string">
            <text:p text:style-name="P1"><text:span text:style-name="T6">+1</text:span></text:p>
          </table:table-cell>
          <table:table-cell table:style-name="Table6.A2" office:value-type="string">
            <text:p text:style-name="P1"><text:span text:style-name="T6">+1</text:span></text:p>
          </table:table-cell>
          <table:table-cell table:style-name="Table6.A2" office:value-type="string">
            <text:p text:style-name="P1"><text:span text:style-name="T6">+4</text:span></text:p>
          </table:table-cell>
          <table:table-cell table:style-name="Table6.A2" office:value-type="string">
            <text:p text:style-name="P3"/>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4</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row>
        <table:table-row table:style-name="Table6.3">
          <table:table-cell table:style-name="Table6.A2" office:value-type="string">
            <text:p text:style-name="P1"><text:span text:style-name="T6">6th</text:span></text:p>
          </table:table-cell>
          <table:table-cell table:style-name="Table6.A2" office:value-type="string">
            <text:p text:style-name="P1"><text:span text:style-name="T6">+3</text:span></text:p>
          </table:table-cell>
          <table:table-cell table:style-name="Table6.A2" office:value-type="string">
            <text:p text:style-name="P1"><text:span text:style-name="T6">+2</text:span></text:p>
          </table:table-cell>
          <table:table-cell table:style-name="Table6.A2" office:value-type="string">
            <text:p text:style-name="P1"><text:span text:style-name="T6">+2</text:span></text:p>
          </table:table-cell>
          <table:table-cell table:style-name="Table6.A2" office:value-type="string">
            <text:p text:style-name="P1"><text:span text:style-name="T6">+5</text:span></text:p>
          </table:table-cell>
          <table:table-cell table:style-name="Table6.A2" office:value-type="string">
            <text:p text:style-name="P3"/>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5</text:span></text:p>
          </table:table-cell>
          <table:table-cell table:style-name="Table6.G2" office:value-type="string">
            <text:p text:style-name="P9"><text:span text:style-name="T6">3</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row>
        <table:table-row table:style-name="Table6.3">
          <table:table-cell table:style-name="Table6.A2" office:value-type="string">
            <text:p text:style-name="P1"><text:span text:style-name="T6">7th</text:span></text:p>
          </table:table-cell>
          <table:table-cell table:style-name="Table6.A2" office:value-type="string">
            <text:p text:style-name="P1"><text:span text:style-name="T6">+3</text:span></text:p>
          </table:table-cell>
          <table:table-cell table:style-name="Table6.A2" office:value-type="string">
            <text:p text:style-name="P1"><text:span text:style-name="T6">+2</text:span></text:p>
          </table:table-cell>
          <table:table-cell table:style-name="Table6.A2" office:value-type="string">
            <text:p text:style-name="P1"><text:span text:style-name="T6">+2</text:span></text:p>
          </table:table-cell>
          <table:table-cell table:style-name="Table6.A2" office:value-type="string">
            <text:p text:style-name="P1"><text:span text:style-name="T6">+5</text:span></text:p>
          </table:table-cell>
          <table:table-cell table:style-name="Table6.A2" office:value-type="string">
            <text:p text:style-name="P3"/>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4</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row>
        <table:table-row table:style-name="Table6.3">
          <table:table-cell table:style-name="Table6.A2" office:value-type="string">
            <text:p text:style-name="P1"><text:span text:style-name="T6">8th</text:span></text:p>
          </table:table-cell>
          <table:table-cell table:style-name="Table6.A2" office:value-type="string">
            <text:p text:style-name="P1"><text:span text:style-name="T6">+4</text:span></text:p>
          </table:table-cell>
          <table:table-cell table:style-name="Table6.A2" office:value-type="string">
            <text:p text:style-name="P1"><text:span text:style-name="T6">+2</text:span></text:p>
          </table:table-cell>
          <table:table-cell table:style-name="Table6.A2" office:value-type="string">
            <text:p text:style-name="P1"><text:span text:style-name="T6">+2</text:span></text:p>
          </table:table-cell>
          <table:table-cell table:style-name="Table6.A2" office:value-type="string">
            <text:p text:style-name="P1"><text:span text:style-name="T6">+6</text:span></text:p>
          </table:table-cell>
          <table:table-cell table:style-name="Table6.A2" office:value-type="string">
            <text:p text:style-name="P3"/>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5</text:span></text:p>
          </table:table-cell>
          <table:table-cell table:style-name="Table6.G2" office:value-type="string">
            <text:p text:style-name="P9"><text:span text:style-name="T6">3</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row>
        <table:table-row table:style-name="Table6.3">
          <table:table-cell table:style-name="Table6.A2" office:value-type="string">
            <text:p text:style-name="P1"><text:span text:style-name="T6">9th</text:span></text:p>
          </table:table-cell>
          <table:table-cell table:style-name="Table6.A2" office:value-type="string">
            <text:p text:style-name="P1"><text:span text:style-name="T6">+4</text:span></text:p>
          </table:table-cell>
          <table:table-cell table:style-name="Table6.A2" office:value-type="string">
            <text:p text:style-name="P1"><text:span text:style-name="T6">+3</text:span></text:p>
          </table:table-cell>
          <table:table-cell table:style-name="Table6.A2" office:value-type="string">
            <text:p text:style-name="P1"><text:span text:style-name="T6">+3</text:span></text:p>
          </table:table-cell>
          <table:table-cell table:style-name="Table6.A2" office:value-type="string">
            <text:p text:style-name="P1"><text:span text:style-name="T6">+6</text:span></text:p>
          </table:table-cell>
          <table:table-cell table:style-name="Table6.A2" office:value-type="string">
            <text:p text:style-name="P3"/>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4</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row>
        <table:table-row table:style-name="Table6.3">
          <table:table-cell table:style-name="Table6.A2" office:value-type="string">
            <text:p text:style-name="P1"><text:span text:style-name="T6">10th</text:span></text:p>
          </table:table-cell>
          <table:table-cell table:style-name="Table6.A2" office:value-type="string">
            <text:p text:style-name="P1"><text:span text:style-name="T6">+5</text:span></text:p>
          </table:table-cell>
          <table:table-cell table:style-name="Table6.A2" office:value-type="string">
            <text:p text:style-name="P1"><text:span text:style-name="T6">+3</text:span></text:p>
          </table:table-cell>
          <table:table-cell table:style-name="Table6.A2" office:value-type="string">
            <text:p text:style-name="P1"><text:span text:style-name="T6">+3</text:span></text:p>
          </table:table-cell>
          <table:table-cell table:style-name="Table6.A2" office:value-type="string">
            <text:p text:style-name="P1"><text:span text:style-name="T6">+7</text:span></text:p>
          </table:table-cell>
          <table:table-cell table:style-name="Table6.A2" office:value-type="string">
            <text:p text:style-name="P3"/>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5</text:span></text:p>
          </table:table-cell>
          <table:table-cell table:style-name="Table6.G2" office:value-type="string">
            <text:p text:style-name="P9"><text:span text:style-name="T6">3</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row>
        <table:table-row table:style-name="Table6.3">
          <table:table-cell table:style-name="Table6.A2" office:value-type="string">
            <text:p text:style-name="P1"><text:span text:style-name="T6">11th</text:span></text:p>
          </table:table-cell>
          <table:table-cell table:style-name="Table6.A2" office:value-type="string">
            <text:p text:style-name="P1"><text:span text:style-name="T6">+5</text:span></text:p>
          </table:table-cell>
          <table:table-cell table:style-name="Table6.A2" office:value-type="string">
            <text:p text:style-name="P1"><text:span text:style-name="T6">+3</text:span></text:p>
          </table:table-cell>
          <table:table-cell table:style-name="Table6.A2" office:value-type="string">
            <text:p text:style-name="P1"><text:span text:style-name="T6">+3</text:span></text:p>
          </table:table-cell>
          <table:table-cell table:style-name="Table6.A2" office:value-type="string">
            <text:p text:style-name="P1"><text:span text:style-name="T6">+7</text:span></text:p>
          </table:table-cell>
          <table:table-cell table:style-name="Table6.A2" office:value-type="string">
            <text:p text:style-name="P3"/>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6</text:span></text:p>
          </table:table-cell>
          <table:table-cell table:style-name="Table6.G2" office:value-type="string">
            <text:p text:style-name="P9"><text:span text:style-name="T6">4</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cell table:style-name="Table6.G2" office:value-type="string">
            <text:p text:style-name="P9"><text:span text:style-name="T6">—</text:span></text:p>
          </table:table-cell>
        </table:table-row>
        <table:table-row table:style-name="Table6.3">
          <table:table-cell table:style-name="Table6.A2" office:value-type="string">
            <text:p text:style-name="P8"><text:span text:style-name="T6">12th</text:span></text:p>
          </table:table-cell>
          <table:table-cell table:style-name="Table6.A2" office:value-type="string">
            <text:p text:style-name="P8"><text:span text:style-name="T6">+6/+1</text:span></text:p>
          </table:table-cell>
          <table:table-cell table:style-name="Table6.A2" office:value-type="string">
            <text:p text:style-name="P8"><text:span text:style-name="T6">+4</text:span></text:p>
          </table:table-cell>
          <table:table-cell table:style-name="Table6.A2" office:value-type="string">
            <text:p text:style-name="P8"><text:span text:style-name="T6">+4</text:span></text:p>
          </table:table-cell>
          <table:table-cell table:style-name="Table6.A2" office:value-type="string">
            <text:p text:style-name="P8"><text:span text:style-name="T6">+8</text:span></text:p>
          </table:table-cell>
          <table:table-cell table:style-name="Table6.A2" office:value-type="string">
            <text:p text:style-name="P4"/>
          </table:table-cell>
          <table:table-cell table:style-name="Table6.A2" office:value-type="string">
            <text:p text:style-name="P10"><text:span text:style-name="T6">6</text:span></text:p>
          </table:table-cell>
          <table:table-cell table:style-name="Table6.A2" office:value-type="string">
            <text:p text:style-name="P10"><text:span text:style-name="T6">6</text:span></text:p>
          </table:table-cell>
          <table:table-cell table:style-name="Table6.A2" office:value-type="string">
            <text:p text:style-name="P10"><text:span text:style-name="T6">6</text:span></text:p>
          </table:table-cell>
          <table:table-cell table:style-name="Table6.A2" office:value-type="string">
            <text:p text:style-name="P10"><text:span text:style-name="T6">6</text:span></text:p>
          </table:table-cell>
          <table:table-cell table:style-name="Table6.A2" office:value-type="string">
            <text:p text:style-name="P10"><text:span text:style-name="T6">6</text:span></text:p>
          </table:table-cell>
          <table:table-cell table:style-name="Table6.A2" office:value-type="string">
            <text:p text:style-name="P10"><text:span text:style-name="T6">5</text:span></text:p>
          </table:table-cell>
          <table:table-cell table:style-name="Table6.A2" office:value-type="string">
            <text:p text:style-name="P10"><text:span text:style-name="T6">3</text:span></text:p>
          </table:table-cell>
          <table:table-cell table:style-name="Table6.A2" office:value-type="string">
            <text:p text:style-name="P10"><text:span text:style-name="T6">—</text:span></text:p>
          </table:table-cell>
          <table:table-cell table:style-name="Table6.A2" office:value-type="string">
            <text:p text:style-name="P10"><text:span text:style-name="T6">—</text:span></text:p>
          </table:table-cell>
          <table:table-cell table:style-name="Table6.A2" office:value-type="string">
            <text:p text:style-name="P10"><text:span text:style-name="T6">—</text:span></text:p>
          </table:table-cell>
        </table:table-row>
        <table:table-row table:style-name="Table6.3">
          <table:table-cell table:style-name="Table6.A2" office:value-type="string">
            <text:p text:style-name="P1"><text:span text:style-name="T6">13th</text:span></text:p>
          </table:table-cell>
          <table:table-cell table:style-name="Table6.A2" office:value-type="string">
            <text:p text:style-name="P1"><text:span text:style-name="T6">+6/+1</text:span></text:p>
          </table:table-cell>
          <table:table-cell table:style-name="Table6.A2" office:value-type="string">
            <text:p text:style-name="P1"><text:span text:style-name="T6">+4</text:span></text:p>
          </table:table-cell>
          <table:table-cell table:style-name="Table6.A2" office:value-type="string">
            <text:p text:style-name="P1"><text:span text:style-name="T6">+4</text:span></text:p>
          </table:table-cell>
          <table:table-cell table:style-name="Table6.A2" office:value-type="string">
            <text:p text:style-name="P1"><text:span text:style-name="T6">+8</text:span></text:p>
          </table:table-cell>
          <table:table-cell table:style-name="Table6.A2" office:value-type="string">
            <text:p text:style-name="P3"/>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4</text:span></text:p>
          </table:table-cell>
          <table:table-cell table:style-name="Table6.A2" office:value-type="string">
            <text:p text:style-name="P9"><text:span text:style-name="T6">—</text:span></text:p>
          </table:table-cell>
          <table:table-cell table:style-name="Table6.A2" office:value-type="string">
            <text:p text:style-name="P9"><text:span text:style-name="T6">—</text:span></text:p>
          </table:table-cell>
          <table:table-cell table:style-name="Table6.A2" office:value-type="string">
            <text:p text:style-name="P9"><text:span text:style-name="T6">—</text:span></text:p>
          </table:table-cell>
        </table:table-row>
        <table:table-row table:style-name="Table6.3">
          <table:table-cell table:style-name="Table6.A2" office:value-type="string">
            <text:p text:style-name="P1"><text:span text:style-name="T6">14th</text:span></text:p>
          </table:table-cell>
          <table:table-cell table:style-name="Table6.A2" office:value-type="string">
            <text:p text:style-name="P1"><text:span text:style-name="T6">+7/+2</text:span></text:p>
          </table:table-cell>
          <table:table-cell table:style-name="Table6.A2" office:value-type="string">
            <text:p text:style-name="P1"><text:span text:style-name="T6">+4</text:span></text:p>
          </table:table-cell>
          <table:table-cell table:style-name="Table6.A2" office:value-type="string">
            <text:p text:style-name="P1"><text:span text:style-name="T6">+4</text:span></text:p>
          </table:table-cell>
          <table:table-cell table:style-name="Table6.A2" office:value-type="string">
            <text:p text:style-name="P1"><text:span text:style-name="T6">+9</text:span></text:p>
          </table:table-cell>
          <table:table-cell table:style-name="Table6.A2" office:value-type="string">
            <text:p text:style-name="P3"/>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5</text:span></text:p>
          </table:table-cell>
          <table:table-cell table:style-name="Table6.A2" office:value-type="string">
            <text:p text:style-name="P9"><text:span text:style-name="T6">3</text:span></text:p>
          </table:table-cell>
          <table:table-cell table:style-name="Table6.A2" office:value-type="string">
            <text:p text:style-name="P9"><text:span text:style-name="T6">—</text:span></text:p>
          </table:table-cell>
          <table:table-cell table:style-name="Table6.A2" office:value-type="string">
            <text:p text:style-name="P9"><text:span text:style-name="T6">—</text:span></text:p>
          </table:table-cell>
        </table:table-row>
        <table:table-row table:style-name="Table6.3">
          <table:table-cell table:style-name="Table6.A2" office:value-type="string">
            <text:p text:style-name="P1"><text:span text:style-name="T6">15th</text:span></text:p>
          </table:table-cell>
          <table:table-cell table:style-name="Table6.A2" office:value-type="string">
            <text:p text:style-name="P1"><text:span text:style-name="T6">+7/+2</text:span></text:p>
          </table:table-cell>
          <table:table-cell table:style-name="Table6.A2" office:value-type="string">
            <text:p text:style-name="P1"><text:span text:style-name="T6">+5</text:span></text:p>
          </table:table-cell>
          <table:table-cell table:style-name="Table6.A2" office:value-type="string">
            <text:p text:style-name="P1"><text:span text:style-name="T6">+5</text:span></text:p>
          </table:table-cell>
          <table:table-cell table:style-name="Table6.A2" office:value-type="string">
            <text:p text:style-name="P1"><text:span text:style-name="T6">+9</text:span></text:p>
          </table:table-cell>
          <table:table-cell table:style-name="Table6.A2" office:value-type="string">
            <text:p text:style-name="P3"/>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4</text:span></text:p>
          </table:table-cell>
          <table:table-cell table:style-name="Table6.A2" office:value-type="string">
            <text:p text:style-name="P9"><text:span text:style-name="T6">—</text:span></text:p>
          </table:table-cell>
          <table:table-cell table:style-name="Table6.A2" office:value-type="string">
            <text:p text:style-name="P9"><text:span text:style-name="T6">—</text:span></text:p>
          </table:table-cell>
        </table:table-row>
        <table:table-row table:style-name="Table6.3">
          <table:table-cell table:style-name="Table6.A2" office:value-type="string">
            <text:p text:style-name="P1"><text:span text:style-name="T6">16th</text:span></text:p>
          </table:table-cell>
          <table:table-cell table:style-name="Table6.A2" office:value-type="string">
            <text:p text:style-name="P1"><text:span text:style-name="T6">+8/+3</text:span></text:p>
          </table:table-cell>
          <table:table-cell table:style-name="Table6.A2" office:value-type="string">
            <text:p text:style-name="P1"><text:span text:style-name="T6">+5</text:span></text:p>
          </table:table-cell>
          <table:table-cell table:style-name="Table6.A2" office:value-type="string">
            <text:p text:style-name="P1"><text:span text:style-name="T6">+5</text:span></text:p>
          </table:table-cell>
          <table:table-cell table:style-name="Table6.A2" office:value-type="string">
            <text:p text:style-name="P1"><text:span text:style-name="T6">+10</text:span></text:p>
          </table:table-cell>
          <table:table-cell table:style-name="Table6.A2" office:value-type="string">
            <text:p text:style-name="P3"/>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5</text:span></text:p>
          </table:table-cell>
          <table:table-cell table:style-name="Table6.A2" office:value-type="string">
            <text:p text:style-name="P9"><text:span text:style-name="T6">3</text:span></text:p>
          </table:table-cell>
          <table:table-cell table:style-name="Table6.A2" office:value-type="string">
            <text:p text:style-name="P9"><text:span text:style-name="T6">—</text:span></text:p>
          </table:table-cell>
        </table:table-row>
        <table:table-row table:style-name="Table6.3">
          <table:table-cell table:style-name="Table6.A2" office:value-type="string">
            <text:p text:style-name="P1"><text:span text:style-name="T6">17th</text:span></text:p>
          </table:table-cell>
          <table:table-cell table:style-name="Table6.A2" office:value-type="string">
            <text:p text:style-name="P1"><text:span text:style-name="T6">+8/+3</text:span></text:p>
          </table:table-cell>
          <table:table-cell table:style-name="Table6.A2" office:value-type="string">
            <text:p text:style-name="P1"><text:span text:style-name="T6">+5</text:span></text:p>
          </table:table-cell>
          <table:table-cell table:style-name="Table6.A2" office:value-type="string">
            <text:p text:style-name="P1"><text:span text:style-name="T6">+5</text:span></text:p>
          </table:table-cell>
          <table:table-cell table:style-name="Table6.A2" office:value-type="string">
            <text:p text:style-name="P1"><text:span text:style-name="T6">+10</text:span></text:p>
          </table:table-cell>
          <table:table-cell table:style-name="Table6.A2" office:value-type="string">
            <text:p text:style-name="P3"/>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4</text:span></text:p>
          </table:table-cell>
          <table:table-cell table:style-name="Table6.A2" office:value-type="string">
            <text:p text:style-name="P9"><text:span text:style-name="T6">—</text:span></text:p>
          </table:table-cell>
        </table:table-row>
        <table:table-row table:style-name="Table6.3">
          <table:table-cell table:style-name="Table6.A2" office:value-type="string">
            <text:p text:style-name="P1"><text:span text:style-name="T6">18th</text:span></text:p>
          </table:table-cell>
          <table:table-cell table:style-name="Table6.A2" office:value-type="string">
            <text:p text:style-name="P1"><text:span text:style-name="T6">+9/+4</text:span></text:p>
          </table:table-cell>
          <table:table-cell table:style-name="Table6.A2" office:value-type="string">
            <text:p text:style-name="P1"><text:span text:style-name="T6">+6</text:span></text:p>
          </table:table-cell>
          <table:table-cell table:style-name="Table6.A2" office:value-type="string">
            <text:p text:style-name="P1"><text:span text:style-name="T6">+6</text:span></text:p>
          </table:table-cell>
          <table:table-cell table:style-name="Table6.A2" office:value-type="string">
            <text:p text:style-name="P1"><text:span text:style-name="T6">+11</text:span></text:p>
          </table:table-cell>
          <table:table-cell table:style-name="Table6.A2" office:value-type="string">
            <text:p text:style-name="P3"/>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5</text:span></text:p>
          </table:table-cell>
          <table:table-cell table:style-name="Table6.A2" office:value-type="string">
            <text:p text:style-name="P9"><text:span text:style-name="T6">3</text:span></text:p>
          </table:table-cell>
        </table:table-row>
        <table:table-row table:style-name="Table6.3">
          <table:table-cell table:style-name="Table6.A2" office:value-type="string">
            <text:p text:style-name="P1"><text:span text:style-name="T6">19th</text:span></text:p>
          </table:table-cell>
          <table:table-cell table:style-name="Table6.A2" office:value-type="string">
            <text:p text:style-name="P1"><text:span text:style-name="T6">+9/+4</text:span></text:p>
          </table:table-cell>
          <table:table-cell table:style-name="Table6.A2" office:value-type="string">
            <text:p text:style-name="P1"><text:span text:style-name="T6">+6</text:span></text:p>
          </table:table-cell>
          <table:table-cell table:style-name="Table6.A2" office:value-type="string">
            <text:p text:style-name="P1"><text:span text:style-name="T6">+6</text:span></text:p>
          </table:table-cell>
          <table:table-cell table:style-name="Table6.A2" office:value-type="string">
            <text:p text:style-name="P1"><text:span text:style-name="T6">+11</text:span></text:p>
          </table:table-cell>
          <table:table-cell table:style-name="Table6.A2" office:value-type="string">
            <text:p text:style-name="P3"/>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6</text:span></text:p>
          </table:table-cell>
          <table:table-cell table:style-name="Table6.A2" office:value-type="string">
            <text:p text:style-name="P9"><text:span text:style-name="T6">4</text:span></text:p>
          </table:table-cell>
        </table:table-row>
        <table:table-row table:style-name="Table6.3">
          <table:table-cell table:style-name="Table6.A23" office:value-type="string">
            <text:p text:style-name="P8"><text:span text:style-name="T6">20th</text:span></text:p>
          </table:table-cell>
          <table:table-cell table:style-name="Table6.A23" office:value-type="string">
            <text:p text:style-name="P8"><text:span text:style-name="T6">+10/+5</text:span></text:p>
          </table:table-cell>
          <table:table-cell table:style-name="Table6.A23" office:value-type="string">
            <text:p text:style-name="P8"><text:span text:style-name="T6">+6</text:span></text:p>
          </table:table-cell>
          <table:table-cell table:style-name="Table6.A23" office:value-type="string">
            <text:p text:style-name="P8"><text:span text:style-name="T6">+6</text:span></text:p>
          </table:table-cell>
          <table:table-cell table:style-name="Table6.A23" office:value-type="string">
            <text:p text:style-name="P8"><text:span text:style-name="T6">+12</text:span></text:p>
          </table:table-cell>
          <table:table-cell table:style-name="Table6.A23" office:value-type="string">
            <text:p text:style-name="P4"/>
          </table:table-cell>
          <table:table-cell table:style-name="Table6.A23" office:value-type="string">
            <text:p text:style-name="P10"><text:span text:style-name="T6">6</text:span></text:p>
          </table:table-cell>
          <table:table-cell table:style-name="Table6.A23" office:value-type="string">
            <text:p text:style-name="P10"><text:span text:style-name="T6">6</text:span></text:p>
          </table:table-cell>
          <table:table-cell table:style-name="Table6.A23" office:value-type="string">
            <text:p text:style-name="P10"><text:span text:style-name="T6">6</text:span></text:p>
          </table:table-cell>
          <table:table-cell table:style-name="Table6.A23" office:value-type="string">
            <text:p text:style-name="P10"><text:span text:style-name="T6">6</text:span></text:p>
          </table:table-cell>
          <table:table-cell table:style-name="Table6.A23" office:value-type="string">
            <text:p text:style-name="P10"><text:span text:style-name="T6">6</text:span></text:p>
          </table:table-cell>
          <table:table-cell table:style-name="Table6.A23" office:value-type="string">
            <text:p text:style-name="P10"><text:span text:style-name="T6">6</text:span></text:p>
          </table:table-cell>
          <table:table-cell table:style-name="Table6.A23" office:value-type="string">
            <text:p text:style-name="P10"><text:span text:style-name="T6">6</text:span></text:p>
          </table:table-cell>
          <table:table-cell table:style-name="Table6.A23" office:value-type="string">
            <text:p text:style-name="P10"><text:span text:style-name="T6">6</text:span></text:p>
          </table:table-cell>
          <table:table-cell table:style-name="Table6.A23" office:value-type="string">
            <text:p text:style-name="P10"><text:span text:style-name="T6">6</text:span></text:p>
          </table:table-cell>
          <table:table-cell table:style-name="Table6.A23" office:value-type="string">
            <text:p text:style-name="P10"><text:span text:style-name="T6">6</text:span></text:p>
          </table:table-cell>
        </table:table-row>
      </table:table>
      <text:p text:style-name="P5"/>
      <table:table table:name="Table7" table:style-name="Table7">
        <table:table-column table:style-name="Table7.A"/>
        <table:table-column table:style-name="Table7.B" table:number-columns-repeated="9"/>
        <table:table-column table:style-name="Table7.A"/>
        <table:table-row table:style-name="Table7.1">
          <table:table-cell table:style-name="Table7.A1" table:number-columns-spanned="11" office:value-type="string">
            <text:p text:style-name="P8"><text:span text:style-name="T5">Table: Sorcerer Spells Know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office:value-type="string">
            <text:p text:style-name="P6"/>
          </table:table-cell>
          <table:table-cell table:style-name="Table7.A2" table:number-columns-spanned="10" office:value-type="string">
            <text:p text:style-name="P10"><text:span text:style-name="T5">———————— Spells Known —–———————</text:span></text:p>
          </table: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2" office:value-type="string">
            <text:p text:style-name="P8"><text:span text:style-name="T5">Level</text:span></text:p>
          </table:table-cell>
          <table:table-cell table:style-name="Table7.A2" office:value-type="string">
            <text:p text:style-name="P10"><text:span text:style-name="T5">0</text:span></text:p>
          </table:table-cell>
          <table:table-cell table:style-name="Table7.A2" office:value-type="string">
            <text:p text:style-name="P10"><text:span text:style-name="T5">1st</text:span></text:p>
          </table:table-cell>
          <table:table-cell table:style-name="Table7.A2" office:value-type="string">
            <text:p text:style-name="P10"><text:span text:style-name="T5">2nd</text:span></text:p>
          </table:table-cell>
          <table:table-cell table:style-name="Table7.A2" office:value-type="string">
            <text:p text:style-name="P10"><text:span text:style-name="T5">3rd</text:span></text:p>
          </table:table-cell>
          <table:table-cell table:style-name="Table7.A2" office:value-type="string">
            <text:p text:style-name="P10"><text:span text:style-name="T5">4th</text:span></text:p>
          </table:table-cell>
          <table:table-cell table:style-name="Table7.A2" office:value-type="string">
            <text:p text:style-name="P10"><text:span text:style-name="T5">5th</text:span></text:p>
          </table:table-cell>
          <table:table-cell table:style-name="Table7.A2" office:value-type="string">
            <text:p text:style-name="P10"><text:span text:style-name="T5">6th</text:span></text:p>
          </table:table-cell>
          <table:table-cell table:style-name="Table7.A2" office:value-type="string">
            <text:p text:style-name="P10"><text:span text:style-name="T5">7th</text:span></text:p>
          </table:table-cell>
          <table:table-cell table:style-name="Table7.A2" office:value-type="string">
            <text:p text:style-name="P10"><text:span text:style-name="T5">8th</text:span></text:p>
          </table:table-cell>
          <table:table-cell table:style-name="Table7.A2" office:value-type="string">
            <text:p text:style-name="P10"><text:span text:style-name="T5">9th</text:span></text:p>
          </table:table-cell>
        </table:table-row>
        <table:table-row table:style-name="Table7.3">
          <table:table-cell table:style-name="Table7.A2" office:value-type="string">
            <text:p text:style-name="P1"><text:span text:style-name="T6">1st</text:span></text:p>
          </table:table-cell>
          <table:table-cell table:style-name="Table7.A2" office:value-type="string">
            <text:p text:style-name="P9"><text:span text:style-name="T6">4</text:span></text:p>
          </table:table-cell>
          <table:table-cell table:style-name="Table7.A2" office:value-type="string">
            <text:p text:style-name="P9"><text:span text:style-name="T6">2</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2nd</text:span></text:p>
          </table:table-cell>
          <table:table-cell table:style-name="Table7.A2" office:value-type="string">
            <text:p text:style-name="P9"><text:span text:style-name="T6">5</text:span></text:p>
          </table:table-cell>
          <table:table-cell table:style-name="Table7.A2" office:value-type="string">
            <text:p text:style-name="P9"><text:span text:style-name="T6">2</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3rd</text:span></text:p>
          </table:table-cell>
          <table:table-cell table:style-name="Table7.A2" office:value-type="string">
            <text:p text:style-name="P9"><text:span text:style-name="T6">5</text:span></text:p>
          </table:table-cell>
          <table:table-cell table:style-name="Table7.A2" office:value-type="string">
            <text:p text:style-name="P9"><text:span text:style-name="T6">3</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4th</text:span></text:p>
          </table:table-cell>
          <table:table-cell table:style-name="Table7.A2" office:value-type="string">
            <text:p text:style-name="P9"><text:span text:style-name="T6">6</text:span></text:p>
          </table:table-cell>
          <table:table-cell table:style-name="Table7.A2" office:value-type="string">
            <text:p text:style-name="P9"><text:span text:style-name="T6">3</text:span></text:p>
          </table:table-cell>
          <table:table-cell table:style-name="Table7.A2" office:value-type="string">
            <text:p text:style-name="P9"><text:span text:style-name="T6">1</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5th</text:span></text:p>
          </table:table-cell>
          <table:table-cell table:style-name="Table7.A2" office:value-type="string">
            <text:p text:style-name="P9"><text:span text:style-name="T6">6</text:span></text:p>
          </table:table-cell>
          <table:table-cell table:style-name="Table7.A2" office:value-type="string">
            <text:p text:style-name="P9"><text:span text:style-name="T6">4</text:span></text:p>
          </table:table-cell>
          <table:table-cell table:style-name="Table7.A2" office:value-type="string">
            <text:p text:style-name="P9"><text:span text:style-name="T6">2</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6th</text:span></text:p>
          </table:table-cell>
          <table:table-cell table:style-name="Table7.A2" office:value-type="string">
            <text:p text:style-name="P9"><text:span text:style-name="T6">7</text:span></text:p>
          </table:table-cell>
          <table:table-cell table:style-name="Table7.A2" office:value-type="string">
            <text:p text:style-name="P9"><text:span text:style-name="T6">4</text:span></text:p>
          </table:table-cell>
          <table:table-cell table:style-name="Table7.A2" office:value-type="string">
            <text:p text:style-name="P9"><text:span text:style-name="T6">2</text:span></text:p>
          </table:table-cell>
          <table:table-cell table:style-name="Table7.A2" office:value-type="string">
            <text:p text:style-name="P9"><text:span text:style-name="T6">1</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7th</text:span></text:p>
          </table:table-cell>
          <table:table-cell table:style-name="Table7.A2" office:value-type="string">
            <text:p text:style-name="P9"><text:span text:style-name="T6">7</text:span></text:p>
          </table:table-cell>
          <table:table-cell table:style-name="Table7.A2" office:value-type="string">
            <text:p text:style-name="P9"><text:span text:style-name="T6">5</text:span></text:p>
          </table:table-cell>
          <table:table-cell table:style-name="Table7.A2" office:value-type="string">
            <text:p text:style-name="P9"><text:span text:style-name="T6">3</text:span></text:p>
          </table:table-cell>
          <table:table-cell table:style-name="Table7.A2" office:value-type="string">
            <text:p text:style-name="P9"><text:span text:style-name="T6">2</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8th</text:span></text:p>
          </table:table-cell>
          <table:table-cell table:style-name="Table7.A2" office:value-type="string">
            <text:p text:style-name="P9"><text:span text:style-name="T6">8</text:span></text:p>
          </table:table-cell>
          <table:table-cell table:style-name="Table7.A2" office:value-type="string">
            <text:p text:style-name="P9"><text:span text:style-name="T6">5</text:span></text:p>
          </table:table-cell>
          <table:table-cell table:style-name="Table7.A2" office:value-type="string">
            <text:p text:style-name="P9"><text:span text:style-name="T6">3</text:span></text:p>
          </table:table-cell>
          <table:table-cell table:style-name="Table7.A2" office:value-type="string">
            <text:p text:style-name="P9"><text:span text:style-name="T6">2</text:span></text:p>
          </table:table-cell>
          <table:table-cell table:style-name="Table7.A2" office:value-type="string">
            <text:p text:style-name="P9"><text:span text:style-name="T6">1</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9th</text:span></text:p>
          </table:table-cell>
          <table:table-cell table:style-name="Table7.A2" office:value-type="string">
            <text:p text:style-name="P9"><text:span text:style-name="T6">8</text:span></text:p>
          </table:table-cell>
          <table:table-cell table:style-name="Table7.A2" office:value-type="string">
            <text:p text:style-name="P9"><text:span text:style-name="T6">5</text:span></text:p>
          </table:table-cell>
          <table:table-cell table:style-name="Table7.A2" office:value-type="string">
            <text:p text:style-name="P9"><text:span text:style-name="T6">4</text:span></text:p>
          </table:table-cell>
          <table:table-cell table:style-name="Table7.A2" office:value-type="string">
            <text:p text:style-name="P9"><text:span text:style-name="T6">3</text:span></text:p>
          </table:table-cell>
          <table:table-cell table:style-name="Table7.A2" office:value-type="string">
            <text:p text:style-name="P9"><text:span text:style-name="T6">2</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10th</text:span></text:p>
          </table:table-cell>
          <table:table-cell table:style-name="Table7.A2" office:value-type="string">
            <text:p text:style-name="P9"><text:span text:style-name="T6">9</text:span></text:p>
          </table:table-cell>
          <table:table-cell table:style-name="Table7.A2" office:value-type="string">
            <text:p text:style-name="P9"><text:span text:style-name="T6">5</text:span></text:p>
          </table:table-cell>
          <table:table-cell table:style-name="Table7.A2" office:value-type="string">
            <text:p text:style-name="P9"><text:span text:style-name="T6">4</text:span></text:p>
          </table:table-cell>
          <table:table-cell table:style-name="Table7.A2" office:value-type="string">
            <text:p text:style-name="P9"><text:span text:style-name="T6">3</text:span></text:p>
          </table:table-cell>
          <table:table-cell table:style-name="Table7.A2" office:value-type="string">
            <text:p text:style-name="P9"><text:span text:style-name="T6">2</text:span></text:p>
          </table:table-cell>
          <table:table-cell table:style-name="Table7.A2" office:value-type="string">
            <text:p text:style-name="P9"><text:span text:style-name="T6">1</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11th</text:span></text:p>
          </table:table-cell>
          <table:table-cell table:style-name="Table7.A2" office:value-type="string">
            <text:p text:style-name="P9"><text:span text:style-name="T6">9</text:span></text:p>
          </table:table-cell>
          <table:table-cell table:style-name="Table7.A2" office:value-type="string">
            <text:p text:style-name="P9"><text:span text:style-name="T6">5</text:span></text:p>
          </table:table-cell>
          <table:table-cell table:style-name="Table7.A2" office:value-type="string">
            <text:p text:style-name="P9"><text:span text:style-name="T6">5</text:span></text:p>
          </table:table-cell>
          <table:table-cell table:style-name="Table7.A2" office:value-type="string">
            <text:p text:style-name="P9"><text:span text:style-name="T6">4</text:span></text:p>
          </table:table-cell>
          <table:table-cell table:style-name="Table7.A2" office:value-type="string">
            <text:p text:style-name="P9"><text:span text:style-name="T6">3</text:span></text:p>
          </table:table-cell>
          <table:table-cell table:style-name="Table7.A2" office:value-type="string">
            <text:p text:style-name="P9"><text:span text:style-name="T6">2</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12th</text:span></text:p>
          </table:table-cell>
          <table:table-cell table:style-name="Table7.A2" office:value-type="string">
            <text:p text:style-name="P9"><text:span text:style-name="T6">9</text:span></text:p>
          </table:table-cell>
          <table:table-cell table:style-name="Table7.A2" office:value-type="string">
            <text:p text:style-name="P9"><text:span text:style-name="T6">5</text:span></text:p>
          </table:table-cell>
          <table:table-cell table:style-name="Table7.A2" office:value-type="string">
            <text:p text:style-name="P9"><text:span text:style-name="T6">5</text:span></text:p>
          </table:table-cell>
          <table:table-cell table:style-name="Table7.A2" office:value-type="string">
            <text:p text:style-name="P9"><text:span text:style-name="T6">4</text:span></text:p>
          </table:table-cell>
          <table:table-cell table:style-name="Table7.A2" office:value-type="string">
            <text:p text:style-name="P9"><text:span text:style-name="T6">3</text:span></text:p>
          </table:table-cell>
          <table:table-cell table:style-name="Table7.A2" office:value-type="string">
            <text:p text:style-name="P9"><text:span text:style-name="T6">2</text:span></text:p>
          </table:table-cell>
          <table:table-cell table:style-name="Table7.A2" office:value-type="string">
            <text:p text:style-name="P9"><text:span text:style-name="T6">1</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13th</text:span></text:p>
          </table:table-cell>
          <table:table-cell table:style-name="Table7.A2" office:value-type="string">
            <text:p text:style-name="P9"><text:span text:style-name="T6">9</text:span></text:p>
          </table:table-cell>
          <table:table-cell table:style-name="Table7.A2" office:value-type="string">
            <text:p text:style-name="P9"><text:span text:style-name="T6">5</text:span></text:p>
          </table:table-cell>
          <table:table-cell table:style-name="Table7.A2" office:value-type="string">
            <text:p text:style-name="P9"><text:span text:style-name="T6">5</text:span></text:p>
          </table:table-cell>
          <table:table-cell table:style-name="Table7.A2" office:value-type="string">
            <text:p text:style-name="P9"><text:span text:style-name="T6">4</text:span></text:p>
          </table:table-cell>
          <table:table-cell table:style-name="Table7.A2" office:value-type="string">
            <text:p text:style-name="P9"><text:span text:style-name="T6">4</text:span></text:p>
          </table:table-cell>
          <table:table-cell table:style-name="Table7.A2" office:value-type="string">
            <text:p text:style-name="P9"><text:span text:style-name="T6">3</text:span></text:p>
          </table:table-cell>
          <table:table-cell table:style-name="Table7.A2" office:value-type="string">
            <text:p text:style-name="P9"><text:span text:style-name="T6">2</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ext:soft-page-break/>
        <table:table-row table:style-name="Table7.3">
          <table:table-cell table:style-name="Table7.A2" office:value-type="string">
            <text:p text:style-name="P1"><text:span text:style-name="T6">14th</text:span></text:p>
          </table:table-cell>
          <table:table-cell table:style-name="Table7.A2" office:value-type="string">
            <text:p text:style-name="P9"><text:span text:style-name="T6">9</text:span></text:p>
          </table:table-cell>
          <table:table-cell table:style-name="Table7.A2" office:value-type="string">
            <text:p text:style-name="P9"><text:span text:style-name="T6">5</text:span></text:p>
          </table:table-cell>
          <table:table-cell table:style-name="Table7.A2" office:value-type="string">
            <text:p text:style-name="P9"><text:span text:style-name="T6">5</text:span></text:p>
          </table:table-cell>
          <table:table-cell table:style-name="Table7.A2" office:value-type="string">
            <text:p text:style-name="P9"><text:span text:style-name="T6">4</text:span></text:p>
          </table:table-cell>
          <table:table-cell table:style-name="Table7.A2" office:value-type="string">
            <text:p text:style-name="P9"><text:span text:style-name="T6">4</text:span></text:p>
          </table:table-cell>
          <table:table-cell table:style-name="Table7.A2" office:value-type="string">
            <text:p text:style-name="P9"><text:span text:style-name="T6">3</text:span></text:p>
          </table:table-cell>
          <table:table-cell table:style-name="Table7.A2" office:value-type="string">
            <text:p text:style-name="P9"><text:span text:style-name="T6">2</text:span></text:p>
          </table:table-cell>
          <table:table-cell table:style-name="Table7.A2" office:value-type="string">
            <text:p text:style-name="P9"><text:span text:style-name="T6">1</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15th</text:span></text:p>
          </table:table-cell>
          <table:table-cell table:style-name="Table7.A2" office:value-type="string">
            <text:p text:style-name="P9"><text:span text:style-name="T6">9</text:span></text:p>
          </table:table-cell>
          <table:table-cell table:style-name="Table7.A2" office:value-type="string">
            <text:p text:style-name="P9"><text:span text:style-name="T6">5</text:span></text:p>
          </table:table-cell>
          <table:table-cell table:style-name="Table7.A2" office:value-type="string">
            <text:p text:style-name="P9"><text:span text:style-name="T6">5</text:span></text:p>
          </table:table-cell>
          <table:table-cell table:style-name="Table7.A2" office:value-type="string">
            <text:p text:style-name="P9"><text:span text:style-name="T6">4</text:span></text:p>
          </table:table-cell>
          <table:table-cell table:style-name="Table7.A2" office:value-type="string">
            <text:p text:style-name="P9"><text:span text:style-name="T6">4</text:span></text:p>
          </table:table-cell>
          <table:table-cell table:style-name="Table7.A2" office:value-type="string">
            <text:p text:style-name="P9"><text:span text:style-name="T6">4</text:span></text:p>
          </table:table-cell>
          <table:table-cell table:style-name="Table7.A2" office:value-type="string">
            <text:p text:style-name="P9"><text:span text:style-name="T6">3</text:span></text:p>
          </table:table-cell>
          <table:table-cell table:style-name="Table7.A2" office:value-type="string">
            <text:p text:style-name="P9"><text:span text:style-name="T6">2</text:span></text:p>
          </table:table-cell>
          <table:table-cell table:style-name="Table7.A2" office:value-type="string">
            <text:p text:style-name="P9"><text:span text:style-name="T6">—</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16th</text:span></text:p>
          </table:table-cell>
          <table:table-cell table:style-name="Table7.A2" office:value-type="string">
            <text:p text:style-name="P9"><text:span text:style-name="T6">9</text:span></text:p>
          </table:table-cell>
          <table:table-cell table:style-name="Table7.A2" office:value-type="string">
            <text:p text:style-name="P9"><text:span text:style-name="T6">5</text:span></text:p>
          </table:table-cell>
          <table:table-cell table:style-name="Table7.A2" office:value-type="string">
            <text:p text:style-name="P9"><text:span text:style-name="T6">5</text:span></text:p>
          </table:table-cell>
          <table:table-cell table:style-name="Table7.A2" office:value-type="string">
            <text:p text:style-name="P9"><text:span text:style-name="T6">4</text:span></text:p>
          </table:table-cell>
          <table:table-cell table:style-name="Table7.A2" office:value-type="string">
            <text:p text:style-name="P9"><text:span text:style-name="T6">4</text:span></text:p>
          </table:table-cell>
          <table:table-cell table:style-name="Table7.A2" office:value-type="string">
            <text:p text:style-name="P9"><text:span text:style-name="T6">4</text:span></text:p>
          </table:table-cell>
          <table:table-cell table:style-name="Table7.A2" office:value-type="string">
            <text:p text:style-name="P9"><text:span text:style-name="T6">3</text:span></text:p>
          </table:table-cell>
          <table:table-cell table:style-name="Table7.A2" office:value-type="string">
            <text:p text:style-name="P9"><text:span text:style-name="T6">2</text:span></text:p>
          </table:table-cell>
          <table:table-cell table:style-name="Table7.A2" office:value-type="string">
            <text:p text:style-name="P9"><text:span text:style-name="T6">1</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17th</text:span></text:p>
          </table:table-cell>
          <table:table-cell table:style-name="Table7.A2" office:value-type="string">
            <text:p text:style-name="P9"><text:span text:style-name="T6">9</text:span></text:p>
          </table:table-cell>
          <table:table-cell table:style-name="Table7.A2" office:value-type="string">
            <text:p text:style-name="P9"><text:span text:style-name="T6">5</text:span></text:p>
          </table:table-cell>
          <table:table-cell table:style-name="Table7.A2" office:value-type="string">
            <text:p text:style-name="P9"><text:span text:style-name="T6">5</text:span></text:p>
          </table:table-cell>
          <table:table-cell table:style-name="Table7.A2" office:value-type="string">
            <text:p text:style-name="P9"><text:span text:style-name="T6">4</text:span></text:p>
          </table:table-cell>
          <table:table-cell table:style-name="Table7.A2" office:value-type="string">
            <text:p text:style-name="P9"><text:span text:style-name="T6">4</text:span></text:p>
          </table:table-cell>
          <table:table-cell table:style-name="Table7.A2" office:value-type="string">
            <text:p text:style-name="P9"><text:span text:style-name="T6">4</text:span></text:p>
          </table:table-cell>
          <table:table-cell table:style-name="Table7.A2" office:value-type="string">
            <text:p text:style-name="P9"><text:span text:style-name="T6">3</text:span></text:p>
          </table:table-cell>
          <table:table-cell table:style-name="Table7.A2" office:value-type="string">
            <text:p text:style-name="P9"><text:span text:style-name="T6">3</text:span></text:p>
          </table:table-cell>
          <table:table-cell table:style-name="Table7.A2" office:value-type="string">
            <text:p text:style-name="P9"><text:span text:style-name="T6">2</text:span></text:p>
          </table:table-cell>
          <table:table-cell table:style-name="Table7.A2" office:value-type="string">
            <text:p text:style-name="P9"><text:span text:style-name="T6">—</text:span></text:p>
          </table:table-cell>
        </table:table-row>
        <table:table-row table:style-name="Table7.3">
          <table:table-cell table:style-name="Table7.A2" office:value-type="string">
            <text:p text:style-name="P1"><text:span text:style-name="T6">18th</text:span></text:p>
          </table:table-cell>
          <table:table-cell table:style-name="Table7.A2" office:value-type="string">
            <text:p text:style-name="P9"><text:span text:style-name="T6">9</text:span></text:p>
          </table:table-cell>
          <table:table-cell table:style-name="Table7.A2" office:value-type="string">
            <text:p text:style-name="P9"><text:span text:style-name="T6">5</text:span></text:p>
          </table:table-cell>
          <table:table-cell table:style-name="Table7.A2" office:value-type="string">
            <text:p text:style-name="P9"><text:span text:style-name="T6">5</text:span></text:p>
          </table:table-cell>
          <table:table-cell table:style-name="Table7.A2" office:value-type="string">
            <text:p text:style-name="P9"><text:span text:style-name="T6">4</text:span></text:p>
          </table:table-cell>
          <table:table-cell table:style-name="Table7.A2" office:value-type="string">
            <text:p text:style-name="P9"><text:span text:style-name="T6">4</text:span></text:p>
          </table:table-cell>
          <table:table-cell table:style-name="Table7.A2" office:value-type="string">
            <text:p text:style-name="P9"><text:span text:style-name="T6">4</text:span></text:p>
          </table:table-cell>
          <table:table-cell table:style-name="Table7.A2" office:value-type="string">
            <text:p text:style-name="P9"><text:span text:style-name="T6">3</text:span></text:p>
          </table:table-cell>
          <table:table-cell table:style-name="Table7.A2" office:value-type="string">
            <text:p text:style-name="P9"><text:span text:style-name="T6">3</text:span></text:p>
          </table:table-cell>
          <table:table-cell table:style-name="Table7.A2" office:value-type="string">
            <text:p text:style-name="P9"><text:span text:style-name="T6">2</text:span></text:p>
          </table:table-cell>
          <table:table-cell table:style-name="Table7.A2" office:value-type="string">
            <text:p text:style-name="P9"><text:span text:style-name="T6">1</text:span></text:p>
          </table:table-cell>
        </table:table-row>
        <table:table-row table:style-name="Table7.3">
          <table:table-cell table:style-name="Table7.A2" office:value-type="string">
            <text:p text:style-name="P1"><text:span text:style-name="T6">19th</text:span></text:p>
          </table:table-cell>
          <table:table-cell table:style-name="Table7.A2" office:value-type="string">
            <text:p text:style-name="P9"><text:span text:style-name="T6">9</text:span></text:p>
          </table:table-cell>
          <table:table-cell table:style-name="Table7.A2" office:value-type="string">
            <text:p text:style-name="P9"><text:span text:style-name="T6">5</text:span></text:p>
          </table:table-cell>
          <table:table-cell table:style-name="Table7.A2" office:value-type="string">
            <text:p text:style-name="P9"><text:span text:style-name="T6">5</text:span></text:p>
          </table:table-cell>
          <table:table-cell table:style-name="Table7.A2" office:value-type="string">
            <text:p text:style-name="P9"><text:span text:style-name="T6">4</text:span></text:p>
          </table:table-cell>
          <table:table-cell table:style-name="Table7.A2" office:value-type="string">
            <text:p text:style-name="P9"><text:span text:style-name="T6">4</text:span></text:p>
          </table:table-cell>
          <table:table-cell table:style-name="Table7.A2" office:value-type="string">
            <text:p text:style-name="P9"><text:span text:style-name="T6">4</text:span></text:p>
          </table:table-cell>
          <table:table-cell table:style-name="Table7.A2" office:value-type="string">
            <text:p text:style-name="P9"><text:span text:style-name="T6">3</text:span></text:p>
          </table:table-cell>
          <table:table-cell table:style-name="Table7.A2" office:value-type="string">
            <text:p text:style-name="P9"><text:span text:style-name="T6">3</text:span></text:p>
          </table:table-cell>
          <table:table-cell table:style-name="Table7.A2" office:value-type="string">
            <text:p text:style-name="P9"><text:span text:style-name="T6">3</text:span></text:p>
          </table:table-cell>
          <table:table-cell table:style-name="Table7.A2" office:value-type="string">
            <text:p text:style-name="P9"><text:span text:style-name="T6">2</text:span></text:p>
          </table:table-cell>
        </table:table-row>
        <table:table-row table:style-name="Table7.3">
          <table:table-cell table:style-name="Table7.A23" office:value-type="string">
            <text:p text:style-name="P8"><text:span text:style-name="T6">20th</text:span></text:p>
          </table:table-cell>
          <table:table-cell table:style-name="Table7.A23" office:value-type="string">
            <text:p text:style-name="P10"><text:span text:style-name="T6">9</text:span></text:p>
          </table:table-cell>
          <table:table-cell table:style-name="Table7.A23" office:value-type="string">
            <text:p text:style-name="P10"><text:span text:style-name="T6">5</text:span></text:p>
          </table:table-cell>
          <table:table-cell table:style-name="Table7.A23" office:value-type="string">
            <text:p text:style-name="P10"><text:span text:style-name="T6">5</text:span></text:p>
          </table:table-cell>
          <table:table-cell table:style-name="Table7.A23" office:value-type="string">
            <text:p text:style-name="P10"><text:span text:style-name="T6">4</text:span></text:p>
          </table:table-cell>
          <table:table-cell table:style-name="Table7.A23" office:value-type="string">
            <text:p text:style-name="P10"><text:span text:style-name="T6">4</text:span></text:p>
          </table:table-cell>
          <table:table-cell table:style-name="Table7.A23" office:value-type="string">
            <text:p text:style-name="P10"><text:span text:style-name="T6">4</text:span></text:p>
          </table:table-cell>
          <table:table-cell table:style-name="Table7.A23" office:value-type="string">
            <text:p text:style-name="P10"><text:span text:style-name="T6">3</text:span></text:p>
          </table:table-cell>
          <table:table-cell table:style-name="Table7.A23" office:value-type="string">
            <text:p text:style-name="P10"><text:span text:style-name="T6">3</text:span></text:p>
          </table:table-cell>
          <table:table-cell table:style-name="Table7.A23" office:value-type="string">
            <text:p text:style-name="P10"><text:span text:style-name="T6">3</text:span></text:p>
          </table:table-cell>
          <table:table-cell table:style-name="Table7.A23" office:value-type="string">
            <text:p text:style-name="P10"><text:span text:style-name="T6">3</text:span></text:p>
          </table:table-cell>
        </table:table-row>
      </table:table>
      <text:p text:style-name="P3"/>
      <text:h text:style-name="P13" text:outline-level="3"><text:span text:style-name="T1">Class Features</text:span></text:h>
      <text:p text:style-name="P1"><text:span text:style-name="T6">All of the following are class features of the sorcerer.</text:span></text:p>
      <text:p text:style-name="P1"><text:span text:style-name="T5">Weapon and Armor Proficiency: </text:span><text:span text:style-name="T6">Sorcerers are proficient with all simple weapons. They are not proficient with any type of armor or shield. Armor of any type interferes with a sorcerer’s gestures, which can cause his spells with somatic components to fail.</text:span></text:p>
      <text:p text:style-name="P1"><text:span text:style-name="T5">Spells:</text:span><text:span text:style-name="T6"> A sorcerer casts arcane spells which are drawn primarily from the sorcerer/wizard spell list. He can cast any spell he knows without preparing it ahead of time, the way a wizard or a cleric must (see below).</text:span></text:p>
      <text:p text:style-name="P1"><text:span text:style-name="T6">To learn or cast a spell, a sorcerer must have a Charisma score equal to at least 10 + the spell level. The Difficulty Class for a saving throw against a sorcerer’s spell is 10 + the spell level + the sorcerer’s Charisma modifier.</text:span></text:p>
      <text:p text:style-name="P1"><text:span text:style-name="T6">Like other spellcasters, a sorcerer can cast only a certain number of spells of each spell level per day. His base daily spell allotment is given on Table: The Sorcerer. In addition, he receives bonus spells per day if he has a high Charisma score.</text:span></text:p>
      <text:p text:style-name="P1"><text:span text:style-name="T6">A sorcerer’s selection of spells is extremely limited. A sorcerer begins play knowing four 0-level spells and two 1st-level spells of your choice. At each new sorcerer level, he gains one or more new spells, as indicated on Table: Sorcerer Spells Known. (Unlike spells per day, the number of spells a sorcerer knows is not affected by his Charisma score; the numbers on Table: Sorcerer Spells Known are fixed.) These new spells can be common spells chosen from the sorcerer/wizard spell list, or they can be unusual spells that the sorcerer has gained some understanding of by study. The sorcerer can’t use this method of spell acquisition to learn spells at a faster rate, however.</text:span></text:p>
      <text:p text:style-name="P12"><text:span text:style-name="T2">Upon reaching 4th level, and at every even-numbered sorcerer level after that (6th, 8th, and so on), a sorcerer can choose to learn a new spell in place of one he already knows. In effect, the sorcerer “loses” the old spell in exchange for the new one. The new spell’s level must be the same as that of the spell being exchanged, and it must be at least two levels lower than the highest-level sorcerer spell the sorcerer can cast. A sorcerer may swap only a single spell at any given level, and must choose whether or not to swap the spell at the same time that he gains new spells known for the level.</text:span></text:p>
      <text:p text:style-name="P1"><text:span text:style-name="T6">Unlike a wizard or a cleric, a sorcerer need not prepare his spells in advance. He can cast any spell he knows at any time, assuming he has not yet used up his spells per day for that spell level. He does not have to decide ahead of time which spells he’ll cast.</text:span></text:p>
      <text:p text:style-name="P1"><text:span text:style-name="T5">Familiar:</text:span><text:span text:style-name="T6"> A sorcerer can obtain a familiar (see below). Doing so takes 24 hours and uses up magical materials that cost 100 gp. A familiar is a magical beast that resembles a small animal and is unusually tough and intelligent. The creature serves as a companion and servant.</text:span></text:p>
      <text:p text:style-name="P12"><text:span text:style-name="T2">The sorcerer chooses the kind of familiar he gets. As the sorcerer advances in level, his familiar also increases in power.</text:span></text:p>
      <text:p text:style-name="P1"><text:span text:style-name="T6">If the familiar dies or is dismissed by the sorcerer, the sorcerer must attempt a DC 15 Fortitude saving throw. Failure means he loses 200 experience points per sorcerer level; success reduces the loss to one-half that amount. However, a sorcerer’s experience point total can never go below 0 as the result of a familiar’s demise or dismissal. A slain or dismissed familiar cannot be replaced for a year and day. A slain familiar can be raised from the dead just as a character can be, and it does not lose a level or a Constitution point when this happy event occurs.</text:span></text:p>
      <text:p text:style-name="P1"><text:span text:style-name="T6">A character with more than one class that grants a familiar may have only one familiar at a time.</text:span></text:p>
      <text:p text:style-name="P2"/>
      <text:p text:style-name="P1"><text:span text:style-name="T4">WIZARD</text:span></text:p>
      <text:p text:style-name="P1"><text:span text:style-name="T5">Alignment:</text:span><text:span text:style-name="T6"> Any.</text:span></text:p>
      <text:p text:style-name="P1"><text:span text:style-name="T5">Hit Die:</text:span><text:span text:style-name="T6"> d4.</text:span></text:p>
      <text:h text:style-name="P14" text:outline-level="3"/>
      <text:h text:style-name="P13" text:outline-level="3"><text:span text:style-name="T1">Class Skills</text:span></text:h>
      <text:p text:style-name="P1"><text:span text:style-name="T6">The wizard’s class skills (and the key ability for each skill) are Concentration (Con), Craft (Int), Decipher Script (Int), Knowledge (all skills, taken individually) (Int), Profession (Wis), and Spellcraft (Int). See Chapter 4: Skills for</text:span></text:p>
      <text:p text:style-name="P1"><text:span text:style-name="T6">skill descriptions.</text:span></text:p>
      <text:p text:style-name="P12"><text:span text:style-name="T3">Skill Points at 1st Level:</text:span><text:span text:style-name="T2"> (2 + Int modifier) x4.</text:span></text:p>
      <text:p text:style-name="P1"><text:span text:style-name="T5">Skill Points at Each Additional Level:</text:span><text:span text:style-name="T6"> 2 + Int modifier.</text:span></text:p>
      <text:p text:style-name="P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number-columns-repeated="3"/>
        <table:table-column table:style-name="Table8.I"/>
        <table:table-column table:style-name="Table8.J" table:number-columns-repeated="2"/>
        <table:table-column table:style-name="Table8.P"/>
        <table:table-row table:style-name="Table8.1">
          <table:table-cell table:style-name="Table8.A1" table:number-columns-spanned="16" office:value-type="string">
            <text:p text:style-name="P8"><text:span text:style-name="T5">Table: The Wiz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table:number-columns-spanned="10" office:value-type="string">
            <text:p text:style-name="P8"><text:span text:style-name="T5">——–——————— Spells per Day —–———————</text:span></text:p>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A3" office:value-type="string">
            <text:p text:style-name="P8"><text:span text:style-name="T5">Level</text:span></text:p>
          </table:table-cell>
          <table:table-cell table:style-name="Table8.A3" office:value-type="string">
            <text:p text:style-name="P8"><text:span text:style-name="T5">Base Attack </text:span></text:p>
            <text:p text:style-name="P8"><text:span text:style-name="T5">Bonus</text:span></text:p>
          </table:table-cell>
          <table:table-cell table:style-name="Table8.A3" office:value-type="string">
            <text:p text:style-name="P8"><text:span text:style-name="T5">Fort </text:span></text:p>
            <text:p text:style-name="P8"><text:span text:style-name="T5">Save</text:span></text:p>
          </table:table-cell>
          <table:table-cell table:style-name="Table8.A3" office:value-type="string">
            <text:p text:style-name="P8"><text:span text:style-name="T5">Ref </text:span></text:p>
            <text:p text:style-name="P8"><text:span text:style-name="T5">Save</text:span></text:p>
          </table:table-cell>
          <table:table-cell table:style-name="Table8.A3" office:value-type="string">
            <text:p text:style-name="P8"><text:span text:style-name="T5">Will </text:span></text:p>
            <text:p text:style-name="P8"><text:span text:style-name="T5">Save</text:span></text:p>
          </table:table-cell>
          <table:table-cell table:style-name="Table8.A3" office:value-type="string">
            <text:p text:style-name="P8"><text:span text:style-name="T5">Special</text:span></text:p>
          </table:table-cell>
          <table:table-cell table:style-name="Table8.A3" office:value-type="string">
            <text:p text:style-name="P10"><text:span text:style-name="T5">0</text:span></text:p>
          </table:table-cell>
          <table:table-cell table:style-name="Table8.A3" office:value-type="string">
            <text:p text:style-name="P10"><text:span text:style-name="T5">1st</text:span></text:p>
          </table:table-cell>
          <table:table-cell table:style-name="Table8.A3" office:value-type="string">
            <text:p text:style-name="P10"><text:span text:style-name="T5">2nd</text:span></text:p>
          </table:table-cell>
          <table:table-cell table:style-name="Table8.A3" office:value-type="string">
            <text:p text:style-name="P10"><text:span text:style-name="T5">3rd</text:span></text:p>
          </table:table-cell>
          <table:table-cell table:style-name="Table8.A3" office:value-type="string">
            <text:p text:style-name="P10"><text:span text:style-name="T5">4th</text:span></text:p>
          </table:table-cell>
          <table:table-cell table:style-name="Table8.A3" office:value-type="string">
            <text:p text:style-name="P10"><text:span text:style-name="T5">5th</text:span></text:p>
          </table:table-cell>
          <table:table-cell table:style-name="Table8.A3" office:value-type="string">
            <text:p text:style-name="P10"><text:span text:style-name="T5">6th</text:span></text:p>
          </table:table-cell>
          <table:table-cell table:style-name="Table8.A3" office:value-type="string">
            <text:p text:style-name="P10"><text:span text:style-name="T5">7th</text:span></text:p>
          </table:table-cell>
          <table:table-cell table:style-name="Table8.A3" office:value-type="string">
            <text:p text:style-name="P10"><text:span text:style-name="T5">8th</text:span></text:p>
          </table:table-cell>
          <table:table-cell table:style-name="Table8.A3" office:value-type="string">
            <text:p text:style-name="P10"><text:span text:style-name="T5">9th</text:span></text:p>
          </table:table-cell>
        </table:table-row>
        <table:table-row table:style-name="Table8.3">
          <table:table-cell table:style-name="Table8.A3" office:value-type="string">
            <text:p text:style-name="P1"><text:span text:style-name="T6">1st</text:span></text:p>
          </table:table-cell>
          <table:table-cell table:style-name="Table8.A3" office:value-type="string">
            <text:p text:style-name="P1"><text:span text:style-name="T6">+0</text:span></text:p>
          </table:table-cell>
          <table:table-cell table:style-name="Table8.A3" office:value-type="string">
            <text:p text:style-name="P1"><text:span text:style-name="T6">+0</text:span></text:p>
          </table:table-cell>
          <table:table-cell table:style-name="Table8.A3" office:value-type="string">
            <text:p text:style-name="P1"><text:span text:style-name="T6">+0</text:span></text:p>
          </table:table-cell>
          <table:table-cell table:style-name="Table8.A3" office:value-type="string">
            <text:p text:style-name="P1"><text:span text:style-name="T6">+2</text:span></text:p>
          </table:table-cell>
          <table:table-cell table:style-name="Table8.A3" office:value-type="string">
            <text:p text:style-name="P1"><text:span text:style-name="T6">Summon familiar, </text:span></text:p>
            <text:p text:style-name="P1"><text:span text:style-name="T6">Scribe Scroll</text:span></text:p>
          </table:table-cell>
          <table:table-cell table:style-name="Table8.A3" office:value-type="string">
            <text:p text:style-name="P9"><text:span text:style-name="T6">3</text:span></text:p>
          </table:table-cell>
          <table:table-cell table:style-name="Table8.A3" office:value-type="string">
            <text:p text:style-name="P9"><text:span text:style-name="T6">1</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ext:soft-page-break/>
        <table:table-row table:style-name="Table8.3">
          <table:table-cell table:style-name="Table8.A3" office:value-type="string">
            <text:p text:style-name="P1"><text:span text:style-name="T6">2nd</text:span></text:p>
          </table:table-cell>
          <table:table-cell table:style-name="Table8.A3" office:value-type="string">
            <text:p text:style-name="P1"><text:span text:style-name="T6">+1</text:span></text:p>
          </table:table-cell>
          <table:table-cell table:style-name="Table8.A3" office:value-type="string">
            <text:p text:style-name="P1"><text:span text:style-name="T6">+0</text:span></text:p>
          </table:table-cell>
          <table:table-cell table:style-name="Table8.A3" office:value-type="string">
            <text:p text:style-name="P1"><text:span text:style-name="T6">+0</text:span></text:p>
          </table:table-cell>
          <table:table-cell table:style-name="Table8.A3" office:value-type="string">
            <text:p text:style-name="P1"><text:span text:style-name="T6">+3</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2</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able:table-row table:style-name="Table8.3">
          <table:table-cell table:style-name="Table8.A3" office:value-type="string">
            <text:p text:style-name="P1"><text:span text:style-name="T6">3rd</text:span></text:p>
          </table:table-cell>
          <table:table-cell table:style-name="Table8.A3" office:value-type="string">
            <text:p text:style-name="P1"><text:span text:style-name="T6">+1</text:span></text:p>
          </table:table-cell>
          <table:table-cell table:style-name="Table8.A3" office:value-type="string">
            <text:p text:style-name="P1"><text:span text:style-name="T6">+1</text:span></text:p>
          </table:table-cell>
          <table:table-cell table:style-name="Table8.A3" office:value-type="string">
            <text:p text:style-name="P1"><text:span text:style-name="T6">+1</text:span></text:p>
          </table:table-cell>
          <table:table-cell table:style-name="Table8.A3" office:value-type="string">
            <text:p text:style-name="P1"><text:span text:style-name="T6">+3</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2</text:span></text:p>
          </table:table-cell>
          <table:table-cell table:style-name="Table8.A3" office:value-type="string">
            <text:p text:style-name="P9"><text:span text:style-name="T6">1</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able:table-row table:style-name="Table8.3">
          <table:table-cell table:style-name="Table8.A3" office:value-type="string">
            <text:p text:style-name="P1"><text:span text:style-name="T6">4th</text:span></text:p>
          </table:table-cell>
          <table:table-cell table:style-name="Table8.A3" office:value-type="string">
            <text:p text:style-name="P1"><text:span text:style-name="T6">+2</text:span></text:p>
          </table:table-cell>
          <table:table-cell table:style-name="Table8.A3" office:value-type="string">
            <text:p text:style-name="P1"><text:span text:style-name="T6">+1</text:span></text:p>
          </table:table-cell>
          <table:table-cell table:style-name="Table8.A3" office:value-type="string">
            <text:p text:style-name="P1"><text:span text:style-name="T6">+1</text:span></text:p>
          </table:table-cell>
          <table:table-cell table:style-name="Table8.A3" office:value-type="string">
            <text:p text:style-name="P1"><text:span text:style-name="T6">+4</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able:table-row table:style-name="Table8.3">
          <table:table-cell table:style-name="Table8.A3" office:value-type="string">
            <text:p text:style-name="P1"><text:span text:style-name="T6">5th</text:span></text:p>
          </table:table-cell>
          <table:table-cell table:style-name="Table8.A3" office:value-type="string">
            <text:p text:style-name="P1"><text:span text:style-name="T6">+2</text:span></text:p>
          </table:table-cell>
          <table:table-cell table:style-name="Table8.A3" office:value-type="string">
            <text:p text:style-name="P1"><text:span text:style-name="T6">+1</text:span></text:p>
          </table:table-cell>
          <table:table-cell table:style-name="Table8.A3" office:value-type="string">
            <text:p text:style-name="P1"><text:span text:style-name="T6">+1</text:span></text:p>
          </table:table-cell>
          <table:table-cell table:style-name="Table8.A3" office:value-type="string">
            <text:p text:style-name="P1"><text:span text:style-name="T6">+4</text:span></text:p>
          </table:table-cell>
          <table:table-cell table:style-name="Table8.A3" office:value-type="string">
            <text:p text:style-name="P1"><text:span text:style-name="T6">Bonus feat</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1</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ext:soft-page-break/>
        <table:table-row table:style-name="Table8.3">
          <table:table-cell table:style-name="Table8.A3" office:value-type="string">
            <text:p text:style-name="P1"><text:span text:style-name="T6">6th</text:span></text:p>
          </table:table-cell>
          <table:table-cell table:style-name="Table8.A3" office:value-type="string">
            <text:p text:style-name="P1"><text:span text:style-name="T6">+3</text:span></text:p>
          </table:table-cell>
          <table:table-cell table:style-name="Table8.A3" office:value-type="string">
            <text:p text:style-name="P1"><text:span text:style-name="T6">+2</text:span></text:p>
          </table:table-cell>
          <table:table-cell table:style-name="Table8.A3" office:value-type="string">
            <text:p text:style-name="P1"><text:span text:style-name="T6">+2</text:span></text:p>
          </table:table-cell>
          <table:table-cell table:style-name="Table8.A3" office:value-type="string">
            <text:p text:style-name="P1"><text:span text:style-name="T6">+5</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able:table-row table:style-name="Table8.3">
          <table:table-cell table:style-name="Table8.A3" office:value-type="string">
            <text:p text:style-name="P1"><text:span text:style-name="T6">7th</text:span></text:p>
          </table:table-cell>
          <table:table-cell table:style-name="Table8.A3" office:value-type="string">
            <text:p text:style-name="P1"><text:span text:style-name="T6">+3</text:span></text:p>
          </table:table-cell>
          <table:table-cell table:style-name="Table8.A3" office:value-type="string">
            <text:p text:style-name="P1"><text:span text:style-name="T6">+2</text:span></text:p>
          </table:table-cell>
          <table:table-cell table:style-name="Table8.A3" office:value-type="string">
            <text:p text:style-name="P1"><text:span text:style-name="T6">+2</text:span></text:p>
          </table:table-cell>
          <table:table-cell table:style-name="Table8.A3" office:value-type="string">
            <text:p text:style-name="P1"><text:span text:style-name="T6">+5</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1</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able:table-row table:style-name="Table8.3">
          <table:table-cell table:style-name="Table8.A3" office:value-type="string">
            <text:p text:style-name="P1"><text:span text:style-name="T6">8th</text:span></text:p>
          </table:table-cell>
          <table:table-cell table:style-name="Table8.A3" office:value-type="string">
            <text:p text:style-name="P1"><text:span text:style-name="T6">+4</text:span></text:p>
          </table:table-cell>
          <table:table-cell table:style-name="Table8.A3" office:value-type="string">
            <text:p text:style-name="P1"><text:span text:style-name="T6">+2</text:span></text:p>
          </table:table-cell>
          <table:table-cell table:style-name="Table8.A3" office:value-type="string">
            <text:p text:style-name="P1"><text:span text:style-name="T6">+2</text:span></text:p>
          </table:table-cell>
          <table:table-cell table:style-name="Table8.A3" office:value-type="string">
            <text:p text:style-name="P1"><text:span text:style-name="T6">+6</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able:table-row table:style-name="Table8.3">
          <table:table-cell table:style-name="Table8.A3" office:value-type="string">
            <text:p text:style-name="P1"><text:span text:style-name="T6">9th</text:span></text:p>
          </table:table-cell>
          <table:table-cell table:style-name="Table8.A3" office:value-type="string">
            <text:p text:style-name="P1"><text:span text:style-name="T6">+4</text:span></text:p>
          </table:table-cell>
          <table:table-cell table:style-name="Table8.A3" office:value-type="string">
            <text:p text:style-name="P1"><text:span text:style-name="T6">+3</text:span></text:p>
          </table:table-cell>
          <table:table-cell table:style-name="Table8.A3" office:value-type="string">
            <text:p text:style-name="P1"><text:span text:style-name="T6">+3</text:span></text:p>
          </table:table-cell>
          <table:table-cell table:style-name="Table8.A3" office:value-type="string">
            <text:p text:style-name="P1"><text:span text:style-name="T6">+6</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1</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ext:soft-page-break/>
        <table:table-row table:style-name="Table8.3">
          <table:table-cell table:style-name="Table8.A3" office:value-type="string">
            <text:p text:style-name="P1"><text:span text:style-name="T6">10th</text:span></text:p>
          </table:table-cell>
          <table:table-cell table:style-name="Table8.A3" office:value-type="string">
            <text:p text:style-name="P1"><text:span text:style-name="T6">+5</text:span></text:p>
          </table:table-cell>
          <table:table-cell table:style-name="Table8.A3" office:value-type="string">
            <text:p text:style-name="P1"><text:span text:style-name="T6">+3</text:span></text:p>
          </table:table-cell>
          <table:table-cell table:style-name="Table8.A3" office:value-type="string">
            <text:p text:style-name="P1"><text:span text:style-name="T6">+3</text:span></text:p>
          </table:table-cell>
          <table:table-cell table:style-name="Table8.A3" office:value-type="string">
            <text:p text:style-name="P1"><text:span text:style-name="T6">+7</text:span></text:p>
          </table:table-cell>
          <table:table-cell table:style-name="Table8.A3" office:value-type="string">
            <text:p text:style-name="P1"><text:span text:style-name="T6">Bonus feat</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able:table-row table:style-name="Table8.3">
          <table:table-cell table:style-name="Table8.A3" office:value-type="string">
            <text:p text:style-name="P1"><text:span text:style-name="T6">11th</text:span></text:p>
          </table:table-cell>
          <table:table-cell table:style-name="Table8.A3" office:value-type="string">
            <text:p text:style-name="P1"><text:span text:style-name="T6">+5</text:span></text:p>
          </table:table-cell>
          <table:table-cell table:style-name="Table8.A3" office:value-type="string">
            <text:p text:style-name="P1"><text:span text:style-name="T6">+3</text:span></text:p>
          </table:table-cell>
          <table:table-cell table:style-name="Table8.A3" office:value-type="string">
            <text:p text:style-name="P1"><text:span text:style-name="T6">+3</text:span></text:p>
          </table:table-cell>
          <table:table-cell table:style-name="Table8.A3" office:value-type="string">
            <text:p text:style-name="P1"><text:span text:style-name="T6">+7</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1</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able:table-row table:style-name="Table8.3">
          <table:table-cell table:style-name="Table8.A3" office:value-type="string">
            <text:p text:style-name="P1"><text:span text:style-name="T6">12th</text:span></text:p>
          </table:table-cell>
          <table:table-cell table:style-name="Table8.A3" office:value-type="string">
            <text:p text:style-name="P1"><text:span text:style-name="T6">+6/+1</text:span></text:p>
          </table:table-cell>
          <table:table-cell table:style-name="Table8.A3" office:value-type="string">
            <text:p text:style-name="P1"><text:span text:style-name="T6">+4</text:span></text:p>
          </table:table-cell>
          <table:table-cell table:style-name="Table8.A3" office:value-type="string">
            <text:p text:style-name="P1"><text:span text:style-name="T6">+4</text:span></text:p>
          </table:table-cell>
          <table:table-cell table:style-name="Table8.A3" office:value-type="string">
            <text:p text:style-name="P1"><text:span text:style-name="T6">+8</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able:table-row table:style-name="Table8.3">
          <table:table-cell table:style-name="Table8.A3" office:value-type="string">
            <text:p text:style-name="P1"><text:span text:style-name="T6">13th</text:span></text:p>
          </table:table-cell>
          <table:table-cell table:style-name="Table8.A3" office:value-type="string">
            <text:p text:style-name="P1"><text:span text:style-name="T6">+6/+1</text:span></text:p>
          </table:table-cell>
          <table:table-cell table:style-name="Table8.A3" office:value-type="string">
            <text:p text:style-name="P1"><text:span text:style-name="T6">+4</text:span></text:p>
          </table:table-cell>
          <table:table-cell table:style-name="Table8.A3" office:value-type="string">
            <text:p text:style-name="P1"><text:span text:style-name="T6">+4</text:span></text:p>
          </table:table-cell>
          <table:table-cell table:style-name="Table8.A3" office:value-type="string">
            <text:p text:style-name="P1"><text:span text:style-name="T6">+8</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1</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ext:soft-page-break/>
        <table:table-row table:style-name="Table8.3">
          <table:table-cell table:style-name="Table8.A3" office:value-type="string">
            <text:p text:style-name="P1"><text:span text:style-name="T6">14th</text:span></text:p>
          </table:table-cell>
          <table:table-cell table:style-name="Table8.A3" office:value-type="string">
            <text:p text:style-name="P1"><text:span text:style-name="T6">+7/+2</text:span></text:p>
          </table:table-cell>
          <table:table-cell table:style-name="Table8.A3" office:value-type="string">
            <text:p text:style-name="P1"><text:span text:style-name="T6">+4</text:span></text:p>
          </table:table-cell>
          <table:table-cell table:style-name="Table8.A3" office:value-type="string">
            <text:p text:style-name="P1"><text:span text:style-name="T6">+4</text:span></text:p>
          </table:table-cell>
          <table:table-cell table:style-name="Table8.A3" office:value-type="string">
            <text:p text:style-name="P1"><text:span text:style-name="T6">+9</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text:span></text:p>
          </table:table-cell>
          <table:table-cell table:style-name="Table8.A3" office:value-type="string">
            <text:p text:style-name="P9"><text:span text:style-name="T6">—</text:span></text:p>
          </table:table-cell>
        </table:table-row>
        <table:table-row table:style-name="Table8.3">
          <table:table-cell table:style-name="Table8.A3" office:value-type="string">
            <text:p text:style-name="P1"><text:span text:style-name="T6">15th</text:span></text:p>
          </table:table-cell>
          <table:table-cell table:style-name="Table8.A3" office:value-type="string">
            <text:p text:style-name="P1"><text:span text:style-name="T6">+7/+2</text:span></text:p>
          </table:table-cell>
          <table:table-cell table:style-name="Table8.A3" office:value-type="string">
            <text:p text:style-name="P1"><text:span text:style-name="T6">+5</text:span></text:p>
          </table:table-cell>
          <table:table-cell table:style-name="Table8.A3" office:value-type="string">
            <text:p text:style-name="P1"><text:span text:style-name="T6">+5</text:span></text:p>
          </table:table-cell>
          <table:table-cell table:style-name="Table8.A3" office:value-type="string">
            <text:p text:style-name="P1"><text:span text:style-name="T6">+9</text:span></text:p>
          </table:table-cell>
          <table:table-cell table:style-name="Table8.A3" office:value-type="string">
            <text:p text:style-name="P1"><text:span text:style-name="T6">Bonus feat</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1</text:span></text:p>
          </table:table-cell>
          <table:table-cell table:style-name="Table8.A3" office:value-type="string">
            <text:p text:style-name="P9"><text:span text:style-name="T6">—</text:span></text:p>
          </table:table-cell>
        </table:table-row>
        <table:table-row table:style-name="Table8.3">
          <table:table-cell table:style-name="Table8.A3" office:value-type="string">
            <text:p text:style-name="P1"><text:span text:style-name="T6">16th</text:span></text:p>
          </table:table-cell>
          <table:table-cell table:style-name="Table8.A3" office:value-type="string">
            <text:p text:style-name="P1"><text:span text:style-name="T6">+8/+3</text:span></text:p>
          </table:table-cell>
          <table:table-cell table:style-name="Table8.A3" office:value-type="string">
            <text:p text:style-name="P1"><text:span text:style-name="T6">+5</text:span></text:p>
          </table:table-cell>
          <table:table-cell table:style-name="Table8.A3" office:value-type="string">
            <text:p text:style-name="P1"><text:span text:style-name="T6">+5</text:span></text:p>
          </table:table-cell>
          <table:table-cell table:style-name="Table8.A3" office:value-type="string">
            <text:p text:style-name="P1"><text:span text:style-name="T6">+10</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text:span></text:p>
          </table:table-cell>
        </table:table-row>
        <table:table-row table:style-name="Table8.3">
          <table:table-cell table:style-name="Table8.A3" office:value-type="string">
            <text:p text:style-name="P1"><text:span text:style-name="T6">17th</text:span></text:p>
          </table:table-cell>
          <table:table-cell table:style-name="Table8.A3" office:value-type="string">
            <text:p text:style-name="P1"><text:span text:style-name="T6">+8/+3</text:span></text:p>
          </table:table-cell>
          <table:table-cell table:style-name="Table8.A3" office:value-type="string">
            <text:p text:style-name="P1"><text:span text:style-name="T6">+5</text:span></text:p>
          </table:table-cell>
          <table:table-cell table:style-name="Table8.A3" office:value-type="string">
            <text:p text:style-name="P1"><text:span text:style-name="T6">+5</text:span></text:p>
          </table:table-cell>
          <table:table-cell table:style-name="Table8.A3" office:value-type="string">
            <text:p text:style-name="P1"><text:span text:style-name="T6">+10</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cell table:style-name="Table8.A3" office:value-type="string">
            <text:p text:style-name="P9"><text:span text:style-name="T6">1</text:span></text:p>
          </table:table-cell>
        </table:table-row>
        <text:soft-page-break/>
        <table:table-row table:style-name="Table8.3">
          <table:table-cell table:style-name="Table8.A3" office:value-type="string">
            <text:p text:style-name="P1"><text:span text:style-name="T6">18th</text:span></text:p>
          </table:table-cell>
          <table:table-cell table:style-name="Table8.A3" office:value-type="string">
            <text:p text:style-name="P1"><text:span text:style-name="T6">+9/+4</text:span></text:p>
          </table:table-cell>
          <table:table-cell table:style-name="Table8.A3" office:value-type="string">
            <text:p text:style-name="P1"><text:span text:style-name="T6">+6</text:span></text:p>
          </table:table-cell>
          <table:table-cell table:style-name="Table8.A3" office:value-type="string">
            <text:p text:style-name="P1"><text:span text:style-name="T6">+6</text:span></text:p>
          </table:table-cell>
          <table:table-cell table:style-name="Table8.A3" office:value-type="string">
            <text:p text:style-name="P1"><text:span text:style-name="T6">+11</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3</text:span></text:p>
          </table:table-cell>
          <table:table-cell table:style-name="Table8.A3" office:value-type="string">
            <text:p text:style-name="P9"><text:span text:style-name="T6">2</text:span></text:p>
          </table:table-cell>
        </table:table-row>
        <table:table-row table:style-name="Table8.3">
          <table:table-cell table:style-name="Table8.A3" office:value-type="string">
            <text:p text:style-name="P1"><text:span text:style-name="T6">19th</text:span></text:p>
          </table:table-cell>
          <table:table-cell table:style-name="Table8.A3" office:value-type="string">
            <text:p text:style-name="P1"><text:span text:style-name="T6">+9/+4</text:span></text:p>
          </table:table-cell>
          <table:table-cell table:style-name="Table8.A3" office:value-type="string">
            <text:p text:style-name="P1"><text:span text:style-name="T6">+6</text:span></text:p>
          </table:table-cell>
          <table:table-cell table:style-name="Table8.A3" office:value-type="string">
            <text:p text:style-name="P1"><text:span text:style-name="T6">+6</text:span></text:p>
          </table:table-cell>
          <table:table-cell table:style-name="Table8.A3" office:value-type="string">
            <text:p text:style-name="P1"><text:span text:style-name="T6">+11</text:span></text:p>
          </table:table-cell>
          <table:table-cell table:style-name="Table8.A3" office:value-type="string">
            <text:p text:style-name="P3"/>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4</text:span></text:p>
          </table:table-cell>
          <table:table-cell table:style-name="Table8.A3" office:value-type="string">
            <text:p text:style-name="P9"><text:span text:style-name="T6">3</text:span></text:p>
          </table:table-cell>
          <table:table-cell table:style-name="Table8.A3" office:value-type="string">
            <text:p text:style-name="P9"><text:span text:style-name="T6">3</text:span></text:p>
          </table:table-cell>
        </table:table-row>
        <table:table-row table:style-name="Table8.3">
          <table:table-cell table:style-name="Table8.A23" office:value-type="string">
            <text:p text:style-name="P8"><text:span text:style-name="T6">20th</text:span></text:p>
          </table:table-cell>
          <table:table-cell table:style-name="Table8.A23" office:value-type="string">
            <text:p text:style-name="P8"><text:span text:style-name="T6">+10/+5</text:span></text:p>
          </table:table-cell>
          <table:table-cell table:style-name="Table8.A23" office:value-type="string">
            <text:p text:style-name="P8"><text:span text:style-name="T6">+6</text:span></text:p>
          </table:table-cell>
          <table:table-cell table:style-name="Table8.A23" office:value-type="string">
            <text:p text:style-name="P8"><text:span text:style-name="T6">+6</text:span></text:p>
          </table:table-cell>
          <table:table-cell table:style-name="Table8.A23" office:value-type="string">
            <text:p text:style-name="P8"><text:span text:style-name="T6">+12</text:span></text:p>
          </table:table-cell>
          <table:table-cell table:style-name="Table8.A23" office:value-type="string">
            <text:p text:style-name="P8"><text:span text:style-name="T6">Bonus feat</text:span></text:p>
          </table:table-cell>
          <table:table-cell table:style-name="Table8.A23" office:value-type="string">
            <text:p text:style-name="P10"><text:span text:style-name="T6">4</text:span></text:p>
          </table:table-cell>
          <table:table-cell table:style-name="Table8.A23" office:value-type="string">
            <text:p text:style-name="P10"><text:span text:style-name="T6">4</text:span></text:p>
          </table:table-cell>
          <table:table-cell table:style-name="Table8.A23" office:value-type="string">
            <text:p text:style-name="P10"><text:span text:style-name="T6">4</text:span></text:p>
          </table:table-cell>
          <table:table-cell table:style-name="Table8.A23" office:value-type="string">
            <text:p text:style-name="P10"><text:span text:style-name="T6">4</text:span></text:p>
          </table:table-cell>
          <table:table-cell table:style-name="Table8.A23" office:value-type="string">
            <text:p text:style-name="P10"><text:span text:style-name="T6">4</text:span></text:p>
          </table:table-cell>
          <table:table-cell table:style-name="Table8.A23" office:value-type="string">
            <text:p text:style-name="P10"><text:span text:style-name="T6">4</text:span></text:p>
          </table:table-cell>
          <table:table-cell table:style-name="Table8.A23" office:value-type="string">
            <text:p text:style-name="P10"><text:span text:style-name="T6">4</text:span></text:p>
          </table:table-cell>
          <table:table-cell table:style-name="Table8.A23" office:value-type="string">
            <text:p text:style-name="P10"><text:span text:style-name="T6">4</text:span></text:p>
          </table:table-cell>
          <table:table-cell table:style-name="Table8.A23" office:value-type="string">
            <text:p text:style-name="P10"><text:span text:style-name="T6">4</text:span></text:p>
          </table:table-cell>
          <table:table-cell table:style-name="Table8.A23" office:value-type="string">
            <text:p text:style-name="P10"><text:span text:style-name="T6">4</text:span></text:p>
          </table:table-cell>
        </table:table-row>
      </table:table>
      <text:p text:style-name="P3"/>
      <text:h text:style-name="P13" text:outline-level="3"><text:span text:style-name="T1">Class Features</text:span></text:h>
      <text:p text:style-name="P1"><text:span text:style-name="T6">All of the following are class features of the wizard.</text:span></text:p>
      <text:p text:style-name="P1"><text:span text:style-name="T5">Weapon and Armor Proficiency: </text:span><text:span text:style-name="T6">Wizards are proficient with the club, dagger, heavy crossbow, light crossbow, and quarterstaff, but not with any type of armor or shield. Armor of any type interferes with a wizard’s movements, which can cause her spells with somatic components to fail.</text:span></text:p>
      <text:p text:style-name="P1"><text:span text:style-name="T5">Spells:</text:span><text:span text:style-name="T6"> A wizard casts arcane spells which are drawn from the sorcerer/ wizard spell list. A wizard must choose and prepare her spells ahead of time (see below).</text:span></text:p>
      <text:p text:style-name="P1"><text:span text:style-name="T6">To learn, prepare, or cast a spell, the wizard must have an Intelligence score equal to at least 10 + the spell level. The Difficulty Class for a saving throw against a wizard’s spell is 10 + the spell level + the wizard’s Intelligence modifier.</text:span></text:p>
      <text:p text:style-name="P1"><text:span text:style-name="T6">Like other spellcasters, a wizard can cast only a certain number of spells of each spell level per day. Her base daily spell allotment is given on Table: The Wizard. In addition, she receives bonus spells per day if she has a high Intelligence score.</text:span></text:p>
      <text:p text:style-name="P1"><text:span text:style-name="T6">Unlike a bard or sorcerer, a wizard may know any number of spells. She must choose and prepare her spells ahead of time by getting a good night’s sleep and spending 1 hour studying her spellbook. While studying, the wizard decides which spells to prepare.</text:span></text:p>
      <text:p text:style-name="P1"><text:span text:style-name="T5">Bonus Languages:</text:span><text:span text:style-name="T6"> A wizard may substitute Draconic for one of the bonus languages available to the character because of her race.</text:span></text:p>
      <text:p text:style-name="P1"><text:span text:style-name="T5">Familiar:</text:span><text:span text:style-name="T6"> A wizard can obtain a familiar in exactly the same manner as a sorcerer can. See the sorcerer description and the information on Familiars below for details.</text:span></text:p>
      <text:p text:style-name="P1"><text:span text:style-name="T5">Scribe Scroll:</text:span><text:span text:style-name="T6"> At 1st level, a wizard gains Scribe Scroll as a bonus feat. </text:span></text:p>
      <text:p text:style-name="P1"><text:span text:style-name="T5">Bonus Feats:</text:span><text:span text:style-name="T6"> At 5th, 10th, 15th, and 20th level, a wizard gains a bonus feat. At each such opportunity, she can choose a metamagic feat, an item creation feat, or Spell Mastery. The wizard must still meet all prerequisites for a bonus feat, including caster level minimums.</text:span></text:p>
      <text:p text:style-name="P1"><text:span text:style-name="T6">These bonus feats are in addition to the feat that a character of any class gets from advancing levels. The wizard is not limited to the categories of item creation feats, metamagic feats, or Spell Mastery when choosing these feats.</text:span></text:p>
      <text:p text:style-name="P1"><text:span text:style-name="T5">Spellbooks:</text:span><text:span text:style-name="T6"> A wizard must study her spellbook each day to prepare her spells. She cannot prepare any spell not recorded in her spellbook, except for </text:span><text:span text:style-name="T7">read magic</text:span><text:span text:style-name="T6">, which all wizards can prepare from memory.</text:span></text:p>
      <text:p text:style-name="P1"><text:span text:style-name="T6">A wizard begins play with a spellbook containing all 0-level wizard spells (except those from her prohibited school or schools, if any; see School Specialization, below) plus three 1st-level spells of your choice. For each point of Intelligence bonus the wizard has, the spellbook holds one additional 1st-level spell of your choice. At each new wizard level, she gains two new spells of any spell level or levels that she can cast (based on her new wizard level) for her spellbook. At any time, a wizard can also add spells found in other wizards’ spellbooks to her own.</text:span></text:p>
      <text:p text:style-name="P3"/>
      <text:p text:style-name="P1"><text:span text:style-name="T6">SCHOOL SPECIALIZATION</text:span></text:p>
      <text:p text:style-name="P1"><text:span text:style-name="T6">A school is one of eight groupings of spells, each defined by a common theme. If desired, a wizard may specialize in one school of magic (see below). Specialization allows a wizard to cast extra spells from her chosen school, but she then never learns to cast spells from some other schools.</text:span></text:p>
      <text:p text:style-name="P1"><text:span text:style-name="T6">A specialist wizard can prepare one additional spell of her specialty school per spell level each day. She also gains a +2 bonus on Spellcraft checks to learn the spells of her chosen school.</text:span></text:p>
      <text:p text:style-name="P1"><text:span text:style-name="T6">The wizard must choose whether to specialize and, if she does so, choose her specialty at 1st level. At this time, she must also give up two other schools of magic (unless she chooses to specialize in divination; see below), which become her prohibited schools.</text:span></text:p>
      <text:p text:style-name="P1"><text:span text:style-name="T6">A wizard can never give up divination to fulfill this requirement.</text:span></text:p>
      <text:p text:style-name="P1"><text:span text:style-name="T6">Spells of the prohibited school or schools are not available to the wizard, and she can’t even cast such spells from scrolls or fire them from wands. She may not change either her specialization or her prohibited schools later.</text:span></text:p>
      <text:p text:style-name="P1"><text:span text:style-name="T6">The eight schools of arcane magic are abjuration, conjuration, divination, enchantment, evocation, illusion, necromancy, and transmutation.</text:span></text:p>
      <text:p text:style-name="P1"><text:span text:style-name="T6">Spells that do not fall into any of these schools are called universal spells.</text:span></text:p>
      <text:p text:style-name="P1"><text:span text:style-name="T7">Abjuration: </text:span><text:span text:style-name="T6">Spells that protect, block, or banish. An abjuration specialist is called an abjurer.</text:span></text:p>
      <text:p text:style-name="P1"><text:span text:style-name="T7">Conjuration: </text:span><text:span text:style-name="T6">Spells that bring creatures or materials to the caster. A conjuration specialist is called a conjurer.</text:span></text:p>
      <text:p text:style-name="P1"><text:span text:style-name="T7">Divination: </text:span><text:span text:style-name="T6">Spells that reveal information. A divination specialist is called a diviner. Unlike the other specialists, a diviner must give up only one other school.</text:span></text:p>
      <text:p text:style-name="P1"><text:span text:style-name="T7">Enchantment: </text:span><text:span text:style-name="T6">Spells that imbue the recipient with some property or grant the caster power over another being. An enchantment specialist is called an enchanter.</text:span></text:p>
      <text:p text:style-name="P1"><text:span text:style-name="T7">Evocation: </text:span><text:span text:style-name="T6">Spells that manipulate energy or create something from nothing. An evocation specialist is called an evoker.</text:span></text:p>
      <text:p text:style-name="P1"><text:span text:style-name="T7">Illusion: </text:span><text:span text:style-name="T6">Spells that alter perception or create false images. An illusion specialist is called an illusionist.</text:span></text:p>
      <text:p text:style-name="P1"><text:span text:style-name="T7">Necromancy: </text:span><text:span text:style-name="T6">Spells that manipulate, create, or destroy life or life force. A necromancy specialist is called a necromancer.</text:span></text:p>
      <text:p text:style-name="P1"><text:span text:style-name="T7">Transmutation: </text:span><text:span text:style-name="T6">Spells that transform the recipient physically or change its properties in a more subtle way. A transmutation specialist is called a transmuter.</text:span></text:p>
      <text:p text:style-name="P1"><text:soft-page-break/><text:span text:style-name="T7">Universal: </text:span><text:span text:style-name="T6">Not a school, but a category for spells that all wizards can learn. A wizard cannot select universal as a specialty school or as a prohibited school. Only a limited number of spells fall into this category.</text:span></text:p>
      <text:p text:style-name="P3"/>
      <text:p text:style-name="P1"><text:span text:style-name="T6">FAMILIARS</text:span></text:p>
      <text:p text:style-name="P1"><text:span text:style-name="T6">A familiar is a normal animal that gains new powers and becomes a magical beast when summoned to service by a sorcerer or wizard. It retains the appearance, Hit Dice, base attack bonus, base save bonuses, skills, and feats of the normal animal it once was, but it is treated as a magical beast instead of an animal for the purpose of any effect that depends on its type. Only a normal, unmodified animal may become a familiar. An animal companion cannot also function as a familiar.</text:span></text:p>
      <text:p text:style-name="P1"><text:span text:style-name="T6">A familiar also grants special abilities to its master (a sorcerer or wizard), as given on the table below. These special abilities apply only when the master and familiar are within 1 mile of each other.</text:span></text:p>
      <text:p text:style-name="P1"><text:span text:style-name="T6">Levels of different classes that are entitled to familiars stack for the purpose of determining any familiar abilities that depend on the master’s level.</text:span></text:p>
      <text:p text:style-name="P5"/>
      <table:table table:name="Table9" table:style-name="Table9">
        <table:table-column table:style-name="Table9.A"/>
        <table:table-column table:style-name="Table9.B"/>
        <table:table-row table:style-name="Table9.1">
          <table:table-cell table:style-name="Table9.A1" office:value-type="string">
            <text:p text:style-name="P8"><text:span text:style-name="T5">Familiar</text:span></text:p>
          </table:table-cell>
          <table:table-cell table:style-name="Table9.A1" office:value-type="string">
            <text:p text:style-name="P8"><text:span text:style-name="T5">Special</text:span></text:p>
          </table:table-cell>
        </table:table-row>
        <table:table-row table:style-name="Table9.1">
          <table:table-cell table:style-name="Table9.A2" office:value-type="string">
            <text:p text:style-name="P8"><text:span text:style-name="T6">Bat </text:span></text:p>
          </table:table-cell>
          <table:table-cell table:style-name="Table9.A2" office:value-type="string">
            <text:p text:style-name="P8"><text:span text:style-name="T6">Master gains a +3 bonus on Listen checks</text:span></text:p>
          </table:table-cell>
        </table:table-row>
        <table:table-row table:style-name="Table9.1">
          <table:table-cell table:style-name="Table9.A2" office:value-type="string">
            <text:p text:style-name="P1"><text:span text:style-name="T6">Cat </text:span></text:p>
          </table:table-cell>
          <table:table-cell table:style-name="Table9.A2" office:value-type="string">
            <text:p text:style-name="P1"><text:span text:style-name="T6">Master gains a +3 bonus on Move Silently checks</text:span></text:p>
          </table:table-cell>
        </table:table-row>
        <table:table-row table:style-name="Table9.1">
          <table:table-cell table:style-name="Table9.A2" office:value-type="string">
            <text:p text:style-name="P1"><text:span text:style-name="T6">Hawk </text:span></text:p>
          </table:table-cell>
          <table:table-cell table:style-name="Table9.A2" office:value-type="string">
            <text:p text:style-name="P1"><text:span text:style-name="T6">Master gains a +3 bonus on Spot checks in bright light</text:span></text:p>
          </table:table-cell>
        </table:table-row>
        <table:table-row table:style-name="Table9.1">
          <table:table-cell table:style-name="Table9.A2" office:value-type="string">
            <text:p text:style-name="P1"><text:span text:style-name="T6">Lizard </text:span></text:p>
          </table:table-cell>
          <table:table-cell table:style-name="Table9.A2" office:value-type="string">
            <text:p text:style-name="P1"><text:span text:style-name="T6">Master gains a +3 bonus on Climb checks</text:span></text:p>
          </table:table-cell>
        </table:table-row>
        <table:table-row table:style-name="Table9.1">
          <table:table-cell table:style-name="Table9.A2" office:value-type="string">
            <text:p text:style-name="P1"><text:span text:style-name="T6">Owl </text:span></text:p>
          </table:table-cell>
          <table:table-cell table:style-name="Table9.A2" office:value-type="string">
            <text:p text:style-name="P1"><text:span text:style-name="T6">Master gains a +3 bonus on Spot checks in shadows</text:span></text:p>
          </table:table-cell>
        </table:table-row>
        <table:table-row table:style-name="Table9.1">
          <table:table-cell table:style-name="Table9.A2" office:value-type="string">
            <text:p text:style-name="P1"><text:span text:style-name="T6">Rat </text:span></text:p>
          </table:table-cell>
          <table:table-cell table:style-name="Table9.A2" office:value-type="string">
            <text:p text:style-name="P1"><text:span text:style-name="T6">Master gains a +2 bonus on Fortitude saves</text:span></text:p>
          </table:table-cell>
        </table:table-row>
        <table:table-row table:style-name="Table9.1">
          <table:table-cell table:style-name="Table9.A2" office:value-type="string">
            <text:p text:style-name="P1"><text:span text:style-name="T6">Raven</text:span><text:span text:style-name="T11">1</text:span><text:span text:style-name="T6"> </text:span></text:p>
          </table:table-cell>
          <table:table-cell table:style-name="Table9.A2" office:value-type="string">
            <text:p text:style-name="P1"><text:span text:style-name="T6">Master gains a +3 bonus on Appraise checks</text:span></text:p>
          </table:table-cell>
        </table:table-row>
        <table:table-row table:style-name="Table9.1">
          <table:table-cell table:style-name="Table9.A2" office:value-type="string">
            <text:p text:style-name="P1"><text:span text:style-name="T6">Snake</text:span><text:span text:style-name="T11">2</text:span><text:span text:style-name="T6"> </text:span></text:p>
          </table:table-cell>
          <table:table-cell table:style-name="Table9.A2" office:value-type="string">
            <text:p text:style-name="P1"><text:span text:style-name="T6">Master gains a +3 bonus on Bluff checks</text:span></text:p>
          </table:table-cell>
        </table:table-row>
        <table:table-row table:style-name="Table9.1">
          <table:table-cell table:style-name="Table9.A2" office:value-type="string">
            <text:p text:style-name="P1"><text:span text:style-name="T6">Toad </text:span></text:p>
          </table:table-cell>
          <table:table-cell table:style-name="Table9.A2" office:value-type="string">
            <text:p text:style-name="P1"><text:span text:style-name="T6">Master gains +3 hit points</text:span></text:p>
          </table:table-cell>
        </table:table-row>
        <table:table-row table:style-name="Table9.1">
          <table:table-cell table:style-name="Table9.A2" office:value-type="string">
            <text:p text:style-name="P1"><text:span text:style-name="T6">Weasel </text:span></text:p>
          </table:table-cell>
          <table:table-cell table:style-name="Table9.A2" office:value-type="string">
            <text:p text:style-name="P1"><text:span text:style-name="T6">Master gains a +2 bonus on Reflex saves</text:span></text:p>
          </table:table-cell>
        </table:table-row>
        <table:table-row table:style-name="Table9.1">
          <table:table-cell table:style-name="Table9.A2" table:number-columns-spanned="2" office:value-type="string">
            <text:p text:style-name="P8"><text:span text:style-name="T11">1</text:span><text:span text:style-name="T6"> A raven familiar can speak one language of its master’s choice as a supernatural ability.</text:span></text:p>
          </table:table-cell>
          <table:covered-table-cell/>
        </table:table-row>
        <table:table-row table:style-name="Table9.1">
          <table:table-cell table:style-name="Table9.A13" table:number-columns-spanned="2" office:value-type="string">
            <text:p text:style-name="P8"><text:span text:style-name="T11">2</text:span><text:span text:style-name="T6"> Tiny viper.</text:span></text:p>
          </table:table-cell>
          <table:covered-table-cell/>
        </table:table-row>
      </table:table>
      <text:p text:style-name="P5"/>
      <text:p text:style-name="P1"><text:span text:style-name="T5">Familiar Basics: </text:span><text:span text:style-name="T6">Use the basic statistics for a creature of the familiar’s kind, but make the following</text:span></text:p>
      <text:p text:style-name="P1"><text:span text:style-name="T6">changes:</text:span></text:p>
      <text:p text:style-name="P1"><text:span text:style-name="T7">Hit Dice: </text:span><text:span text:style-name="T6">For the purpose of effects related to number of Hit Dice, use the master’s character level or the familiar’s normal HD total, whichever is higher.</text:span></text:p>
      <text:p text:style-name="P1"><text:span text:style-name="T7">Hit Points: </text:span><text:span text:style-name="T6">The familiar has one-half the master’s total hit points (not including temporary hit points), rounded down, regardless of its actual Hit Dice.</text:span></text:p>
      <text:p text:style-name="P1"><text:span text:style-name="T7">Attacks: </text:span><text:span text:style-name="T6">Use the master’s base attack bonus, as calculated from all his classes. Use the familiar’s Dexterity or Strength modifier, whichever is greater, to get the familiar’s melee attack bonus with natural weapons.</text:span></text:p>
      <text:p text:style-name="P1"><text:span text:style-name="T6">Damage equals that of a normal creature of the familiar’s kind.</text:span></text:p>
      <text:p text:style-name="P1"><text:span text:style-name="T7">Saving Throws: </text:span><text:span text:style-name="T6">For each saving throw, use either the familiar’s base save bonus (Fortitude +2, Reflex +2, Will +0) or the master’s (as calculated from all his classes), whichever is better. The familiar uses its own ability modifiers to saves, and it doesn’t share any of the other bonuses that the master might have on saves.</text:span></text:p>
      <text:p text:style-name="P1"><text:span text:style-name="T7">Skills: </text:span><text:span text:style-name="T6">For each skill in which either the master or the familiar has ranks, use either the normal skill ranks for an animal of that type or the master’s skill ranks, whichever are better. In either case, the familiar uses its own ability modifiers. Regardless of a familiar’s total skill modifiers, some skills may remain beyond the familiar’s ability to use.</text:span></text:p>
      <text:p text:style-name="P1"><text:span text:style-name="T5">Familiar Ability Descriptions: </text:span><text:span text:style-name="T6">All familiars have special abilities (or impart abilities to their masters) depending on the master’s combined level in classes that grant familiars, as shown on the table below. The abilities given on the table are cumulative. </text:span></text:p>
      <text:p text:style-name="P1"><text:span text:style-name="T7">Natural Armor Adj.: </text:span><text:span text:style-name="T6">The number noted here is an improvement to the familiar’s existing natural armor bonus.</text:span></text:p>
      <text:p text:style-name="P1"><text:span text:style-name="T7">Int: </text:span><text:span text:style-name="T6">The familiar’s Intelligence score.</text:span></text:p>
      <text:p text:style-name="P1"><text:span text:style-name="T7">Alertness (Ex): </text:span><text:span text:style-name="T6">While a familiar is within arm’s reach, the master gains the Alertness feat.</text:span></text:p>
      <text:p text:style-name="P1"><text:soft-page-break/><text:span text:style-name="T7">Improved Evasion (Ex): </text:span><text:span text:style-name="T6">When subjected to an attack that normally allows a Reflex saving throw for half damage, a familiar takes no damage if it makes a successful saving throw and half damage even if the saving throw fails.</text:span></text:p>
      <text:p text:style-name="P1"><text:span text:style-name="T7">Share Spells: </text:span><text:span text:style-name="T6">At the master’s option, he may have any spell (but not any spell-like ability) he casts on himself also affect his familiar. The familiar must be within 5 feet at the time of casting to receive the benefit.</text:span></text:p>
      <text:p text:style-name="P1"><text:span text:style-name="T6">If the spell or effect has a duration other than instantaneous, it stops affecting the familiar if it moves farther than 5 feet away and will not affect the familiar again even if it returns to the master before the duration expires. Additionally, the master may cast a spell with a target of “You” on his familiar (as a touch range spell) instead of on himself.</text:span></text:p>
      <text:p text:style-name="P1"><text:span text:style-name="T6">A master and his familiar can share spells even if the spells normally do not affect creatures of the familiar’s type (magical beast).</text:span></text:p>
      <text:p text:style-name="P1"><text:span text:style-name="T7">Empathic Link (Su): </text:span><text:span text:style-name="T6">The master has an empathic link with his familiar out to a distance of up to 1 mile. The master cannot see through the familiar’s eyes, but they can communicate empathically. Because of the limited nature of the link, only general emotional content can be communicated.</text:span></text:p>
      <text:p text:style-name="P1"><text:span text:style-name="T6">Because of this empathic link, the master has the same connection to an item or place that his familiar does.</text:span></text:p>
      <text:p text:style-name="P1"><text:span text:style-name="T7">Deliver Touch Spells (Su): </text:span><text:span text:style-name="T6">If the master is 3rd level or higher, a familiar can deliver touch spells for him. If the master and the familiar are in contact at the time the master casts a touch spell, he can designate his familiar as the “toucher.” The familiar can then deliver the touch spell just as the master could. As usual, if the master casts another spell before the touch is delivered, the touch spell dissipates.</text:span></text:p>
      <text:p text:style-name="P1"><text:span text:style-name="T7">Speak with Master (Ex): </text:span><text:span text:style-name="T6">If the master is 5th level or higher, a familiar and the master can communicate verbally as if they were using a common language. Other creatures do not understand the communication without magical help.</text:span></text:p>
      <text:p text:style-name="P1"><text:span text:style-name="T7">Speak with Animals of Its Kind (Ex): </text:span><text:span text:style-name="T6">If the master is 7th level or higher, a familiar can communicate with animals of approximately the same kind as itself (including dire varieties): bats with bats, rats with rodents, cats with felines, hawks and owls and ravens with birds, lizards and snakes with reptiles, toads with amphibians, weasels with similar creatures (weasels, minks, polecats, ermines, skunks, wolverines, and badgers). Such communication is limited by the intelligence of the conversing creatures.</text:span></text:p>
      <text:p text:style-name="P1"><text:span text:style-name="T7">Spell Resistance (Ex): </text:span><text:span text:style-name="T6">If the master is 11th level or higher, a familiar gains spell resistance equal to the master’s level + 5. To affect the familiar with a spell, another spellcaster must get a result on a caster level check (1d20 + caster level) that equals or exceeds the familiar’s spell resistance.</text:span></text:p>
      <text:p text:style-name="P1"><text:span text:style-name="T7">Scry on Familiar (Sp): </text:span><text:span text:style-name="T6">If the master is 13th level or higher, he may scry on his familiar (as if casting the </text:span><text:span text:style-name="T7">scrying </text:span><text:span text:style-name="T6">spell) once per day.</text:span></text:p>
      <text:p text:style-name="P5"/>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8"><text:span text:style-name="T5">Master Class Level </text:span></text:p>
          </table:table-cell>
          <table:table-cell table:style-name="Table10.A1" office:value-type="string">
            <text:p text:style-name="P8"><text:span text:style-name="T5">Natural Armor Adj. </text:span></text:p>
          </table:table-cell>
          <table:table-cell table:style-name="Table10.A1" office:value-type="string">
            <text:p text:style-name="P8"><text:span text:style-name="T5">Int </text:span></text:p>
          </table:table-cell>
          <table:table-cell table:style-name="Table10.A1" office:value-type="string">
            <text:p text:style-name="P8"><text:span text:style-name="T5">Special</text:span></text:p>
          </table:table-cell>
        </table:table-row>
        <table:table-row table:style-name="Table10.1">
          <table:table-cell table:style-name="Table10.A2" office:value-type="string">
            <text:p text:style-name="P8"><text:span text:style-name="T6">1st–2nd </text:span></text:p>
          </table:table-cell>
          <table:table-cell table:style-name="Table10.A2" office:value-type="string">
            <text:p text:style-name="P8"><text:span text:style-name="T6">+1 </text:span></text:p>
          </table:table-cell>
          <table:table-cell table:style-name="Table10.A2" office:value-type="string">
            <text:p text:style-name="P8"><text:span text:style-name="T6">6 </text:span></text:p>
          </table:table-cell>
          <table:table-cell table:style-name="Table10.A2" office:value-type="string">
            <text:p text:style-name="P8"><text:span text:style-name="T6">Alertness, improved evasion, share spells, empathic link</text:span></text:p>
          </table:table-cell>
        </table:table-row>
        <table:table-row table:style-name="Table10.1">
          <table:table-cell table:style-name="Table10.A3" office:value-type="string">
            <text:p text:style-name="P8"><text:span text:style-name="T6">3rd–4th </text:span></text:p>
          </table:table-cell>
          <table:table-cell table:style-name="Table10.A3" office:value-type="string">
            <text:p text:style-name="P8"><text:span text:style-name="T6">+2 </text:span></text:p>
          </table:table-cell>
          <table:table-cell table:style-name="Table10.A3" office:value-type="string">
            <text:p text:style-name="P8"><text:span text:style-name="T6">7 </text:span></text:p>
          </table:table-cell>
          <table:table-cell table:style-name="Table10.A3" office:value-type="string">
            <text:p text:style-name="P8"><text:span text:style-name="T6">Deliver touch spells</text:span></text:p>
          </table:table-cell>
        </table:table-row>
        <table:table-row table:style-name="Table10.1">
          <table:table-cell table:style-name="Table10.A3" office:value-type="string">
            <text:p text:style-name="P1"><text:span text:style-name="T6">5th–6th </text:span></text:p>
          </table:table-cell>
          <table:table-cell table:style-name="Table10.A3" office:value-type="string">
            <text:p text:style-name="P1"><text:span text:style-name="T6">+3 </text:span></text:p>
          </table:table-cell>
          <table:table-cell table:style-name="Table10.A3" office:value-type="string">
            <text:p text:style-name="P1"><text:span text:style-name="T6">8 </text:span></text:p>
          </table:table-cell>
          <table:table-cell table:style-name="Table10.A3" office:value-type="string">
            <text:p text:style-name="P1"><text:span text:style-name="T6">Speak with master</text:span></text:p>
          </table:table-cell>
        </table:table-row>
        <table:table-row table:style-name="Table10.1">
          <table:table-cell table:style-name="Table10.A3" office:value-type="string">
            <text:p text:style-name="P1"><text:span text:style-name="T6">7th–8th </text:span></text:p>
          </table:table-cell>
          <table:table-cell table:style-name="Table10.A3" office:value-type="string">
            <text:p text:style-name="P1"><text:span text:style-name="T6">+4 </text:span></text:p>
          </table:table-cell>
          <table:table-cell table:style-name="Table10.A3" office:value-type="string">
            <text:p text:style-name="P1"><text:span text:style-name="T6">9 </text:span></text:p>
          </table:table-cell>
          <table:table-cell table:style-name="Table10.A3" office:value-type="string">
            <text:p text:style-name="P1"><text:span text:style-name="T6">Speak with animals of its kind</text:span></text:p>
          </table:table-cell>
        </table:table-row>
        <table:table-row table:style-name="Table10.1">
          <table:table-cell table:style-name="Table10.A3" office:value-type="string">
            <text:p text:style-name="P1"><text:span text:style-name="T6">9th–10th </text:span></text:p>
          </table:table-cell>
          <table:table-cell table:style-name="Table10.A3" office:value-type="string">
            <text:p text:style-name="P1"><text:span text:style-name="T6">+5 </text:span></text:p>
          </table:table-cell>
          <table:table-cell table:style-name="Table10.A3" office:value-type="string">
            <text:p text:style-name="P1"><text:span text:style-name="T6">10 </text:span></text:p>
          </table:table-cell>
          <table:table-cell table:style-name="Table10.A3" office:value-type="string">
            <text:p text:style-name="P1"><text:span text:style-name="T6">—</text:span></text:p>
          </table:table-cell>
        </table:table-row>
        <table:table-row table:style-name="Table10.1">
          <table:table-cell table:style-name="Table10.A3" office:value-type="string">
            <text:p text:style-name="P1"><text:span text:style-name="T6">11th–12th </text:span></text:p>
          </table:table-cell>
          <table:table-cell table:style-name="Table10.A3" office:value-type="string">
            <text:p text:style-name="P1"><text:span text:style-name="T6">+6 </text:span></text:p>
          </table:table-cell>
          <table:table-cell table:style-name="Table10.A3" office:value-type="string">
            <text:p text:style-name="P1"><text:span text:style-name="T6">11 </text:span></text:p>
          </table:table-cell>
          <table:table-cell table:style-name="Table10.A3" office:value-type="string">
            <text:p text:style-name="P1"><text:span text:style-name="T6">Spell resistance</text:span></text:p>
          </table:table-cell>
        </table:table-row>
        <table:table-row table:style-name="Table10.1">
          <table:table-cell table:style-name="Table10.A3" office:value-type="string">
            <text:p text:style-name="P1"><text:span text:style-name="T6">13th–14th </text:span></text:p>
          </table:table-cell>
          <table:table-cell table:style-name="Table10.A3" office:value-type="string">
            <text:p text:style-name="P1"><text:span text:style-name="T6">+7 </text:span></text:p>
          </table:table-cell>
          <table:table-cell table:style-name="Table10.A3" office:value-type="string">
            <text:p text:style-name="P1"><text:span text:style-name="T6">12 </text:span></text:p>
          </table:table-cell>
          <table:table-cell table:style-name="Table10.A3" office:value-type="string">
            <text:p text:style-name="P1"><text:span text:style-name="T7">Scry </text:span><text:span text:style-name="T6">on familiar</text:span></text:p>
          </table:table-cell>
        </table:table-row>
        <table:table-row table:style-name="Table10.1">
          <table:table-cell table:style-name="Table10.A3" office:value-type="string">
            <text:p text:style-name="P1"><text:span text:style-name="T6">15th–16th </text:span></text:p>
          </table:table-cell>
          <table:table-cell table:style-name="Table10.A3" office:value-type="string">
            <text:p text:style-name="P1"><text:span text:style-name="T6">+8 </text:span></text:p>
          </table:table-cell>
          <table:table-cell table:style-name="Table10.A3" office:value-type="string">
            <text:p text:style-name="P1"><text:span text:style-name="T6">13 </text:span></text:p>
          </table:table-cell>
          <table:table-cell table:style-name="Table10.A3" office:value-type="string">
            <text:p text:style-name="P1"><text:span text:style-name="T6">—</text:span></text:p>
          </table:table-cell>
        </table:table-row>
        <table:table-row table:style-name="Table10.1">
          <table:table-cell table:style-name="Table10.A3" office:value-type="string">
            <text:p text:style-name="P1"><text:span text:style-name="T6">17th–18th </text:span></text:p>
          </table:table-cell>
          <table:table-cell table:style-name="Table10.A3" office:value-type="string">
            <text:p text:style-name="P1"><text:span text:style-name="T6">+9 </text:span></text:p>
          </table:table-cell>
          <table:table-cell table:style-name="Table10.A3" office:value-type="string">
            <text:p text:style-name="P1"><text:span text:style-name="T6">14 </text:span></text:p>
          </table:table-cell>
          <table:table-cell table:style-name="Table10.A3" office:value-type="string">
            <text:p text:style-name="P1"><text:span text:style-name="T6">—</text:span></text:p>
          </table:table-cell>
        </table:table-row>
        <table:table-row table:style-name="Table10.1">
          <table:table-cell table:style-name="Table10.A11" office:value-type="string">
            <text:p text:style-name="P8"><text:span text:style-name="T6">19th–20th </text:span></text:p>
          </table:table-cell>
          <table:table-cell table:style-name="Table10.A11" office:value-type="string">
            <text:p text:style-name="P8"><text:span text:style-name="T6">+10 </text:span></text:p>
          </table:table-cell>
          <table:table-cell table:style-name="Table10.A11" office:value-type="string">
            <text:p text:style-name="P8"><text:span text:style-name="T6">15 </text:span></text:p>
          </table:table-cell>
          <table:table-cell table:style-name="Table10.A11" office:value-type="string">
            <text:p text:style-name="P8"><text:span text:style-name="T6">—</text:span></text:p>
          </table:table-cell>
        </table:table-row>
      </table:table>
      <text:p text:style-name="P3"/>
      <text:p text:style-name="P1"><text:span text:style-name="T6">ARCANE SPELLS AND ARMOR</text:span></text:p>
      <text:p text:style-name="P1"><text:span text:style-name="T6">Wizards and sorcerers do not know how to wear armor effectively.</text:span></text:p>
      <text:p text:style-name="P1"><text:span text:style-name="T6">If desired, they can wear armor anyway (though they’ll be clumsy in it), or they can gain training in the proper use of armor (with the various Armor Proficiency feats—light, medium, and heavy—and the Shield Proficiency feat), or they can multiclass to add a class that grants them armor proficiency. Even if a wizard or sorcerer is wearing armor with which he or she is proficient, however, it might still interfere with spellcasting.</text:span></text:p>
      <text:p text:style-name="P1"><text:span text:style-name="T6">Armor restricts the complicated gestures that a wizards or sorcerer must make while casting any spell that has a somatic component (most do). The armor and shield descriptions list the arcane spell failure chance for different armors and shields.</text:span></text:p>
      <text:p text:style-name="P1"><text:span text:style-name="T6">By contrast, bards not only know how to wear light armor effectively, but they can also ignore the arcane spell failure chance for such armor. A bard wearing armor heavier than light or using any type of shield incurs the normal arcane spell failure chance, even if he becomes proficient with that armor.</text:span></text:p>
      <text:p text:style-name="P1"><text:span text:style-name="T6">If a spell doesn’t have a somatic component, an arcane spellcaster can cast it with no problem while wearing armor. Such spells can also be cast even if the caster’s hands are bound or if he or she is grappling (although Concentration checks still apply normally). Also, the metamagic feat Still Spell allows a spellcaster to prepare or cast a spell at one spell level higher than normal without the somatic component. This also provides a way to cast a spell while wearing armor without risking arcane spell failure. </text:span></text:p>
      <text:p text:style-name="P2"/>
      <text:p text:style-name="P1"><text:span text:style-name="T4">MULTICLASS CHARACTERS</text:span></text:p>
      <text:p text:style-name="P17"><text:span text:style-name="T1">A character may add new classes as he or she progresses in level, thus becoming a multiclass character. The class abilities from a character’s different classes combine to determine a multiclass character’s overall abilities. Multiclassing improves a character’s versatility at the expense of focus.</text:span></text:p>
      <text:p text:style-name="P7"><text:soft-page-break/></text:p>
      <text:p text:style-name="P1"><text:span text:style-name="T9">CLASS AND LEVEL FEATURES</text:span></text:p>
      <text:p text:style-name="P1"><text:span text:style-name="T6">As a general rule, the abilities of a multiclass character are the sum of the abilities of each of the character’s classes.</text:span></text:p>
      <text:p text:style-name="P1"><text:span text:style-name="T5">Level:</text:span><text:span text:style-name="T6"> “Character level” is a character’s total number of levels. It is used to determine when feats and ability score boosts are gained.</text:span></text:p>
      <text:p text:style-name="P1"><text:span text:style-name="T6">“Class level” is a character’s level in a particular class. For a character whose levels are all in the same class, character level and class level are the same.</text:span></text:p>
      <text:p text:style-name="P1"><text:span text:style-name="T5">Hit Points:</text:span><text:span text:style-name="T6"> A character gains hit points from each class as his or her class level increases, adding the new hit points to the previous total. </text:span></text:p>
      <text:p text:style-name="P1"><text:span text:style-name="T5">Base Attack Bonus:</text:span><text:span text:style-name="T6"> Add the base attack bonuses acquired for each class to get the character’s base attack bonus. A resulting value of +6 or higher provides the character with multiple attacks. </text:span></text:p>
      <text:p text:style-name="P1"><text:span text:style-name="T5">Saving Throws:</text:span><text:span text:style-name="T6"> Add the base save bonuses for each class together.</text:span></text:p>
      <text:p text:style-name="P1"><text:span text:style-name="T5">Skills:</text:span><text:span text:style-name="T6"> If a skill is a class skill for any of a multiclass character’s classes, then character level determines a skill’s maximum rank. (The maximum rank for a class skill is 3 + character level.)</text:span></text:p>
      <text:p text:style-name="P1"><text:span text:style-name="T6">If a skill is not a class skill for any of a multiclass character’s classes, the maximum rank for that skill is one-half the maximum for a class skill.</text:span></text:p>
      <text:p text:style-name="P1"><text:span text:style-name="T5">Class Features:</text:span><text:span text:style-name="T6"> A multiclass character gets all the class features of all his or her classes but must also suffer the consequences of the special restrictions of all his or her classes. (</text:span><text:span text:style-name="T7">Exception: </text:span><text:span text:style-name="T6">A character who acquires the barbarian class does not become illiterate.) </text:span></text:p>
      <text:p text:style-name="P1"><text:span text:style-name="T6">In the special case of turning undead, both clerics and experienced paladins have the same ability. If the character’s paladin level is 4th or higher, her effective turning level is her cleric level plus her paladin level minus 3. </text:span></text:p>
      <text:p text:style-name="P1"><text:span text:style-name="T6">In the special case of uncanny dodge, both experienced barbarians and experienced rogues have the same ability. When a barbarian/rogue would gain uncanny dodge a second time (for her second class), she instead gains improved uncanny dodge, if she does not already have it. Her barbarian and rogue levels stack to determine the rogue level an attacker needs to flank her. </text:span></text:p>
      <text:p text:style-name="P1"><text:span text:style-name="T6">In the special case of obtaining a familiar, both wizards and sorcerers have the same ability. A sorcerer/wizard stacks his sorcerer and wizard levels to determine the familiar’s natural armor, Intelligence score, and special abilities.</text:span></text:p>
      <text:p text:style-name="P1"><text:span text:style-name="T5">Feats: </text:span><text:span text:style-name="T6">A multiclass character gains feats based on character levels, regardless of individual class level</text:span></text:p>
      <text:p text:style-name="P1"><text:span text:style-name="T5">Ability Increases:</text:span><text:span text:style-name="T6"> A multiclass character gains ability score increases based on character level, regardless of individual class level.</text:span></text:p>
      <text:p text:style-name="P1"><text:span text:style-name="T5">Spells:</text:span><text:span text:style-name="T6"> The character gains spells from all of his or her spellcasting classes and keeps a separate spell list for each class. If a spell’s effect is based on the class level of the caster, the player must keep track of which class’s spell list the character is casting the spell fr</text:span><text:span text:style-name="T10">om.</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color="#000000"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20pt" fo:language="en" fo:country="US" fo:font-weight="bold" style:font-size-asian="2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9pt" fo:language="en" fo:country="US" style:font-size-asian="9pt" style:language-asian="en" style:country-asian="US"/>
    </style:style>
    <style:style style:name="Body_20_Text_20_3" style:display-name="Body Text 3"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LADIN</dc:title>
    <meta:initial-creator>AKSmith</meta:initial-creator>
    <meta:creation-date>2003-07-01T10:07:00</meta:creation-date>
    <dc:date>2003-10-22T12:58:00</dc:date>
    <meta:editing-cycles>7</meta:editing-cycles>
    <meta:editing-duration>PT4S</meta:editing-duration>
    <meta:document-statistic meta:table-count="10" meta:image-count="0" meta:object-count="0" meta:page-count="23" meta:paragraph-count="1806" meta:word-count="9887" meta:character-count="53561" meta:non-whitespace-character-count="45077"/>
    <meta:generator>LibreOffice/6.1.5.2$Linux_X86_64 LibreOffice_project/10$Build-2</meta:generator>
    <meta:user-defined meta:name="Company">Wizards of the Coast</meta:user-defined>
    <meta:user-defined meta:name="Operator">AKSmith</meta:user-defined>
  </office:meta>
</office:document-meta>
</file>